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1" style:family="table-cell" style:parent-style-name="Default" style:data-style-name="N99"/>
    <style:style style:name="ce5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e8a202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e8a202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ould_p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ize Before</text:p>
          </table:table-cell>
          <table:table-cell/>
          <table:table-cell office:value-type="string" calcext:value-type="string">
            <text:p>Test Name</text:p>
          </table:table-cell>
          <table:table-cell office:value-type="string" calcext:value-type="string">
            <text:p>Size After</text:p>
          </table:table-cell>
          <table:table-cell/>
          <table:table-cell table:style-name="ce2" office:value-type="string" calcext:value-type="string">
            <text:p>Same Test</text:p>
          </table:table-cell>
          <table:table-cell office:value-type="string" calcext:value-type="string">
            <text:p>Size Changed</text:p>
          </table:table-cell>
          <table:table-cell table:style-name="ce5" office:value-type="string" calcext:value-type="string">
            <text:p>Change</text:p>
          </table:table-cell>
          <table:table-cell table:style-name="ce5" office:value-type="string" calcext:value-type="string">
            <text:p>Change %</text:p>
          </table:table-cell>
        </table:table-row>
        <table:table-row table:style-name="ro1">
          <table:table-cell office:value-type="string" calcext:value-type="string">
            <text:p>blanket_impl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IF([.B2]=[.E2]; &quot;&quot;; &quot;*&quot;)">
            <text:p/>
          </table:table-cell>
          <table:table-cell table:style-name="ce5" table:formula="of:=IF([.B2]=[.E2]; &quot;&quot;; [.E2]-[.B2])">
            <text:p/>
          </table:table-cell>
          <table:table-cell table:style-name="ce5" table:formula="of:=IF([.B2]=[.E2]; &quot;&quot;; (([.E2]-[.B2])/[.B2])*100)">
            <text:p/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IF([.B3]=[.E3]; &quot;&quot;; &quot;*&quot;)">
            <text:p/>
          </table:table-cell>
          <table:table-cell table:style-name="ce5" table:formula="of:=IF([.B3]=[.E3]; &quot;&quot;; [.E3]-[.B3])">
            <text:p/>
          </table:table-cell>
          <table:table-cell table:style-name="ce5" table:formula="of:=IF([.B3]=[.E3]; &quot;&quot;; (([.E3]-[.B3])/[.B3])*100)">
            <text:p/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IF([.B4]=[.E4]; &quot;&quot;; &quot;*&quot;)">
            <text:p/>
          </table:table-cell>
          <table:table-cell table:formula="of:=IF([.B4]=[.E4]; &quot;&quot;; [.E4]-[.B4])">
            <text:p/>
          </table:table-cell>
          <table:table-cell table:formula="of:=IF([.B4]=[.E4]; &quot;&quot;; (([.E4]-[.B4])/[.B4])*100)">
            <text:p/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IF([.B5]=[.E5]; &quot;&quot;; &quot;*&quot;)">
            <text:p/>
          </table:table-cell>
          <table:table-cell table:style-name="ce5" table:formula="of:=IF([.B5]=[.E5]; &quot;&quot;; [.E5]-[.B5])">
            <text:p/>
          </table:table-cell>
          <table:table-cell table:style-name="ce5" table:formula="of:=IF([.B5]=[.E5]; &quot;&quot;; (([.E5]-[.B5])/[.B5])*100)">
            <text:p/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IF([.B6]=[.E6]; &quot;&quot;; &quot;*&quot;)">
            <text:p/>
          </table:table-cell>
          <table:table-cell table:formula="of:=IF([.B6]=[.E6]; &quot;&quot;; [.E6]-[.B6])">
            <text:p/>
          </table:table-cell>
          <table:table-cell table:formula="of:=IF([.B6]=[.E6]; &quot;&quot;; (([.E6]-[.B6])/[.B6])*100)">
            <text:p/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IF([.B7]=[.E7]; &quot;&quot;; &quot;*&quot;)">
            <text:p/>
          </table:table-cell>
          <table:table-cell table:formula="of:=IF([.B7]=[.E7]; &quot;&quot;; [.E7]-[.B7])">
            <text:p/>
          </table:table-cell>
          <table:table-cell table:formula="of:=IF([.B7]=[.E7]; &quot;&quot;; (([.E7]-[.B7])/[.B7])*100)">
            <text:p/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IF([.B8]=[.E8]; &quot;&quot;; &quot;*&quot;)">
            <text:p/>
          </table:table-cell>
          <table:table-cell table:style-name="ce5" table:formula="of:=IF([.B8]=[.E8]; &quot;&quot;; [.E8]-[.B8])">
            <text:p/>
          </table:table-cell>
          <table:table-cell table:style-name="ce5" table:formula="of:=IF([.B8]=[.E8]; &quot;&quot;; (([.E8]-[.B8])/[.B8])*100)">
            <text:p/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IF([.B9]=[.E9]; &quot;&quot;; &quot;*&quot;)">
            <text:p/>
          </table:table-cell>
          <table:table-cell table:style-name="ce5" table:formula="of:=IF([.B9]=[.E9]; &quot;&quot;; [.E9]-[.B9])">
            <text:p/>
          </table:table-cell>
          <table:table-cell table:style-name="ce5" table:formula="of:=IF([.B9]=[.E9]; &quot;&quot;; (([.E9]-[.B9])/[.B9])*100)">
            <text:p/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IF([.B10]=[.E10]; &quot;&quot;; &quot;*&quot;)">
            <text:p/>
          </table:table-cell>
          <table:table-cell table:style-name="ce5" table:formula="of:=IF([.B10]=[.E10]; &quot;&quot;; [.E10]-[.B10])">
            <text:p/>
          </table:table-cell>
          <table:table-cell table:style-name="ce5" table:formula="of:=IF([.B10]=[.E10]; &quot;&quot;; (([.E10]-[.B10])/[.B10])*100)">
            <text:p/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IF([.B11]=[.E11]; &quot;&quot;; &quot;*&quot;)">
            <text:p/>
          </table:table-cell>
          <table:table-cell table:formula="of:=IF([.B11]=[.E11]; &quot;&quot;; [.E11]-[.B11])">
            <text:p/>
          </table:table-cell>
          <table:table-cell table:formula="of:=IF([.B11]=[.E11]; &quot;&quot;; (([.E11]-[.B11])/[.B11])*100)">
            <text:p/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IF([.B12]=[.E12]; &quot;&quot;; &quot;*&quot;)">
            <text:p/>
          </table:table-cell>
          <table:table-cell table:style-name="ce5" table:formula="of:=IF([.B12]=[.E12]; &quot;&quot;; [.E12]-[.B12])">
            <text:p/>
          </table:table-cell>
          <table:table-cell table:style-name="ce5" table:formula="of:=IF([.B12]=[.E12]; &quot;&quot;; (([.E12]-[.B12])/[.B12])*100)">
            <text:p/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IF([.B13]=[.E13]; &quot;&quot;; &quot;*&quot;)">
            <text:p/>
          </table:table-cell>
          <table:table-cell table:style-name="ce5" table:formula="of:=IF([.B13]=[.E13]; &quot;&quot;; [.E13]-[.B13])">
            <text:p/>
          </table:table-cell>
          <table:table-cell table:style-name="ce5" table:formula="of:=IF([.B13]=[.E13]; &quot;&quot;; (([.E13]-[.B13])/[.B13])*100)">
            <text:p/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IF([.B14]=[.E14]; &quot;&quot;; &quot;*&quot;)">
            <text:p/>
          </table:table-cell>
          <table:table-cell table:formula="of:=IF([.B14]=[.E14]; &quot;&quot;; [.E14]-[.B14])">
            <text:p/>
          </table:table-cell>
          <table:table-cell table:formula="of:=IF([.B14]=[.E14]; &quot;&quot;; (([.E14]-[.B14])/[.B14])*100)">
            <text:p/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IF([.B15]=[.E15]; &quot;&quot;; &quot;*&quot;)">
            <text:p/>
          </table:table-cell>
          <table:table-cell table:style-name="ce5" table:formula="of:=IF([.B15]=[.E15]; &quot;&quot;; [.E15]-[.B15])">
            <text:p/>
          </table:table-cell>
          <table:table-cell table:style-name="ce5" table:formula="of:=IF([.B15]=[.E15]; &quot;&quot;; (([.E15]-[.B15])/[.B15])*100)">
            <text:p/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312" calcext:value-type="float">
            <text:p>1312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IF([.B16]=[.E16]; &quot;&quot;; &quot;*&quot;)">
            <text:p/>
          </table:table-cell>
          <table:table-cell table:formula="of:=IF([.B16]=[.E16]; &quot;&quot;; [.E16]-[.B16])">
            <text:p/>
          </table:table-cell>
          <table:table-cell table:formula="of:=IF([.B16]=[.E16]; &quot;&quot;; (([.E16]-[.B16])/[.B16])*100)">
            <text:p/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088" calcext:value-type="float">
            <text:p>2088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IF([.B17]=[.E17]; &quot;&quot;; &quot;*&quot;)">
            <text:p/>
          </table:table-cell>
          <table:table-cell table:formula="of:=IF([.B17]=[.E17]; &quot;&quot;; [.E17]-[.B17])">
            <text:p/>
          </table:table-cell>
          <table:table-cell table:formula="of:=IF([.B17]=[.E17]; &quot;&quot;; (([.E17]-[.B17])/[.B17])*100)">
            <text:p/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IF([.B18]=[.E18]; &quot;&quot;; &quot;*&quot;)">
            <text:p/>
          </table:table-cell>
          <table:table-cell table:formula="of:=IF([.B18]=[.E18]; &quot;&quot;; [.E18]-[.B18])">
            <text:p/>
          </table:table-cell>
          <table:table-cell table:formula="of:=IF([.B18]=[.E18]; &quot;&quot;; (([.E18]-[.B18])/[.B18])*100)">
            <text:p/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IF([.B19]=[.E19]; &quot;&quot;; &quot;*&quot;)">
            <text:p/>
          </table:table-cell>
          <table:table-cell table:formula="of:=IF([.B19]=[.E19]; &quot;&quot;; [.E19]-[.B19])">
            <text:p/>
          </table:table-cell>
          <table:table-cell table:formula="of:=IF([.B19]=[.E19]; &quot;&quot;; (([.E19]-[.B19])/[.B19])*100)">
            <text:p/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1672" calcext:value-type="float">
            <text:p>1672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IF([.B20]=[.E20]; &quot;&quot;; &quot;*&quot;)">
            <text:p/>
          </table:table-cell>
          <table:table-cell table:formula="of:=IF([.B20]=[.E20]; &quot;&quot;; [.E20]-[.B20])">
            <text:p/>
          </table:table-cell>
          <table:table-cell table:formula="of:=IF([.B20]=[.E20]; &quot;&quot;; (([.E20]-[.B20])/[.B20])*100)">
            <text:p/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IF([.B21]=[.E21]; &quot;&quot;; &quot;*&quot;)">
            <text:p/>
          </table:table-cell>
          <table:table-cell table:formula="of:=IF([.B21]=[.E21]; &quot;&quot;; [.E21]-[.B21])">
            <text:p/>
          </table:table-cell>
          <table:table-cell table:formula="of:=IF([.B21]=[.E21]; &quot;&quot;; (([.E21]-[.B21])/[.B21])*100)">
            <text:p/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IF([.B22]=[.E22]; &quot;&quot;; &quot;*&quot;)">
            <text:p/>
          </table:table-cell>
          <table:table-cell table:style-name="ce5" table:formula="of:=IF([.B22]=[.E22]; &quot;&quot;; [.E22]-[.B22])">
            <text:p/>
          </table:table-cell>
          <table:table-cell table:style-name="ce5" table:formula="of:=IF([.B22]=[.E22]; &quot;&quot;; (([.E22]-[.B22])/[.B22])*100)">
            <text:p/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IF([.B23]=[.E23]; &quot;&quot;; &quot;*&quot;)">
            <text:p/>
          </table:table-cell>
          <table:table-cell table:style-name="ce5" table:formula="of:=IF([.B23]=[.E23]; &quot;&quot;; [.E23]-[.B23])">
            <text:p/>
          </table:table-cell>
          <table:table-cell table:style-name="ce5" table:formula="of:=IF([.B23]=[.E23]; &quot;&quot;; (([.E23]-[.B23])/[.B23])*100)">
            <text:p/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IF([.B24]=[.E24]; &quot;&quot;; &quot;*&quot;)">
            <text:p/>
          </table:table-cell>
          <table:table-cell table:style-name="ce5" table:formula="of:=IF([.B24]=[.E24]; &quot;&quot;; [.E24]-[.B24])">
            <text:p/>
          </table:table-cell>
          <table:table-cell table:style-name="ce5" table:formula="of:=IF([.B24]=[.E24]; &quot;&quot;; (([.E24]-[.B24])/[.B24])*100)">
            <text:p/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IF([.B25]=[.E25]; &quot;&quot;; &quot;*&quot;)">
            <text:p/>
          </table:table-cell>
          <table:table-cell table:style-name="ce5" table:formula="of:=IF([.B25]=[.E25]; &quot;&quot;; [.E25]-[.B25])">
            <text:p/>
          </table:table-cell>
          <table:table-cell table:style-name="ce5" table:formula="of:=IF([.B25]=[.E25]; &quot;&quot;; (([.E25]-[.B25])/[.B25])*100)">
            <text:p/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IF([.B26]=[.E26]; &quot;&quot;; &quot;*&quot;)">
            <text:p/>
          </table:table-cell>
          <table:table-cell table:style-name="ce5" table:formula="of:=IF([.B26]=[.E26]; &quot;&quot;; [.E26]-[.B26])">
            <text:p/>
          </table:table-cell>
          <table:table-cell table:style-name="ce5" table:formula="of:=IF([.B26]=[.E26]; &quot;&quot;; (([.E26]-[.B26])/[.B26])*100)">
            <text:p/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IF([.B27]=[.E27]; &quot;&quot;; &quot;*&quot;)">
            <text:p/>
          </table:table-cell>
          <table:table-cell table:formula="of:=IF([.B27]=[.E27]; &quot;&quot;; [.E27]-[.B27])">
            <text:p/>
          </table:table-cell>
          <table:table-cell table:formula="of:=IF([.B27]=[.E27]; &quot;&quot;; (([.E27]-[.B27])/[.B27])*100)">
            <text:p/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IF([.B28]=[.E28]; &quot;&quot;; &quot;*&quot;)">
            <text:p/>
          </table:table-cell>
          <table:table-cell table:formula="of:=IF([.B28]=[.E28]; &quot;&quot;; [.E28]-[.B28])">
            <text:p/>
          </table:table-cell>
          <table:table-cell table:formula="of:=IF([.B28]=[.E28]; &quot;&quot;; (([.E28]-[.B28])/[.B28])*100)">
            <text:p/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IF([.B29]=[.E29]; &quot;&quot;; &quot;*&quot;)">
            <text:p/>
          </table:table-cell>
          <table:table-cell table:formula="of:=IF([.B29]=[.E29]; &quot;&quot;; [.E29]-[.B29])">
            <text:p/>
          </table:table-cell>
          <table:table-cell table:formula="of:=IF([.B29]=[.E29]; &quot;&quot;; (([.E29]-[.B29])/[.B29])*100)">
            <text:p/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IF([.B30]=[.E30]; &quot;&quot;; &quot;*&quot;)">
            <text:p/>
          </table:table-cell>
          <table:table-cell table:formula="of:=IF([.B30]=[.E30]; &quot;&quot;; [.E30]-[.B30])">
            <text:p/>
          </table:table-cell>
          <table:table-cell table:formula="of:=IF([.B30]=[.E30]; &quot;&quot;; (([.E30]-[.B30])/[.B30])*100)">
            <text:p/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IF([.B31]=[.E31]; &quot;&quot;; &quot;*&quot;)">
            <text:p/>
          </table:table-cell>
          <table:table-cell table:formula="of:=IF([.B31]=[.E31]; &quot;&quot;; [.E31]-[.B31])">
            <text:p/>
          </table:table-cell>
          <table:table-cell table:formula="of:=IF([.B31]=[.E31]; &quot;&quot;; (([.E31]-[.B31])/[.B31])*100)">
            <text:p/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IF([.B32]=[.E32]; &quot;&quot;; &quot;*&quot;)">
            <text:p/>
          </table:table-cell>
          <table:table-cell table:formula="of:=IF([.B32]=[.E32]; &quot;&quot;; [.E32]-[.B32])">
            <text:p/>
          </table:table-cell>
          <table:table-cell table:formula="of:=IF([.B32]=[.E32]; &quot;&quot;; (([.E32]-[.B32])/[.B32])*100)">
            <text:p/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IF([.B33]=[.E33]; &quot;&quot;; &quot;*&quot;)">
            <text:p/>
          </table:table-cell>
          <table:table-cell table:formula="of:=IF([.B33]=[.E33]; &quot;&quot;; [.E33]-[.B33])">
            <text:p/>
          </table:table-cell>
          <table:table-cell table:formula="of:=IF([.B33]=[.E33]; &quot;&quot;; (([.E33]-[.B33])/[.B33])*100)">
            <text:p/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IF([.B34]=[.E34]; &quot;&quot;; &quot;*&quot;)">
            <text:p/>
          </table:table-cell>
          <table:table-cell table:formula="of:=IF([.B34]=[.E34]; &quot;&quot;; [.E34]-[.B34])">
            <text:p/>
          </table:table-cell>
          <table:table-cell table:formula="of:=IF([.B34]=[.E34]; &quot;&quot;; (([.E34]-[.B34])/[.B34])*100)">
            <text:p/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IF([.B35]=[.E35]; &quot;&quot;; &quot;*&quot;)">
            <text:p/>
          </table:table-cell>
          <table:table-cell table:style-name="ce5" table:formula="of:=IF([.B35]=[.E35]; &quot;&quot;; [.E35]-[.B35])">
            <text:p/>
          </table:table-cell>
          <table:table-cell table:style-name="ce5" table:formula="of:=IF([.B35]=[.E35]; &quot;&quot;; (([.E35]-[.B35])/[.B35])*100)">
            <text:p/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IF([.B36]=[.E36]; &quot;&quot;; &quot;*&quot;)">
            <text:p/>
          </table:table-cell>
          <table:table-cell table:style-name="ce5" table:formula="of:=IF([.B36]=[.E36]; &quot;&quot;; [.E36]-[.B36])">
            <text:p/>
          </table:table-cell>
          <table:table-cell table:style-name="ce5" table:formula="of:=IF([.B36]=[.E36]; &quot;&quot;; (([.E36]-[.B36])/[.B36])*100)">
            <text:p/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IF([.B37]=[.E37]; &quot;&quot;; &quot;*&quot;)">
            <text:p/>
          </table:table-cell>
          <table:table-cell table:formula="of:=IF([.B37]=[.E37]; &quot;&quot;; [.E37]-[.B37])">
            <text:p/>
          </table:table-cell>
          <table:table-cell table:formula="of:=IF([.B37]=[.E37]; &quot;&quot;; (([.E37]-[.B37])/[.B37])*100)">
            <text:p/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IF([.B38]=[.E38]; &quot;&quot;; &quot;*&quot;)">
            <text:p/>
          </table:table-cell>
          <table:table-cell table:style-name="ce5" table:formula="of:=IF([.B38]=[.E38]; &quot;&quot;; [.E38]-[.B38])">
            <text:p/>
          </table:table-cell>
          <table:table-cell table:style-name="ce5" table:formula="of:=IF([.B38]=[.E38]; &quot;&quot;; (([.E38]-[.B38])/[.B38])*100)">
            <text:p/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IF([.B39]=[.E39]; &quot;&quot;; &quot;*&quot;)">
            <text:p/>
          </table:table-cell>
          <table:table-cell table:formula="of:=IF([.B39]=[.E39]; &quot;&quot;; [.E39]-[.B39])">
            <text:p/>
          </table:table-cell>
          <table:table-cell table:formula="of:=IF([.B39]=[.E39]; &quot;&quot;; (([.E39]-[.B39])/[.B39])*100)">
            <text:p/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IF([.B40]=[.E40]; &quot;&quot;; &quot;*&quot;)">
            <text:p/>
          </table:table-cell>
          <table:table-cell table:style-name="ce5" table:formula="of:=IF([.B40]=[.E40]; &quot;&quot;; [.E40]-[.B40])">
            <text:p/>
          </table:table-cell>
          <table:table-cell table:style-name="ce5" table:formula="of:=IF([.B40]=[.E40]; &quot;&quot;; (([.E40]-[.B40])/[.B40])*100)">
            <text:p/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IF([.B41]=[.E41]; &quot;&quot;; &quot;*&quot;)">
            <text:p/>
          </table:table-cell>
          <table:table-cell table:formula="of:=IF([.B41]=[.E41]; &quot;&quot;; [.E41]-[.B41])">
            <text:p/>
          </table:table-cell>
          <table:table-cell table:formula="of:=IF([.B41]=[.E41]; &quot;&quot;; (([.E41]-[.B41])/[.B41])*100)">
            <text:p/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IF([.B42]=[.E42]; &quot;&quot;; &quot;*&quot;)">
            <text:p/>
          </table:table-cell>
          <table:table-cell table:style-name="ce5" table:formula="of:=IF([.B42]=[.E42]; &quot;&quot;; [.E42]-[.B42])">
            <text:p/>
          </table:table-cell>
          <table:table-cell table:style-name="ce5" table:formula="of:=IF([.B42]=[.E42]; &quot;&quot;; (([.E42]-[.B42])/[.B42])*100)">
            <text:p/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IF([.B43]=[.E43]; &quot;&quot;; &quot;*&quot;)">
            <text:p/>
          </table:table-cell>
          <table:table-cell table:formula="of:=IF([.B43]=[.E43]; &quot;&quot;; [.E43]-[.B43])">
            <text:p/>
          </table:table-cell>
          <table:table-cell table:formula="of:=IF([.B43]=[.E43]; &quot;&quot;; (([.E43]-[.B43])/[.B43])*100)">
            <text:p/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IF([.B44]=[.E44]; &quot;&quot;; &quot;*&quot;)">
            <text:p/>
          </table:table-cell>
          <table:table-cell table:style-name="ce5" table:formula="of:=IF([.B44]=[.E44]; &quot;&quot;; [.E44]-[.B44])">
            <text:p/>
          </table:table-cell>
          <table:table-cell table:style-name="ce5" table:formula="of:=IF([.B44]=[.E44]; &quot;&quot;; (([.E44]-[.B44])/[.B44])*100)">
            <text:p/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IF([.B45]=[.E45]; &quot;&quot;; &quot;*&quot;)">
            <text:p/>
          </table:table-cell>
          <table:table-cell table:formula="of:=IF([.B45]=[.E45]; &quot;&quot;; [.E45]-[.B45])">
            <text:p/>
          </table:table-cell>
          <table:table-cell table:formula="of:=IF([.B45]=[.E45]; &quot;&quot;; (([.E45]-[.B45])/[.B45])*100)">
            <text:p/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IF([.B46]=[.E46]; &quot;&quot;; &quot;*&quot;)">
            <text:p/>
          </table:table-cell>
          <table:table-cell table:formula="of:=IF([.B46]=[.E46]; &quot;&quot;; [.E46]-[.B46])">
            <text:p/>
          </table:table-cell>
          <table:table-cell table:formula="of:=IF([.B46]=[.E46]; &quot;&quot;; (([.E46]-[.B46])/[.B46])*100)">
            <text:p/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IF([.B47]=[.E47]; &quot;&quot;; &quot;*&quot;)">
            <text:p/>
          </table:table-cell>
          <table:table-cell table:style-name="ce5" table:formula="of:=IF([.B47]=[.E47]; &quot;&quot;; [.E47]-[.B47])">
            <text:p/>
          </table:table-cell>
          <table:table-cell table:style-name="ce5" table:formula="of:=IF([.B47]=[.E47]; &quot;&quot;; (([.E47]-[.B47])/[.B47])*100)">
            <text:p/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IF([.B48]=[.E48]; &quot;&quot;; &quot;*&quot;)">
            <text:p/>
          </table:table-cell>
          <table:table-cell table:style-name="ce5" table:formula="of:=IF([.B48]=[.E48]; &quot;&quot;; [.E48]-[.B48])">
            <text:p/>
          </table:table-cell>
          <table:table-cell table:style-name="ce5" table:formula="of:=IF([.B48]=[.E48]; &quot;&quot;; (([.E48]-[.B48])/[.B48])*100)">
            <text:p/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IF([.B49]=[.E49]; &quot;&quot;; &quot;*&quot;)">
            <text:p/>
          </table:table-cell>
          <table:table-cell table:style-name="ce5" table:formula="of:=IF([.B49]=[.E49]; &quot;&quot;; [.E49]-[.B49])">
            <text:p/>
          </table:table-cell>
          <table:table-cell table:style-name="ce5" table:formula="of:=IF([.B49]=[.E49]; &quot;&quot;; (([.E49]-[.B49])/[.B49])*100)">
            <text:p/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IF([.B50]=[.E50]; &quot;&quot;; &quot;*&quot;)">
            <text:p/>
          </table:table-cell>
          <table:table-cell table:style-name="ce5" table:formula="of:=IF([.B50]=[.E50]; &quot;&quot;; [.E50]-[.B50])">
            <text:p/>
          </table:table-cell>
          <table:table-cell table:style-name="ce5" table:formula="of:=IF([.B50]=[.E50]; &quot;&quot;; (([.E50]-[.B50])/[.B50])*100)">
            <text:p/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IF([.B51]=[.E51]; &quot;&quot;; &quot;*&quot;)">
            <text:p/>
          </table:table-cell>
          <table:table-cell table:style-name="ce5" table:formula="of:=IF([.B51]=[.E51]; &quot;&quot;; [.E51]-[.B51])">
            <text:p/>
          </table:table-cell>
          <table:table-cell table:style-name="ce5" table:formula="of:=IF([.B51]=[.E51]; &quot;&quot;; (([.E51]-[.B51])/[.B51])*100)">
            <text:p/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8384" calcext:value-type="float">
            <text:p>28384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28456" calcext:value-type="float">
            <text:p>2845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IF([.B52]=[.E52]; &quot;&quot;; &quot;*&quot;)" office:value-type="string" office:string-value="*" calcext:value-type="string">
            <text:p>*</text:p>
          </table:table-cell>
          <table:table-cell table:formula="of:=IF([.B52]=[.E52]; &quot;&quot;; [.E52]-[.B52])" office:value-type="float" office:value="72" calcext:value-type="float">
            <text:p>72</text:p>
          </table:table-cell>
          <table:table-cell table:formula="of:=IF([.B52]=[.E52]; &quot;&quot;; (([.E52]-[.B52])/[.B52])*100)" office:value-type="float" office:value="0.253664036076663" calcext:value-type="float">
            <text:p>0.253664036076663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IF([.B53]=[.E53]; &quot;&quot;; &quot;*&quot;)">
            <text:p/>
          </table:table-cell>
          <table:table-cell table:style-name="ce5" table:formula="of:=IF([.B53]=[.E53]; &quot;&quot;; [.E53]-[.B53])">
            <text:p/>
          </table:table-cell>
          <table:table-cell table:style-name="ce5" table:formula="of:=IF([.B53]=[.E53]; &quot;&quot;; (([.E53]-[.B53])/[.B53])*100)">
            <text:p/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IF([.B54]=[.E54]; &quot;&quot;; &quot;*&quot;)">
            <text:p/>
          </table:table-cell>
          <table:table-cell table:formula="of:=IF([.B54]=[.E54]; &quot;&quot;; [.E54]-[.B54])">
            <text:p/>
          </table:table-cell>
          <table:table-cell table:formula="of:=IF([.B54]=[.E54]; &quot;&quot;; (([.E54]-[.B54])/[.B54])*100)">
            <text:p/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IF([.B55]=[.E55]; &quot;&quot;; &quot;*&quot;)">
            <text:p/>
          </table:table-cell>
          <table:table-cell table:formula="of:=IF([.B55]=[.E55]; &quot;&quot;; [.E55]-[.B55])">
            <text:p/>
          </table:table-cell>
          <table:table-cell table:formula="of:=IF([.B55]=[.E55]; &quot;&quot;; (([.E55]-[.B55])/[.B55])*100)">
            <text:p/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IF([.B56]=[.E56]; &quot;&quot;; &quot;*&quot;)">
            <text:p/>
          </table:table-cell>
          <table:table-cell table:formula="of:=IF([.B56]=[.E56]; &quot;&quot;; [.E56]-[.B56])">
            <text:p/>
          </table:table-cell>
          <table:table-cell table:formula="of:=IF([.B56]=[.E56]; &quot;&quot;; (([.E56]-[.B56])/[.B56])*100)">
            <text:p/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IF([.B57]=[.E57]; &quot;&quot;; &quot;*&quot;)">
            <text:p/>
          </table:table-cell>
          <table:table-cell table:style-name="ce5" table:formula="of:=IF([.B57]=[.E57]; &quot;&quot;; [.E57]-[.B57])">
            <text:p/>
          </table:table-cell>
          <table:table-cell table:style-name="ce5" table:formula="of:=IF([.B57]=[.E57]; &quot;&quot;; (([.E57]-[.B57])/[.B57])*100)">
            <text:p/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IF([.B58]=[.E58]; &quot;&quot;; &quot;*&quot;)">
            <text:p/>
          </table:table-cell>
          <table:table-cell table:style-name="ce5" table:formula="of:=IF([.B58]=[.E58]; &quot;&quot;; [.E58]-[.B58])">
            <text:p/>
          </table:table-cell>
          <table:table-cell table:style-name="ce5" table:formula="of:=IF([.B58]=[.E58]; &quot;&quot;; (([.E58]-[.B58])/[.B58])*100)">
            <text:p/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IF([.B59]=[.E59]; &quot;&quot;; &quot;*&quot;)">
            <text:p/>
          </table:table-cell>
          <table:table-cell table:formula="of:=IF([.B59]=[.E59]; &quot;&quot;; [.E59]-[.B59])">
            <text:p/>
          </table:table-cell>
          <table:table-cell table:formula="of:=IF([.B59]=[.E59]; &quot;&quot;; (([.E59]-[.B59])/[.B59])*100)">
            <text:p/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IF([.B60]=[.E60]; &quot;&quot;; &quot;*&quot;)">
            <text:p/>
          </table:table-cell>
          <table:table-cell table:style-name="ce5" table:formula="of:=IF([.B60]=[.E60]; &quot;&quot;; [.E60]-[.B60])">
            <text:p/>
          </table:table-cell>
          <table:table-cell table:style-name="ce5" table:formula="of:=IF([.B60]=[.E60]; &quot;&quot;; (([.E60]-[.B60])/[.B60])*100)">
            <text:p/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IF([.B61]=[.E61]; &quot;&quot;; &quot;*&quot;)">
            <text:p/>
          </table:table-cell>
          <table:table-cell table:formula="of:=IF([.B61]=[.E61]; &quot;&quot;; [.E61]-[.B61])">
            <text:p/>
          </table:table-cell>
          <table:table-cell table:formula="of:=IF([.B61]=[.E61]; &quot;&quot;; (([.E61]-[.B61])/[.B61])*100)">
            <text:p/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IF([.B62]=[.E62]; &quot;&quot;; &quot;*&quot;)">
            <text:p/>
          </table:table-cell>
          <table:table-cell table:formula="of:=IF([.B62]=[.E62]; &quot;&quot;; [.E62]-[.B62])">
            <text:p/>
          </table:table-cell>
          <table:table-cell table:formula="of:=IF([.B62]=[.E62]; &quot;&quot;; (([.E62]-[.B62])/[.B62])*100)">
            <text:p/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IF([.B63]=[.E63]; &quot;&quot;; &quot;*&quot;)">
            <text:p/>
          </table:table-cell>
          <table:table-cell table:formula="of:=IF([.B63]=[.E63]; &quot;&quot;; [.E63]-[.B63])">
            <text:p/>
          </table:table-cell>
          <table:table-cell table:formula="of:=IF([.B63]=[.E63]; &quot;&quot;; (([.E63]-[.B63])/[.B63])*100)">
            <text:p/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IF([.B64]=[.E64]; &quot;&quot;; &quot;*&quot;)">
            <text:p/>
          </table:table-cell>
          <table:table-cell table:formula="of:=IF([.B64]=[.E64]; &quot;&quot;; [.E64]-[.B64])">
            <text:p/>
          </table:table-cell>
          <table:table-cell table:formula="of:=IF([.B64]=[.E64]; &quot;&quot;; (([.E64]-[.B64])/[.B64])*100)">
            <text:p/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IF([.B65]=[.E65]; &quot;&quot;; &quot;*&quot;)">
            <text:p/>
          </table:table-cell>
          <table:table-cell table:formula="of:=IF([.B65]=[.E65]; &quot;&quot;; [.E65]-[.B65])">
            <text:p/>
          </table:table-cell>
          <table:table-cell table:formula="of:=IF([.B65]=[.E65]; &quot;&quot;; (([.E65]-[.B65])/[.B65])*100)">
            <text:p/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IF([.B66]=[.E66]; &quot;&quot;; &quot;*&quot;)">
            <text:p/>
          </table:table-cell>
          <table:table-cell table:formula="of:=IF([.B66]=[.E66]; &quot;&quot;; [.E66]-[.B66])">
            <text:p/>
          </table:table-cell>
          <table:table-cell table:formula="of:=IF([.B66]=[.E66]; &quot;&quot;; (([.E66]-[.B66])/[.B66])*100)">
            <text:p/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8" calcext:value-type="float">
            <office:annotation draw:style-name="gr1" draw:text-style-name="P2" svg:width="1.1413in" svg:height="0.7083in" svg:x="14.7496in" svg:y="11.378in" draw:caption-point-x="-0.2402in" draw:caption-point-y="0.3594in">
              <dc:date>2024-08-07T00:00:00</dc:date>
              <text:p text:style-name="P1">This is ok. The test is changed and expanded.</text:p>
            </office:annotation>
            <text:p>328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IF([.B67]=[.E67]; &quot;&quot;; &quot;*&quot;)" office:value-type="string" office:string-value="*" calcext:value-type="string">
            <text:p>*</text:p>
          </table:table-cell>
          <table:table-cell table:style-name="ce5" table:formula="of:=IF([.B67]=[.E67]; &quot;&quot;; [.E67]-[.B67])" office:value-type="float" office:value="104" calcext:value-type="float">
            <text:p>104</text:p>
          </table:table-cell>
          <table:table-cell table:style-name="ce5" table:formula="of:=IF([.B67]=[.E67]; &quot;&quot;; (([.E67]-[.B67])/[.B67])*100)" office:value-type="float" office:value="46.4285714285714" calcext:value-type="float">
            <text:p>46.4285714285714</text:p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2808" calcext:value-type="float">
            <text:p>2808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2808" calcext:value-type="float">
            <text:p>2808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IF([.B68]=[.E68]; &quot;&quot;; &quot;*&quot;)">
            <text:p/>
          </table:table-cell>
          <table:table-cell table:style-name="ce5" table:formula="of:=IF([.B68]=[.E68]; &quot;&quot;; [.E68]-[.B68])">
            <text:p/>
          </table:table-cell>
          <table:table-cell table:style-name="ce5" table:formula="of:=IF([.B68]=[.E68]; &quot;&quot;; (([.E68]-[.B68])/[.B68])*100)">
            <text:p/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2112" calcext:value-type="float">
            <text:p>2112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IF([.B69]=[.E69]; &quot;&quot;; &quot;*&quot;)">
            <text:p/>
          </table:table-cell>
          <table:table-cell table:style-name="ce5" table:formula="of:=IF([.B69]=[.E69]; &quot;&quot;; [.E69]-[.B69])">
            <text:p/>
          </table:table-cell>
          <table:table-cell table:style-name="ce5" table:formula="of:=IF([.B69]=[.E69]; &quot;&quot;; (([.E69]-[.B69])/[.B69])*100)">
            <text:p/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IF([.B70]=[.E70]; &quot;&quot;; &quot;*&quot;)">
            <text:p/>
          </table:table-cell>
          <table:table-cell table:style-name="ce5" table:formula="of:=IF([.B70]=[.E70]; &quot;&quot;; [.E70]-[.B70])">
            <text:p/>
          </table:table-cell>
          <table:table-cell table:style-name="ce5" table:formula="of:=IF([.B70]=[.E70]; &quot;&quot;; (([.E70]-[.B70])/[.B70])*100)">
            <text:p/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IF([.B71]=[.E71]; &quot;&quot;; &quot;*&quot;)">
            <text:p/>
          </table:table-cell>
          <table:table-cell table:style-name="ce5" table:formula="of:=IF([.B71]=[.E71]; &quot;&quot;; [.E71]-[.B71])">
            <text:p/>
          </table:table-cell>
          <table:table-cell table:style-name="ce5" table:formula="of:=IF([.B71]=[.E71]; &quot;&quot;; (([.E71]-[.B71])/[.B71])*100)">
            <text:p/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IF([.B72]=[.E72]; &quot;&quot;; &quot;*&quot;)">
            <text:p/>
          </table:table-cell>
          <table:table-cell table:style-name="ce5" table:formula="of:=IF([.B72]=[.E72]; &quot;&quot;; [.E72]-[.B72])">
            <text:p/>
          </table:table-cell>
          <table:table-cell table:style-name="ce5" table:formula="of:=IF([.B72]=[.E72]; &quot;&quot;; (([.E72]-[.B72])/[.B72])*100)">
            <text:p/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IF([.B73]=[.E73]; &quot;&quot;; &quot;*&quot;)">
            <text:p/>
          </table:table-cell>
          <table:table-cell table:style-name="ce5" table:formula="of:=IF([.B73]=[.E73]; &quot;&quot;; [.E73]-[.B73])">
            <text:p/>
          </table:table-cell>
          <table:table-cell table:style-name="ce5" table:formula="of:=IF([.B73]=[.E73]; &quot;&quot;; (([.E73]-[.B73])/[.B73])*100)">
            <text:p/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IF([.B74]=[.E74]; &quot;&quot;; &quot;*&quot;)">
            <text:p/>
          </table:table-cell>
          <table:table-cell table:style-name="ce5" table:formula="of:=IF([.B74]=[.E74]; &quot;&quot;; [.E74]-[.B74])">
            <text:p/>
          </table:table-cell>
          <table:table-cell table:style-name="ce5" table:formula="of:=IF([.B74]=[.E74]; &quot;&quot;; (([.E74]-[.B74])/[.B74])*100)">
            <text:p/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IF([.B75]=[.E75]; &quot;&quot;; &quot;*&quot;)">
            <text:p/>
          </table:table-cell>
          <table:table-cell table:style-name="ce5" table:formula="of:=IF([.B75]=[.E75]; &quot;&quot;; [.E75]-[.B75])">
            <text:p/>
          </table:table-cell>
          <table:table-cell table:style-name="ce5" table:formula="of:=IF([.B75]=[.E75]; &quot;&quot;; (([.E75]-[.B75])/[.B75])*100)">
            <text:p/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IF([.B76]=[.E76]; &quot;&quot;; &quot;*&quot;)">
            <text:p/>
          </table:table-cell>
          <table:table-cell table:style-name="ce5" table:formula="of:=IF([.B76]=[.E76]; &quot;&quot;; [.E76]-[.B76])">
            <text:p/>
          </table:table-cell>
          <table:table-cell table:style-name="ce5" table:formula="of:=IF([.B76]=[.E76]; &quot;&quot;; (([.E76]-[.B76])/[.B76])*100)">
            <text:p/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IF([.B77]=[.E77]; &quot;&quot;; &quot;*&quot;)">
            <text:p/>
          </table:table-cell>
          <table:table-cell table:style-name="ce5" table:formula="of:=IF([.B77]=[.E77]; &quot;&quot;; [.E77]-[.B77])">
            <text:p/>
          </table:table-cell>
          <table:table-cell table:style-name="ce5" table:formula="of:=IF([.B77]=[.E77]; &quot;&quot;; (([.E77]-[.B77])/[.B77])*100)">
            <text:p/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IF([.B78]=[.E78]; &quot;&quot;; &quot;*&quot;)">
            <text:p/>
          </table:table-cell>
          <table:table-cell table:style-name="ce5" table:formula="of:=IF([.B78]=[.E78]; &quot;&quot;; [.E78]-[.B78])">
            <text:p/>
          </table:table-cell>
          <table:table-cell table:style-name="ce5" table:formula="of:=IF([.B78]=[.E78]; &quot;&quot;; (([.E78]-[.B78])/[.B78])*100)">
            <text:p/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IF([.B79]=[.E79]; &quot;&quot;; &quot;*&quot;)">
            <text:p/>
          </table:table-cell>
          <table:table-cell table:style-name="ce5" table:formula="of:=IF([.B79]=[.E79]; &quot;&quot;; [.E79]-[.B79])">
            <text:p/>
          </table:table-cell>
          <table:table-cell table:style-name="ce5" table:formula="of:=IF([.B79]=[.E79]; &quot;&quot;; (([.E79]-[.B79])/[.B79])*100)">
            <text:p/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IF([.B80]=[.E80]; &quot;&quot;; &quot;*&quot;)">
            <text:p/>
          </table:table-cell>
          <table:table-cell table:style-name="ce5" table:formula="of:=IF([.B80]=[.E80]; &quot;&quot;; [.E80]-[.B80])">
            <text:p/>
          </table:table-cell>
          <table:table-cell table:style-name="ce5" table:formula="of:=IF([.B80]=[.E80]; &quot;&quot;; (([.E80]-[.B80])/[.B80])*100)">
            <text:p/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904" calcext:value-type="float">
            <text:p>1904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IF([.B81]=[.E81]; &quot;&quot;; &quot;*&quot;)">
            <text:p/>
          </table:table-cell>
          <table:table-cell table:style-name="ce5" table:formula="of:=IF([.B81]=[.E81]; &quot;&quot;; [.E81]-[.B81])">
            <text:p/>
          </table:table-cell>
          <table:table-cell table:style-name="ce5" table:formula="of:=IF([.B81]=[.E81]; &quot;&quot;; (([.E81]-[.B81])/[.B81])*100)">
            <text:p/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IF([.B82]=[.E82]; &quot;&quot;; &quot;*&quot;)">
            <text:p/>
          </table:table-cell>
          <table:table-cell table:style-name="ce5" table:formula="of:=IF([.B82]=[.E82]; &quot;&quot;; [.E82]-[.B82])">
            <text:p/>
          </table:table-cell>
          <table:table-cell table:style-name="ce5" table:formula="of:=IF([.B82]=[.E82]; &quot;&quot;; (([.E82]-[.B82])/[.B82])*100)">
            <text:p/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1992" calcext:value-type="float">
            <text:p>1992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IF([.B83]=[.E83]; &quot;&quot;; &quot;*&quot;)">
            <text:p/>
          </table:table-cell>
          <table:table-cell table:formula="of:=IF([.B83]=[.E83]; &quot;&quot;; [.E83]-[.B83])">
            <text:p/>
          </table:table-cell>
          <table:table-cell table:formula="of:=IF([.B83]=[.E83]; &quot;&quot;; (([.E83]-[.B83])/[.B83])*100)">
            <text:p/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IF([.B84]=[.E84]; &quot;&quot;; &quot;*&quot;)">
            <text:p/>
          </table:table-cell>
          <table:table-cell table:formula="of:=IF([.B84]=[.E84]; &quot;&quot;; [.E84]-[.B84])">
            <text:p/>
          </table:table-cell>
          <table:table-cell table:formula="of:=IF([.B84]=[.E84]; &quot;&quot;; (([.E84]-[.B84])/[.B84])*100)">
            <text:p/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IF([.B85]=[.E85]; &quot;&quot;; &quot;*&quot;)">
            <text:p/>
          </table:table-cell>
          <table:table-cell table:style-name="ce5" table:formula="of:=IF([.B85]=[.E85]; &quot;&quot;; [.E85]-[.B85])">
            <text:p/>
          </table:table-cell>
          <table:table-cell table:style-name="ce5" table:formula="of:=IF([.B85]=[.E85]; &quot;&quot;; (([.E85]-[.B85])/[.B85])*100)">
            <text:p/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IF([.B86]=[.E86]; &quot;&quot;; &quot;*&quot;)">
            <text:p/>
          </table:table-cell>
          <table:table-cell table:formula="of:=IF([.B86]=[.E86]; &quot;&quot;; [.E86]-[.B86])">
            <text:p/>
          </table:table-cell>
          <table:table-cell table:formula="of:=IF([.B86]=[.E86]; &quot;&quot;; (([.E86]-[.B86])/[.B86])*100)">
            <text:p/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IF([.B87]=[.E87]; &quot;&quot;; &quot;*&quot;)">
            <text:p/>
          </table:table-cell>
          <table:table-cell table:style-name="ce5" table:formula="of:=IF([.B87]=[.E87]; &quot;&quot;; [.E87]-[.B87])">
            <text:p/>
          </table:table-cell>
          <table:table-cell table:style-name="ce5" table:formula="of:=IF([.B87]=[.E87]; &quot;&quot;; (([.E87]-[.B87])/[.B87])*100)">
            <text:p/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824" calcext:value-type="float">
            <text:p>6824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824" calcext:value-type="float">
            <text:p>6824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IF([.B88]=[.E88]; &quot;&quot;; &quot;*&quot;)">
            <text:p/>
          </table:table-cell>
          <table:table-cell table:style-name="ce5" table:formula="of:=IF([.B88]=[.E88]; &quot;&quot;; [.E88]-[.B88])">
            <text:p/>
          </table:table-cell>
          <table:table-cell table:style-name="ce5" table:formula="of:=IF([.B88]=[.E88]; &quot;&quot;; (([.E88]-[.B88])/[.B88])*100)">
            <text:p/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832" calcext:value-type="float">
            <text:p>3832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832" calcext:value-type="float">
            <text:p>3832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IF([.B89]=[.E89]; &quot;&quot;; &quot;*&quot;)">
            <text:p/>
          </table:table-cell>
          <table:table-cell table:style-name="ce5" table:formula="of:=IF([.B89]=[.E89]; &quot;&quot;; [.E89]-[.B89])">
            <text:p/>
          </table:table-cell>
          <table:table-cell table:style-name="ce5" table:formula="of:=IF([.B89]=[.E89]; &quot;&quot;; (([.E89]-[.B89])/[.B89])*100)">
            <text:p/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IF([.B90]=[.E90]; &quot;&quot;; &quot;*&quot;)">
            <text:p/>
          </table:table-cell>
          <table:table-cell table:style-name="ce5" table:formula="of:=IF([.B90]=[.E90]; &quot;&quot;; [.E90]-[.B90])">
            <text:p/>
          </table:table-cell>
          <table:table-cell table:style-name="ce5" table:formula="of:=IF([.B90]=[.E90]; &quot;&quot;; (([.E90]-[.B90])/[.B90])*100)">
            <text:p/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IF([.B91]=[.E91]; &quot;&quot;; &quot;*&quot;)">
            <text:p/>
          </table:table-cell>
          <table:table-cell table:style-name="ce5" table:formula="of:=IF([.B91]=[.E91]; &quot;&quot;; [.E91]-[.B91])">
            <text:p/>
          </table:table-cell>
          <table:table-cell table:style-name="ce5" table:formula="of:=IF([.B91]=[.E91]; &quot;&quot;; (([.E91]-[.B91])/[.B91])*100)">
            <text:p/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IF([.B92]=[.E92]; &quot;&quot;; &quot;*&quot;)">
            <text:p/>
          </table:table-cell>
          <table:table-cell table:formula="of:=IF([.B92]=[.E92]; &quot;&quot;; [.E92]-[.B92])">
            <text:p/>
          </table:table-cell>
          <table:table-cell table:formula="of:=IF([.B92]=[.E92]; &quot;&quot;; (([.E92]-[.B92])/[.B92])*100)">
            <text:p/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IF([.B93]=[.E93]; &quot;&quot;; &quot;*&quot;)">
            <text:p/>
          </table:table-cell>
          <table:table-cell table:formula="of:=IF([.B93]=[.E93]; &quot;&quot;; [.E93]-[.B93])">
            <text:p/>
          </table:table-cell>
          <table:table-cell table:formula="of:=IF([.B93]=[.E93]; &quot;&quot;; (([.E93]-[.B93])/[.B93])*100)">
            <text:p/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IF([.B94]=[.E94]; &quot;&quot;; &quot;*&quot;)">
            <text:p/>
          </table:table-cell>
          <table:table-cell table:style-name="ce5" table:formula="of:=IF([.B94]=[.E94]; &quot;&quot;; [.E94]-[.B94])">
            <text:p/>
          </table:table-cell>
          <table:table-cell table:style-name="ce5" table:formula="of:=IF([.B94]=[.E94]; &quot;&quot;; (([.E94]-[.B94])/[.B94])*100)">
            <text:p/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IF([.B95]=[.E95]; &quot;&quot;; &quot;*&quot;)">
            <text:p/>
          </table:table-cell>
          <table:table-cell table:style-name="ce5" table:formula="of:=IF([.B95]=[.E95]; &quot;&quot;; [.E95]-[.B95])">
            <text:p/>
          </table:table-cell>
          <table:table-cell table:style-name="ce5" table:formula="of:=IF([.B95]=[.E95]; &quot;&quot;; (([.E95]-[.B95])/[.B95])*100)">
            <text:p/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IF([.B96]=[.E96]; &quot;&quot;; &quot;*&quot;)">
            <text:p/>
          </table:table-cell>
          <table:table-cell table:style-name="ce5" table:formula="of:=IF([.B96]=[.E96]; &quot;&quot;; [.E96]-[.B96])">
            <text:p/>
          </table:table-cell>
          <table:table-cell table:style-name="ce5" table:formula="of:=IF([.B96]=[.E96]; &quot;&quot;; (([.E96]-[.B96])/[.B96])*100)">
            <text:p/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IF([.B97]=[.E97]; &quot;&quot;; &quot;*&quot;)">
            <text:p/>
          </table:table-cell>
          <table:table-cell table:style-name="ce5" table:formula="of:=IF([.B97]=[.E97]; &quot;&quot;; [.E97]-[.B97])">
            <text:p/>
          </table:table-cell>
          <table:table-cell table:style-name="ce5" table:formula="of:=IF([.B97]=[.E97]; &quot;&quot;; (([.E97]-[.B97])/[.B97])*100)">
            <text:p/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IF([.B98]=[.E98]; &quot;&quot;; &quot;*&quot;)">
            <text:p/>
          </table:table-cell>
          <table:table-cell table:style-name="ce5" table:formula="of:=IF([.B98]=[.E98]; &quot;&quot;; [.E98]-[.B98])">
            <text:p/>
          </table:table-cell>
          <table:table-cell table:style-name="ce5" table:formula="of:=IF([.B98]=[.E98]; &quot;&quot;; (([.E98]-[.B98])/[.B98])*100)">
            <text:p/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IF([.B99]=[.E99]; &quot;&quot;; &quot;*&quot;)">
            <text:p/>
          </table:table-cell>
          <table:table-cell table:style-name="ce5" table:formula="of:=IF([.B99]=[.E99]; &quot;&quot;; [.E99]-[.B99])">
            <text:p/>
          </table:table-cell>
          <table:table-cell table:style-name="ce5" table:formula="of:=IF([.B99]=[.E99]; &quot;&quot;; (([.E99]-[.B99])/[.B99])*100)">
            <text:p/>
          </table:table-cell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IF([.B100]=[.E100]; &quot;&quot;; &quot;*&quot;)">
            <text:p/>
          </table:table-cell>
          <table:table-cell table:style-name="ce5" table:formula="of:=IF([.B100]=[.E100]; &quot;&quot;; [.E100]-[.B100])">
            <text:p/>
          </table:table-cell>
          <table:table-cell table:style-name="ce5" table:formula="of:=IF([.B100]=[.E100]; &quot;&quot;; (([.E100]-[.B100])/[.B100])*100)">
            <text:p/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IF([.B101]=[.E101]; &quot;&quot;; &quot;*&quot;)">
            <text:p/>
          </table:table-cell>
          <table:table-cell table:style-name="ce5" table:formula="of:=IF([.B101]=[.E101]; &quot;&quot;; [.E101]-[.B101])">
            <text:p/>
          </table:table-cell>
          <table:table-cell table:style-name="ce5" table:formula="of:=IF([.B101]=[.E101]; &quot;&quot;; (([.E101]-[.B101])/[.B101])*100)">
            <text:p/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IF([.B102]=[.E102]; &quot;&quot;; &quot;*&quot;)">
            <text:p/>
          </table:table-cell>
          <table:table-cell table:style-name="ce5" table:formula="of:=IF([.B102]=[.E102]; &quot;&quot;; [.E102]-[.B102])">
            <text:p/>
          </table:table-cell>
          <table:table-cell table:style-name="ce5" table:formula="of:=IF([.B102]=[.E102]; &quot;&quot;; (([.E102]-[.B102])/[.B102])*100)">
            <text:p/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7272" calcext:value-type="float">
            <text:p>7272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7272" calcext:value-type="float">
            <text:p>7272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IF([.B103]=[.E103]; &quot;&quot;; &quot;*&quot;)">
            <text:p/>
          </table:table-cell>
          <table:table-cell table:formula="of:=IF([.B103]=[.E103]; &quot;&quot;; [.E103]-[.B103])">
            <text:p/>
          </table:table-cell>
          <table:table-cell table:formula="of:=IF([.B103]=[.E103]; &quot;&quot;; (([.E103]-[.B103])/[.B103])*100)">
            <text:p/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IF([.B104]=[.E104]; &quot;&quot;; &quot;*&quot;)">
            <text:p/>
          </table:table-cell>
          <table:table-cell table:formula="of:=IF([.B104]=[.E104]; &quot;&quot;; [.E104]-[.B104])">
            <text:p/>
          </table:table-cell>
          <table:table-cell table:formula="of:=IF([.B104]=[.E104]; &quot;&quot;; (([.E104]-[.B104])/[.B104])*100)">
            <text:p/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IF([.B105]=[.E105]; &quot;&quot;; &quot;*&quot;)">
            <text:p/>
          </table:table-cell>
          <table:table-cell table:formula="of:=IF([.B105]=[.E105]; &quot;&quot;; [.E105]-[.B105])">
            <text:p/>
          </table:table-cell>
          <table:table-cell table:formula="of:=IF([.B105]=[.E105]; &quot;&quot;; (([.E105]-[.B105])/[.B105])*100)">
            <text:p/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IF([.B106]=[.E106]; &quot;&quot;; &quot;*&quot;)">
            <text:p/>
          </table:table-cell>
          <table:table-cell table:style-name="ce5" table:formula="of:=IF([.B106]=[.E106]; &quot;&quot;; [.E106]-[.B106])">
            <text:p/>
          </table:table-cell>
          <table:table-cell table:style-name="ce5" table:formula="of:=IF([.B106]=[.E106]; &quot;&quot;; (([.E106]-[.B106])/[.B106])*100)">
            <text:p/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IF([.B107]=[.E107]; &quot;&quot;; &quot;*&quot;)">
            <text:p/>
          </table:table-cell>
          <table:table-cell table:style-name="ce5" table:formula="of:=IF([.B107]=[.E107]; &quot;&quot;; [.E107]-[.B107])">
            <text:p/>
          </table:table-cell>
          <table:table-cell table:style-name="ce5" table:formula="of:=IF([.B107]=[.E107]; &quot;&quot;; (([.E107]-[.B107])/[.B107])*100)">
            <text:p/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1968" calcext:value-type="float">
            <text:p>1968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IF([.B108]=[.E108]; &quot;&quot;; &quot;*&quot;)">
            <text:p/>
          </table:table-cell>
          <table:table-cell table:style-name="ce5" table:formula="of:=IF([.B108]=[.E108]; &quot;&quot;; [.E108]-[.B108])">
            <text:p/>
          </table:table-cell>
          <table:table-cell table:style-name="ce5" table:formula="of:=IF([.B108]=[.E108]; &quot;&quot;; (([.E108]-[.B108])/[.B108])*100)">
            <text:p/>
          </table:table-cell>
        </table:table-row>
        <table:table-row table:style-name="ro1">
          <table:table-cell office:value-type="string" calcext:value-type="string">
            <text:p>language/contract_implements_multiple_abis_with_same_methods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string" calcext:value-type="string">
            <text:p>language/contract_implements_multiple_abis_with_same_methods</text:p>
          </table:table-cell>
          <table:table-cell office:value-type="float" office:value="2088" calcext:value-type="float">
            <text:p>2088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IF([.B109]=[.E109]; &quot;&quot;; &quot;*&quot;)">
            <text:p/>
          </table:table-cell>
          <table:table-cell table:style-name="ce5" table:formula="of:=IF([.B109]=[.E109]; &quot;&quot;; [.E109]-[.B109])">
            <text:p/>
          </table:table-cell>
          <table:table-cell table:style-name="ce5" table:formula="of:=IF([.B109]=[.E109]; &quot;&quot;; (([.E109]-[.B109])/[.B109])*100)">
            <text:p/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IF([.B110]=[.E110]; &quot;&quot;; &quot;*&quot;)">
            <text:p/>
          </table:table-cell>
          <table:table-cell table:formula="of:=IF([.B110]=[.E110]; &quot;&quot;; [.E110]-[.B110])">
            <text:p/>
          </table:table-cell>
          <table:table-cell table:formula="of:=IF([.B110]=[.E110]; &quot;&quot;; (([.E110]-[.B110])/[.B110])*100)">
            <text:p/>
          </table:table-cell>
        </table:table-row>
        <table:table-row table:style-name="ro1">
          <table:table-cell office:value-type="string" calcext:value-type="string">
            <text:p>language/deprecated_attribut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deprecated_attribute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IF([.B111]=[.E111]; &quot;&quot;; &quot;*&quot;)" office:value-type="string" office:string-value="*" calcext:value-type="string">
            <text:p>*</text:p>
          </table:table-cell>
          <table:table-cell table:formula="of:=IF([.B111]=[.E111]; &quot;&quot;; [.E111]-[.B111])" office:value-type="float" office:value="-16" calcext:value-type="float">
            <text:p>-16</text:p>
          </table:table-cell>
          <table:table-cell table:formula="of:=IF([.B111]=[.E111]; &quot;&quot;; (([.E111]-[.B111])/[.B111])*100)" office:value-type="float" office:value="-7.14285714285714" calcext:value-type="float">
            <text:p>-7.14285714285714</text:p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IF([.B112]=[.E112]; &quot;&quot;; &quot;*&quot;)">
            <text:p/>
          </table:table-cell>
          <table:table-cell table:formula="of:=IF([.B112]=[.E112]; &quot;&quot;; [.E112]-[.B112])">
            <text:p/>
          </table:table-cell>
          <table:table-cell table:formula="of:=IF([.B112]=[.E112]; &quot;&quot;; (([.E112]-[.B112])/[.B112])*100)">
            <text:p/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IF([.B113]=[.E113]; &quot;&quot;; &quot;*&quot;)">
            <text:p/>
          </table:table-cell>
          <table:table-cell table:style-name="ce5" table:formula="of:=IF([.B113]=[.E113]; &quot;&quot;; [.E113]-[.B113])">
            <text:p/>
          </table:table-cell>
          <table:table-cell table:style-name="ce5" table:formula="of:=IF([.B113]=[.E113]; &quot;&quot;; (([.E113]-[.B113])/[.B113])*100)">
            <text:p/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IF([.B114]=[.E114]; &quot;&quot;; &quot;*&quot;)">
            <text:p/>
          </table:table-cell>
          <table:table-cell table:formula="of:=IF([.B114]=[.E114]; &quot;&quot;; [.E114]-[.B114])">
            <text:p/>
          </table:table-cell>
          <table:table-cell table:formula="of:=IF([.B114]=[.E114]; &quot;&quot;; (([.E114]-[.B114])/[.B114])*100)">
            <text:p/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IF([.B115]=[.E115]; &quot;&quot;; &quot;*&quot;)">
            <text:p/>
          </table:table-cell>
          <table:table-cell table:formula="of:=IF([.B115]=[.E115]; &quot;&quot;; [.E115]-[.B115])">
            <text:p/>
          </table:table-cell>
          <table:table-cell table:formula="of:=IF([.B115]=[.E115]; &quot;&quot;; (([.E115]-[.B115])/[.B115])*100)">
            <text:p/>
          </table:table-cell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IF([.B116]=[.E116]; &quot;&quot;; &quot;*&quot;)" office:value-type="string" office:string-value="*" calcext:value-type="string">
            <text:p>*</text:p>
          </table:table-cell>
          <table:table-cell table:formula="of:=IF([.B116]=[.E116]; &quot;&quot;; [.E116]-[.B116])" office:value-type="float" office:value="-16" calcext:value-type="float">
            <text:p>-16</text:p>
          </table:table-cell>
          <table:table-cell table:formula="of:=IF([.B116]=[.E116]; &quot;&quot;; (([.E116]-[.B116])/[.B116])*100)" office:value-type="float" office:value="-7.14285714285714" calcext:value-type="float">
            <text:p>-7.14285714285714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IF([.B117]=[.E117]; &quot;&quot;; &quot;*&quot;)">
            <text:p/>
          </table:table-cell>
          <table:table-cell table:formula="of:=IF([.B117]=[.E117]; &quot;&quot;; [.E117]-[.B117])">
            <text:p/>
          </table:table-cell>
          <table:table-cell table:formula="of:=IF([.B117]=[.E117]; &quot;&quot;; (([.E117]-[.B117])/[.B117])*100)">
            <text:p/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IF([.B118]=[.E118]; &quot;&quot;; &quot;*&quot;)">
            <text:p/>
          </table:table-cell>
          <table:table-cell table:formula="of:=IF([.B118]=[.E118]; &quot;&quot;; [.E118]-[.B118])">
            <text:p/>
          </table:table-cell>
          <table:table-cell table:formula="of:=IF([.B118]=[.E118]; &quot;&quot;; (([.E118]-[.B118])/[.B118])*100)">
            <text:p/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IF([.B119]=[.E119]; &quot;&quot;; &quot;*&quot;)">
            <text:p/>
          </table:table-cell>
          <table:table-cell table:style-name="ce5" table:formula="of:=IF([.B119]=[.E119]; &quot;&quot;; [.E119]-[.B119])">
            <text:p/>
          </table:table-cell>
          <table:table-cell table:style-name="ce5" table:formula="of:=IF([.B119]=[.E119]; &quot;&quot;; (([.E119]-[.B119])/[.B119])*100)">
            <text:p/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IF([.B120]=[.E120]; &quot;&quot;; &quot;*&quot;)">
            <text:p/>
          </table:table-cell>
          <table:table-cell table:formula="of:=IF([.B120]=[.E120]; &quot;&quot;; [.E120]-[.B120])">
            <text:p/>
          </table:table-cell>
          <table:table-cell table:formula="of:=IF([.B120]=[.E120]; &quot;&quot;; (([.E120]-[.B120])/[.B120])*100)">
            <text:p/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IF([.B121]=[.E121]; &quot;&quot;; &quot;*&quot;)">
            <text:p/>
          </table:table-cell>
          <table:table-cell table:formula="of:=IF([.B121]=[.E121]; &quot;&quot;; [.E121]-[.B121])">
            <text:p/>
          </table:table-cell>
          <table:table-cell table:formula="of:=IF([.B121]=[.E121]; &quot;&quot;; (([.E121]-[.B121])/[.B121])*100)">
            <text:p/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IF([.B122]=[.E122]; &quot;&quot;; &quot;*&quot;)">
            <text:p/>
          </table:table-cell>
          <table:table-cell table:style-name="ce5" table:formula="of:=IF([.B122]=[.E122]; &quot;&quot;; [.E122]-[.B122])">
            <text:p/>
          </table:table-cell>
          <table:table-cell table:style-name="ce5" table:formula="of:=IF([.B122]=[.E122]; &quot;&quot;; (([.E122]-[.B122])/[.B122])*100)">
            <text:p/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720" calcext:value-type="float">
            <text:p>3720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IF([.B123]=[.E123]; &quot;&quot;; &quot;*&quot;)">
            <text:p/>
          </table:table-cell>
          <table:table-cell table:formula="of:=IF([.B123]=[.E123]; &quot;&quot;; [.E123]-[.B123])">
            <text:p/>
          </table:table-cell>
          <table:table-cell table:formula="of:=IF([.B123]=[.E123]; &quot;&quot;; (([.E123]-[.B123])/[.B123])*100)">
            <text:p/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IF([.B124]=[.E124]; &quot;&quot;; &quot;*&quot;)">
            <text:p/>
          </table:table-cell>
          <table:table-cell table:formula="of:=IF([.B124]=[.E124]; &quot;&quot;; [.E124]-[.B124])">
            <text:p/>
          </table:table-cell>
          <table:table-cell table:formula="of:=IF([.B124]=[.E124]; &quot;&quot;; (([.E124]-[.B124])/[.B124])*100)">
            <text:p/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IF([.B125]=[.E125]; &quot;&quot;; &quot;*&quot;)">
            <text:p/>
          </table:table-cell>
          <table:table-cell table:formula="of:=IF([.B125]=[.E125]; &quot;&quot;; [.E125]-[.B125])">
            <text:p/>
          </table:table-cell>
          <table:table-cell table:formula="of:=IF([.B125]=[.E125]; &quot;&quot;; (([.E125]-[.B125])/[.B125])*100)">
            <text:p/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IF([.B126]=[.E126]; &quot;&quot;; &quot;*&quot;)">
            <text:p/>
          </table:table-cell>
          <table:table-cell table:formula="of:=IF([.B126]=[.E126]; &quot;&quot;; [.E126]-[.B126])">
            <text:p/>
          </table:table-cell>
          <table:table-cell table:formula="of:=IF([.B126]=[.E126]; &quot;&quot;; (([.E126]-[.B126])/[.B126])*100)">
            <text:p/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2088" calcext:value-type="float">
            <text:p>2088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IF([.B127]=[.E127]; &quot;&quot;; &quot;*&quot;)">
            <text:p/>
          </table:table-cell>
          <table:table-cell table:style-name="ce5" table:formula="of:=IF([.B127]=[.E127]; &quot;&quot;; [.E127]-[.B127])">
            <text:p/>
          </table:table-cell>
          <table:table-cell table:style-name="ce5" table:formula="of:=IF([.B127]=[.E127]; &quot;&quot;; (([.E127]-[.B127])/[.B127])*100)">
            <text:p/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IF([.B128]=[.E128]; &quot;&quot;; &quot;*&quot;)">
            <text:p/>
          </table:table-cell>
          <table:table-cell table:style-name="ce5" table:formula="of:=IF([.B128]=[.E128]; &quot;&quot;; [.E128]-[.B128])">
            <text:p/>
          </table:table-cell>
          <table:table-cell table:style-name="ce5" table:formula="of:=IF([.B128]=[.E128]; &quot;&quot;; (([.E128]-[.B128])/[.B128])*100)">
            <text:p/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1832" calcext:value-type="float">
            <text:p>1832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IF([.B129]=[.E129]; &quot;&quot;; &quot;*&quot;)">
            <text:p/>
          </table:table-cell>
          <table:table-cell table:style-name="ce5" table:formula="of:=IF([.B129]=[.E129]; &quot;&quot;; [.E129]-[.B129])">
            <text:p/>
          </table:table-cell>
          <table:table-cell table:style-name="ce5" table:formula="of:=IF([.B129]=[.E129]; &quot;&quot;; (([.E129]-[.B129])/[.B129])*100)">
            <text:p/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552" calcext:value-type="float">
            <text:p>11640552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552" calcext:value-type="float">
            <text:p>11640552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IF([.B130]=[.E130]; &quot;&quot;; &quot;*&quot;)">
            <text:p/>
          </table:table-cell>
          <table:table-cell table:formula="of:=IF([.B130]=[.E130]; &quot;&quot;; [.E130]-[.B130])">
            <text:p/>
          </table:table-cell>
          <table:table-cell table:formula="of:=IF([.B130]=[.E130]; &quot;&quot;; (([.E130]-[.B130])/[.B130])*100)">
            <text:p/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952" calcext:value-type="float">
            <text:p>1048952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952" calcext:value-type="float">
            <text:p>1048952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IF([.B131]=[.E131]; &quot;&quot;; &quot;*&quot;)">
            <text:p/>
          </table:table-cell>
          <table:table-cell table:style-name="ce5" table:formula="of:=IF([.B131]=[.E131]; &quot;&quot;; [.E131]-[.B131])">
            <text:p/>
          </table:table-cell>
          <table:table-cell table:style-name="ce5" table:formula="of:=IF([.B131]=[.E131]; &quot;&quot;; (([.E131]-[.B131])/[.B131])*100)">
            <text:p/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IF([.B132]=[.E132]; &quot;&quot;; &quot;*&quot;)">
            <text:p/>
          </table:table-cell>
          <table:table-cell table:style-name="ce5" table:formula="of:=IF([.B132]=[.E132]; &quot;&quot;; [.E132]-[.B132])">
            <text:p/>
          </table:table-cell>
          <table:table-cell table:style-name="ce5" table:formula="of:=IF([.B132]=[.E132]; &quot;&quot;; (([.E132]-[.B132])/[.B132])*100)">
            <text:p/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488" calcext:value-type="float">
            <text:p>4488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IF([.B133]=[.E133]; &quot;&quot;; &quot;*&quot;)">
            <text:p/>
          </table:table-cell>
          <table:table-cell table:style-name="ce5" table:formula="of:=IF([.B133]=[.E133]; &quot;&quot;; [.E133]-[.B133])">
            <text:p/>
          </table:table-cell>
          <table:table-cell table:style-name="ce5" table:formula="of:=IF([.B133]=[.E133]; &quot;&quot;; (([.E133]-[.B133])/[.B133])*100)">
            <text:p/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IF([.B134]=[.E134]; &quot;&quot;; &quot;*&quot;)">
            <text:p/>
          </table:table-cell>
          <table:table-cell table:formula="of:=IF([.B134]=[.E134]; &quot;&quot;; [.E134]-[.B134])">
            <text:p/>
          </table:table-cell>
          <table:table-cell table:formula="of:=IF([.B134]=[.E134]; &quot;&quot;; (([.E134]-[.B134])/[.B134])*100)">
            <text:p/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IF([.B135]=[.E135]; &quot;&quot;; &quot;*&quot;)">
            <text:p/>
          </table:table-cell>
          <table:table-cell table:formula="of:=IF([.B135]=[.E135]; &quot;&quot;; [.E135]-[.B135])">
            <text:p/>
          </table:table-cell>
          <table:table-cell table:formula="of:=IF([.B135]=[.E135]; &quot;&quot;; (([.E135]-[.B135])/[.B135])*100)">
            <text:p/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IF([.B136]=[.E136]; &quot;&quot;; &quot;*&quot;)">
            <text:p/>
          </table:table-cell>
          <table:table-cell table:style-name="ce5" table:formula="of:=IF([.B136]=[.E136]; &quot;&quot;; [.E136]-[.B136])">
            <text:p/>
          </table:table-cell>
          <table:table-cell table:style-name="ce5" table:formula="of:=IF([.B136]=[.E136]; &quot;&quot;; (([.E136]-[.B136])/[.B136])*100)">
            <text:p/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2616" calcext:value-type="float">
            <text:p>2616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IF([.B137]=[.E137]; &quot;&quot;; &quot;*&quot;)">
            <text:p/>
          </table:table-cell>
          <table:table-cell table:formula="of:=IF([.B137]=[.E137]; &quot;&quot;; [.E137]-[.B137])">
            <text:p/>
          </table:table-cell>
          <table:table-cell table:formula="of:=IF([.B137]=[.E137]; &quot;&quot;; (([.E137]-[.B137])/[.B137])*100)">
            <text:p/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392" calcext:value-type="float">
            <text:p>2392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IF([.B138]=[.E138]; &quot;&quot;; &quot;*&quot;)">
            <text:p/>
          </table:table-cell>
          <table:table-cell table:formula="of:=IF([.B138]=[.E138]; &quot;&quot;; [.E138]-[.B138])">
            <text:p/>
          </table:table-cell>
          <table:table-cell table:formula="of:=IF([.B138]=[.E138]; &quot;&quot;; (([.E138]-[.B138])/[.B138])*100)">
            <text:p/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IF([.B139]=[.E139]; &quot;&quot;; &quot;*&quot;)">
            <text:p/>
          </table:table-cell>
          <table:table-cell table:formula="of:=IF([.B139]=[.E139]; &quot;&quot;; [.E139]-[.B139])">
            <text:p/>
          </table:table-cell>
          <table:table-cell table:formula="of:=IF([.B139]=[.E139]; &quot;&quot;; (([.E139]-[.B139])/[.B139])*100)">
            <text:p/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IF([.B140]=[.E140]; &quot;&quot;; &quot;*&quot;)">
            <text:p/>
          </table:table-cell>
          <table:table-cell table:formula="of:=IF([.B140]=[.E140]; &quot;&quot;; [.E140]-[.B140])">
            <text:p/>
          </table:table-cell>
          <table:table-cell table:formula="of:=IF([.B140]=[.E140]; &quot;&quot;; (([.E140]-[.B140])/[.B140])*100)">
            <text:p/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3480" calcext:value-type="float">
            <text:p>3480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3480" calcext:value-type="float">
            <text:p>3480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IF([.B141]=[.E141]; &quot;&quot;; &quot;*&quot;)">
            <text:p/>
          </table:table-cell>
          <table:table-cell table:style-name="ce5" table:formula="of:=IF([.B141]=[.E141]; &quot;&quot;; [.E141]-[.B141])">
            <text:p/>
          </table:table-cell>
          <table:table-cell table:style-name="ce5" table:formula="of:=IF([.B141]=[.E141]; &quot;&quot;; (([.E141]-[.B141])/[.B141])*100)">
            <text:p/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IF([.B142]=[.E142]; &quot;&quot;; &quot;*&quot;)">
            <text:p/>
          </table:table-cell>
          <table:table-cell table:formula="of:=IF([.B142]=[.E142]; &quot;&quot;; [.E142]-[.B142])">
            <text:p/>
          </table:table-cell>
          <table:table-cell table:formula="of:=IF([.B142]=[.E142]; &quot;&quot;; (([.E142]-[.B142])/[.B142])*100)">
            <text:p/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IF([.B143]=[.E143]; &quot;&quot;; &quot;*&quot;)">
            <text:p/>
          </table:table-cell>
          <table:table-cell table:formula="of:=IF([.B143]=[.E143]; &quot;&quot;; [.E143]-[.B143])">
            <text:p/>
          </table:table-cell>
          <table:table-cell table:formula="of:=IF([.B143]=[.E143]; &quot;&quot;; (([.E143]-[.B143])/[.B143])*100)">
            <text:p/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IF([.B144]=[.E144]; &quot;&quot;; &quot;*&quot;)">
            <text:p/>
          </table:table-cell>
          <table:table-cell table:style-name="ce5" table:formula="of:=IF([.B144]=[.E144]; &quot;&quot;; [.E144]-[.B144])">
            <text:p/>
          </table:table-cell>
          <table:table-cell table:style-name="ce5" table:formula="of:=IF([.B144]=[.E144]; &quot;&quot;; (([.E144]-[.B144])/[.B144])*100)">
            <text:p/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IF([.B145]=[.E145]; &quot;&quot;; &quot;*&quot;)">
            <text:p/>
          </table:table-cell>
          <table:table-cell table:formula="of:=IF([.B145]=[.E145]; &quot;&quot;; [.E145]-[.B145])">
            <text:p/>
          </table:table-cell>
          <table:table-cell table:formula="of:=IF([.B145]=[.E145]; &quot;&quot;; (([.E145]-[.B145])/[.B145])*100)">
            <text:p/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IF([.B146]=[.E146]; &quot;&quot;; &quot;*&quot;)">
            <text:p/>
          </table:table-cell>
          <table:table-cell table:formula="of:=IF([.B146]=[.E146]; &quot;&quot;; [.E146]-[.B146])">
            <text:p/>
          </table:table-cell>
          <table:table-cell table:formula="of:=IF([.B146]=[.E146]; &quot;&quot;; (([.E146]-[.B146])/[.B146])*100)">
            <text:p/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IF([.B147]=[.E147]; &quot;&quot;; &quot;*&quot;)">
            <text:p/>
          </table:table-cell>
          <table:table-cell table:formula="of:=IF([.B147]=[.E147]; &quot;&quot;; [.E147]-[.B147])">
            <text:p/>
          </table:table-cell>
          <table:table-cell table:formula="of:=IF([.B147]=[.E147]; &quot;&quot;; (([.E147]-[.B147])/[.B147])*100)">
            <text:p/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IF([.B148]=[.E148]; &quot;&quot;; &quot;*&quot;)">
            <text:p/>
          </table:table-cell>
          <table:table-cell table:formula="of:=IF([.B148]=[.E148]; &quot;&quot;; [.E148]-[.B148])">
            <text:p/>
          </table:table-cell>
          <table:table-cell table:formula="of:=IF([.B148]=[.E148]; &quot;&quot;; (([.E148]-[.B148])/[.B148])*100)">
            <text:p/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408" calcext:value-type="float">
            <text:p>3408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408" calcext:value-type="float">
            <text:p>3408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IF([.B149]=[.E149]; &quot;&quot;; &quot;*&quot;)">
            <text:p/>
          </table:table-cell>
          <table:table-cell table:formula="of:=IF([.B149]=[.E149]; &quot;&quot;; [.E149]-[.B149])">
            <text:p/>
          </table:table-cell>
          <table:table-cell table:formula="of:=IF([.B149]=[.E149]; &quot;&quot;; (([.E149]-[.B149])/[.B149])*100)">
            <text:p/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IF([.B150]=[.E150]; &quot;&quot;; &quot;*&quot;)">
            <text:p/>
          </table:table-cell>
          <table:table-cell table:formula="of:=IF([.B150]=[.E150]; &quot;&quot;; [.E150]-[.B150])">
            <text:p/>
          </table:table-cell>
          <table:table-cell table:formula="of:=IF([.B150]=[.E150]; &quot;&quot;; (([.E150]-[.B150])/[.B150])*100)">
            <text:p/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IF([.B151]=[.E151]; &quot;&quot;; &quot;*&quot;)">
            <text:p/>
          </table:table-cell>
          <table:table-cell table:style-name="ce5" table:formula="of:=IF([.B151]=[.E151]; &quot;&quot;; [.E151]-[.B151])">
            <text:p/>
          </table:table-cell>
          <table:table-cell table:style-name="ce5" table:formula="of:=IF([.B151]=[.E151]; &quot;&quot;; (([.E151]-[.B151])/[.B151])*100)">
            <text:p/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IF([.B152]=[.E152]; &quot;&quot;; &quot;*&quot;)">
            <text:p/>
          </table:table-cell>
          <table:table-cell table:style-name="ce5" table:formula="of:=IF([.B152]=[.E152]; &quot;&quot;; [.E152]-[.B152])">
            <text:p/>
          </table:table-cell>
          <table:table-cell table:style-name="ce5" table:formula="of:=IF([.B152]=[.E152]; &quot;&quot;; (([.E152]-[.B152])/[.B152])*100)">
            <text:p/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IF([.B153]=[.E153]; &quot;&quot;; &quot;*&quot;)">
            <text:p/>
          </table:table-cell>
          <table:table-cell table:formula="of:=IF([.B153]=[.E153]; &quot;&quot;; [.E153]-[.B153])">
            <text:p/>
          </table:table-cell>
          <table:table-cell table:formula="of:=IF([.B153]=[.E153]; &quot;&quot;; (([.E153]-[.B153])/[.B153])*100)">
            <text:p/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IF([.B154]=[.E154]; &quot;&quot;; &quot;*&quot;)">
            <text:p/>
          </table:table-cell>
          <table:table-cell table:formula="of:=IF([.B154]=[.E154]; &quot;&quot;; [.E154]-[.B154])">
            <text:p/>
          </table:table-cell>
          <table:table-cell table:formula="of:=IF([.B154]=[.E154]; &quot;&quot;; (([.E154]-[.B154])/[.B154])*100)">
            <text:p/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IF([.B155]=[.E155]; &quot;&quot;; &quot;*&quot;)">
            <text:p/>
          </table:table-cell>
          <table:table-cell table:style-name="ce5" table:formula="of:=IF([.B155]=[.E155]; &quot;&quot;; [.E155]-[.B155])">
            <text:p/>
          </table:table-cell>
          <table:table-cell table:style-name="ce5" table:formula="of:=IF([.B155]=[.E155]; &quot;&quot;; (([.E155]-[.B155])/[.B155])*100)">
            <text:p/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IF([.B156]=[.E156]; &quot;&quot;; &quot;*&quot;)">
            <text:p/>
          </table:table-cell>
          <table:table-cell table:formula="of:=IF([.B156]=[.E156]; &quot;&quot;; [.E156]-[.B156])">
            <text:p/>
          </table:table-cell>
          <table:table-cell table:formula="of:=IF([.B156]=[.E156]; &quot;&quot;; (([.E156]-[.B156])/[.B156])*100)">
            <text:p/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IF([.B157]=[.E157]; &quot;&quot;; &quot;*&quot;)">
            <text:p/>
          </table:table-cell>
          <table:table-cell table:formula="of:=IF([.B157]=[.E157]; &quot;&quot;; [.E157]-[.B157])">
            <text:p/>
          </table:table-cell>
          <table:table-cell table:formula="of:=IF([.B157]=[.E157]; &quot;&quot;; (([.E157]-[.B157])/[.B157])*100)">
            <text:p/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IF([.B158]=[.E158]; &quot;&quot;; &quot;*&quot;)">
            <text:p/>
          </table:table-cell>
          <table:table-cell table:style-name="ce5" table:formula="of:=IF([.B158]=[.E158]; &quot;&quot;; [.E158]-[.B158])">
            <text:p/>
          </table:table-cell>
          <table:table-cell table:style-name="ce5" table:formula="of:=IF([.B158]=[.E158]; &quot;&quot;; (([.E158]-[.B158])/[.B158])*100)">
            <text:p/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IF([.B159]=[.E159]; &quot;&quot;; &quot;*&quot;)">
            <text:p/>
          </table:table-cell>
          <table:table-cell table:style-name="ce5" table:formula="of:=IF([.B159]=[.E159]; &quot;&quot;; [.E159]-[.B159])">
            <text:p/>
          </table:table-cell>
          <table:table-cell table:style-name="ce5" table:formula="of:=IF([.B159]=[.E159]; &quot;&quot;; (([.E159]-[.B159])/[.B159])*100)">
            <text:p/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IF([.B160]=[.E160]; &quot;&quot;; &quot;*&quot;)">
            <text:p/>
          </table:table-cell>
          <table:table-cell table:style-name="ce5" table:formula="of:=IF([.B160]=[.E160]; &quot;&quot;; [.E160]-[.B160])">
            <text:p/>
          </table:table-cell>
          <table:table-cell table:style-name="ce5" table:formula="of:=IF([.B160]=[.E160]; &quot;&quot;; (([.E160]-[.B160])/[.B160])*100)">
            <text:p/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416" calcext:value-type="float">
            <text:p>2416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IF([.B161]=[.E161]; &quot;&quot;; &quot;*&quot;)">
            <text:p/>
          </table:table-cell>
          <table:table-cell table:formula="of:=IF([.B161]=[.E161]; &quot;&quot;; [.E161]-[.B161])">
            <text:p/>
          </table:table-cell>
          <table:table-cell table:formula="of:=IF([.B161]=[.E161]; &quot;&quot;; (([.E161]-[.B161])/[.B161])*100)">
            <text:p/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IF([.B162]=[.E162]; &quot;&quot;; &quot;*&quot;)">
            <text:p/>
          </table:table-cell>
          <table:table-cell table:formula="of:=IF([.B162]=[.E162]; &quot;&quot;; [.E162]-[.B162])">
            <text:p/>
          </table:table-cell>
          <table:table-cell table:formula="of:=IF([.B162]=[.E162]; &quot;&quot;; (([.E162]-[.B162])/[.B162])*100)">
            <text:p/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704" calcext:value-type="float">
            <text:p>2704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704" calcext:value-type="float">
            <text:p>2704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IF([.B163]=[.E163]; &quot;&quot;; &quot;*&quot;)">
            <text:p/>
          </table:table-cell>
          <table:table-cell table:formula="of:=IF([.B163]=[.E163]; &quot;&quot;; [.E163]-[.B163])">
            <text:p/>
          </table:table-cell>
          <table:table-cell table:formula="of:=IF([.B163]=[.E163]; &quot;&quot;; (([.E163]-[.B163])/[.B163])*100)">
            <text:p/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IF([.B164]=[.E164]; &quot;&quot;; &quot;*&quot;)">
            <text:p/>
          </table:table-cell>
          <table:table-cell table:formula="of:=IF([.B164]=[.E164]; &quot;&quot;; [.E164]-[.B164])">
            <text:p/>
          </table:table-cell>
          <table:table-cell table:formula="of:=IF([.B164]=[.E164]; &quot;&quot;; (([.E164]-[.B164])/[.B164])*100)">
            <text:p/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IF([.B165]=[.E165]; &quot;&quot;; &quot;*&quot;)">
            <text:p/>
          </table:table-cell>
          <table:table-cell table:formula="of:=IF([.B165]=[.E165]; &quot;&quot;; [.E165]-[.B165])">
            <text:p/>
          </table:table-cell>
          <table:table-cell table:formula="of:=IF([.B165]=[.E165]; &quot;&quot;; (([.E165]-[.B165])/[.B165])*100)">
            <text:p/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504" calcext:value-type="float">
            <text:p>2504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IF([.B166]=[.E166]; &quot;&quot;; &quot;*&quot;)">
            <text:p/>
          </table:table-cell>
          <table:table-cell table:style-name="ce5" table:formula="of:=IF([.B166]=[.E166]; &quot;&quot;; [.E166]-[.B166])">
            <text:p/>
          </table:table-cell>
          <table:table-cell table:style-name="ce5" table:formula="of:=IF([.B166]=[.E166]; &quot;&quot;; (([.E166]-[.B166])/[.B166])*100)">
            <text:p/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IF([.B167]=[.E167]; &quot;&quot;; &quot;*&quot;)">
            <text:p/>
          </table:table-cell>
          <table:table-cell table:formula="of:=IF([.B167]=[.E167]; &quot;&quot;; [.E167]-[.B167])">
            <text:p/>
          </table:table-cell>
          <table:table-cell table:formula="of:=IF([.B167]=[.E167]; &quot;&quot;; (([.E167]-[.B167])/[.B167])*100)">
            <text:p/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IF([.B168]=[.E168]; &quot;&quot;; &quot;*&quot;)">
            <text:p/>
          </table:table-cell>
          <table:table-cell table:style-name="ce5" table:formula="of:=IF([.B168]=[.E168]; &quot;&quot;; [.E168]-[.B168])">
            <text:p/>
          </table:table-cell>
          <table:table-cell table:style-name="ce5" table:formula="of:=IF([.B168]=[.E168]; &quot;&quot;; (([.E168]-[.B168])/[.B168])*100)">
            <text:p/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IF([.B169]=[.E169]; &quot;&quot;; &quot;*&quot;)">
            <text:p/>
          </table:table-cell>
          <table:table-cell table:style-name="ce5" table:formula="of:=IF([.B169]=[.E169]; &quot;&quot;; [.E169]-[.B169])">
            <text:p/>
          </table:table-cell>
          <table:table-cell table:style-name="ce5" table:formula="of:=IF([.B169]=[.E169]; &quot;&quot;; (([.E169]-[.B169])/[.B169])*100)">
            <text:p/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IF([.B170]=[.E170]; &quot;&quot;; &quot;*&quot;)">
            <text:p/>
          </table:table-cell>
          <table:table-cell table:formula="of:=IF([.B170]=[.E170]; &quot;&quot;; [.E170]-[.B170])">
            <text:p/>
          </table:table-cell>
          <table:table-cell table:formula="of:=IF([.B170]=[.E170]; &quot;&quot;; (([.E170]-[.B170])/[.B170])*100)">
            <text:p/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IF([.B171]=[.E171]; &quot;&quot;; &quot;*&quot;)">
            <text:p/>
          </table:table-cell>
          <table:table-cell table:formula="of:=IF([.B171]=[.E171]; &quot;&quot;; [.E171]-[.B171])">
            <text:p/>
          </table:table-cell>
          <table:table-cell table:formula="of:=IF([.B171]=[.E171]; &quot;&quot;; (([.E171]-[.B171])/[.B171])*100)">
            <text:p/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IF([.B172]=[.E172]; &quot;&quot;; &quot;*&quot;)">
            <text:p/>
          </table:table-cell>
          <table:table-cell table:formula="of:=IF([.B172]=[.E172]; &quot;&quot;; [.E172]-[.B172])">
            <text:p/>
          </table:table-cell>
          <table:table-cell table:formula="of:=IF([.B172]=[.E172]; &quot;&quot;; (([.E172]-[.B172])/[.B172])*100)">
            <text:p/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3648" calcext:value-type="float">
            <text:p>3648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IF([.B173]=[.E173]; &quot;&quot;; &quot;*&quot;)">
            <text:p/>
          </table:table-cell>
          <table:table-cell table:formula="of:=IF([.B173]=[.E173]; &quot;&quot;; [.E173]-[.B173])">
            <text:p/>
          </table:table-cell>
          <table:table-cell table:formula="of:=IF([.B173]=[.E173]; &quot;&quot;; (([.E173]-[.B173])/[.B173])*100)">
            <text:p/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IF([.B174]=[.E174]; &quot;&quot;; &quot;*&quot;)">
            <text:p/>
          </table:table-cell>
          <table:table-cell table:formula="of:=IF([.B174]=[.E174]; &quot;&quot;; [.E174]-[.B174])">
            <text:p/>
          </table:table-cell>
          <table:table-cell table:formula="of:=IF([.B174]=[.E174]; &quot;&quot;; (([.E174]-[.B174])/[.B174])*100)">
            <text:p/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IF([.B175]=[.E175]; &quot;&quot;; &quot;*&quot;)">
            <text:p/>
          </table:table-cell>
          <table:table-cell table:style-name="ce5" table:formula="of:=IF([.B175]=[.E175]; &quot;&quot;; [.E175]-[.B175])">
            <text:p/>
          </table:table-cell>
          <table:table-cell table:style-name="ce5" table:formula="of:=IF([.B175]=[.E175]; &quot;&quot;; (([.E175]-[.B175])/[.B175])*100)">
            <text:p/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IF([.B176]=[.E176]; &quot;&quot;; &quot;*&quot;)">
            <text:p/>
          </table:table-cell>
          <table:table-cell table:formula="of:=IF([.B176]=[.E176]; &quot;&quot;; [.E176]-[.B176])">
            <text:p/>
          </table:table-cell>
          <table:table-cell table:formula="of:=IF([.B176]=[.E176]; &quot;&quot;; (([.E176]-[.B176])/[.B176])*100)">
            <text:p/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IF([.B177]=[.E177]; &quot;&quot;; &quot;*&quot;)">
            <text:p/>
          </table:table-cell>
          <table:table-cell table:formula="of:=IF([.B177]=[.E177]; &quot;&quot;; [.E177]-[.B177])">
            <text:p/>
          </table:table-cell>
          <table:table-cell table:formula="of:=IF([.B177]=[.E177]; &quot;&quot;; (([.E177]-[.B177])/[.B177])*100)">
            <text:p/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IF([.B178]=[.E178]; &quot;&quot;; &quot;*&quot;)">
            <text:p/>
          </table:table-cell>
          <table:table-cell table:formula="of:=IF([.B178]=[.E178]; &quot;&quot;; [.E178]-[.B178])">
            <text:p/>
          </table:table-cell>
          <table:table-cell table:formula="of:=IF([.B178]=[.E178]; &quot;&quot;; (([.E178]-[.B178])/[.B178])*100)">
            <text:p/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IF([.B179]=[.E179]; &quot;&quot;; &quot;*&quot;)">
            <text:p/>
          </table:table-cell>
          <table:table-cell table:formula="of:=IF([.B179]=[.E179]; &quot;&quot;; [.E179]-[.B179])">
            <text:p/>
          </table:table-cell>
          <table:table-cell table:formula="of:=IF([.B179]=[.E179]; &quot;&quot;; (([.E179]-[.B179])/[.B179])*100)">
            <text:p/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IF([.B180]=[.E180]; &quot;&quot;; &quot;*&quot;)">
            <text:p/>
          </table:table-cell>
          <table:table-cell table:formula="of:=IF([.B180]=[.E180]; &quot;&quot;; [.E180]-[.B180])">
            <text:p/>
          </table:table-cell>
          <table:table-cell table:formula="of:=IF([.B180]=[.E180]; &quot;&quot;; (([.E180]-[.B180])/[.B180])*100)">
            <text:p/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2488" calcext:value-type="float">
            <text:p>2488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IF([.B181]=[.E181]; &quot;&quot;; &quot;*&quot;)">
            <text:p/>
          </table:table-cell>
          <table:table-cell table:formula="of:=IF([.B181]=[.E181]; &quot;&quot;; [.E181]-[.B181])">
            <text:p/>
          </table:table-cell>
          <table:table-cell table:formula="of:=IF([.B181]=[.E181]; &quot;&quot;; (([.E181]-[.B181])/[.B181])*100)">
            <text:p/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IF([.B182]=[.E182]; &quot;&quot;; &quot;*&quot;)">
            <text:p/>
          </table:table-cell>
          <table:table-cell table:formula="of:=IF([.B182]=[.E182]; &quot;&quot;; [.E182]-[.B182])">
            <text:p/>
          </table:table-cell>
          <table:table-cell table:formula="of:=IF([.B182]=[.E182]; &quot;&quot;; (([.E182]-[.B182])/[.B182])*100)">
            <text:p/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IF([.B183]=[.E183]; &quot;&quot;; &quot;*&quot;)">
            <text:p/>
          </table:table-cell>
          <table:table-cell table:style-name="ce5" table:formula="of:=IF([.B183]=[.E183]; &quot;&quot;; [.E183]-[.B183])">
            <text:p/>
          </table:table-cell>
          <table:table-cell table:style-name="ce5" table:formula="of:=IF([.B183]=[.E183]; &quot;&quot;; (([.E183]-[.B183])/[.B183])*100)">
            <text:p/>
          </table:table-cell>
        </table:table-row>
        <table:table-row table:style-name="ro1">
          <table:table-cell office:value-type="string" calcext:value-type="string">
            <text:p>language/match_expressions_all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string" calcext:value-type="string">
            <text:p>language/match_expressions_all</text:p>
          </table:table-cell>
          <table:table-cell office:value-type="float" office:value="2296" calcext:value-type="float">
            <text:p>2296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IF([.B184]=[.E184]; &quot;&quot;; &quot;*&quot;)">
            <text:p/>
          </table:table-cell>
          <table:table-cell table:formula="of:=IF([.B184]=[.E184]; &quot;&quot;; [.E184]-[.B184])">
            <text:p/>
          </table:table-cell>
          <table:table-cell table:formula="of:=IF([.B184]=[.E184]; &quot;&quot;; (([.E184]-[.B184])/[.B184])*100)">
            <text:p/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IF([.B185]=[.E185]; &quot;&quot;; &quot;*&quot;)">
            <text:p/>
          </table:table-cell>
          <table:table-cell table:formula="of:=IF([.B185]=[.E185]; &quot;&quot;; [.E185]-[.B185])">
            <text:p/>
          </table:table-cell>
          <table:table-cell table:formula="of:=IF([.B185]=[.E185]; &quot;&quot;; (([.E185]-[.B185])/[.B185])*100)">
            <text:p/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IF([.B186]=[.E186]; &quot;&quot;; &quot;*&quot;)">
            <text:p/>
          </table:table-cell>
          <table:table-cell table:style-name="ce5" table:formula="of:=IF([.B186]=[.E186]; &quot;&quot;; [.E186]-[.B186])">
            <text:p/>
          </table:table-cell>
          <table:table-cell table:style-name="ce5" table:formula="of:=IF([.B186]=[.E186]; &quot;&quot;; (([.E186]-[.B186])/[.B186])*100)">
            <text:p/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352" calcext:value-type="float">
            <text:p>3352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IF([.B187]=[.E187]; &quot;&quot;; &quot;*&quot;)">
            <text:p/>
          </table:table-cell>
          <table:table-cell table:style-name="ce5" table:formula="of:=IF([.B187]=[.E187]; &quot;&quot;; [.E187]-[.B187])">
            <text:p/>
          </table:table-cell>
          <table:table-cell table:style-name="ce5" table:formula="of:=IF([.B187]=[.E187]; &quot;&quot;; (([.E187]-[.B187])/[.B187])*100)">
            <text:p/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IF([.B188]=[.E188]; &quot;&quot;; &quot;*&quot;)">
            <text:p/>
          </table:table-cell>
          <table:table-cell table:formula="of:=IF([.B188]=[.E188]; &quot;&quot;; [.E188]-[.B188])">
            <text:p/>
          </table:table-cell>
          <table:table-cell table:formula="of:=IF([.B188]=[.E188]; &quot;&quot;; (([.E188]-[.B188])/[.B188])*100)">
            <text:p/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IF([.B189]=[.E189]; &quot;&quot;; &quot;*&quot;)">
            <text:p/>
          </table:table-cell>
          <table:table-cell table:style-name="ce5" table:formula="of:=IF([.B189]=[.E189]; &quot;&quot;; [.E189]-[.B189])">
            <text:p/>
          </table:table-cell>
          <table:table-cell table:style-name="ce5" table:formula="of:=IF([.B189]=[.E189]; &quot;&quot;; (([.E189]-[.B189])/[.B189])*100)">
            <text:p/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IF([.B190]=[.E190]; &quot;&quot;; &quot;*&quot;)">
            <text:p/>
          </table:table-cell>
          <table:table-cell table:style-name="ce5" table:formula="of:=IF([.B190]=[.E190]; &quot;&quot;; [.E190]-[.B190])">
            <text:p/>
          </table:table-cell>
          <table:table-cell table:style-name="ce5" table:formula="of:=IF([.B190]=[.E190]; &quot;&quot;; (([.E190]-[.B190])/[.B190])*100)">
            <text:p/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728" calcext:value-type="float">
            <text:p>1728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IF([.B191]=[.E191]; &quot;&quot;; &quot;*&quot;)">
            <text:p/>
          </table:table-cell>
          <table:table-cell table:formula="of:=IF([.B191]=[.E191]; &quot;&quot;; [.E191]-[.B191])">
            <text:p/>
          </table:table-cell>
          <table:table-cell table:formula="of:=IF([.B191]=[.E191]; &quot;&quot;; (([.E191]-[.B191])/[.B191])*100)">
            <text:p/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9208" calcext:value-type="float">
            <text:p>9208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9208" calcext:value-type="float">
            <text:p>9208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IF([.B192]=[.E192]; &quot;&quot;; &quot;*&quot;)">
            <text:p/>
          </table:table-cell>
          <table:table-cell table:style-name="ce5" table:formula="of:=IF([.B192]=[.E192]; &quot;&quot;; [.E192]-[.B192])">
            <text:p/>
          </table:table-cell>
          <table:table-cell table:style-name="ce5" table:formula="of:=IF([.B192]=[.E192]; &quot;&quot;; (([.E192]-[.B192])/[.B192])*100)">
            <text:p/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752" calcext:value-type="float">
            <text:p>1752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IF([.B193]=[.E193]; &quot;&quot;; &quot;*&quot;)">
            <text:p/>
          </table:table-cell>
          <table:table-cell table:formula="of:=IF([.B193]=[.E193]; &quot;&quot;; [.E193]-[.B193])">
            <text:p/>
          </table:table-cell>
          <table:table-cell table:formula="of:=IF([.B193]=[.E193]; &quot;&quot;; (([.E193]-[.B193])/[.B193])*100)">
            <text:p/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IF([.B194]=[.E194]; &quot;&quot;; &quot;*&quot;)">
            <text:p/>
          </table:table-cell>
          <table:table-cell table:formula="of:=IF([.B194]=[.E194]; &quot;&quot;; [.E194]-[.B194])">
            <text:p/>
          </table:table-cell>
          <table:table-cell table:formula="of:=IF([.B194]=[.E194]; &quot;&quot;; (([.E194]-[.B194])/[.B194])*100)">
            <text:p/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IF([.B195]=[.E195]; &quot;&quot;; &quot;*&quot;)">
            <text:p/>
          </table:table-cell>
          <table:table-cell table:formula="of:=IF([.B195]=[.E195]; &quot;&quot;; [.E195]-[.B195])">
            <text:p/>
          </table:table-cell>
          <table:table-cell table:formula="of:=IF([.B195]=[.E195]; &quot;&quot;; (([.E195]-[.B195])/[.B195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232" calcext:value-type="float">
            <text:p>2232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IF([.B196]=[.E196]; &quot;&quot;; &quot;*&quot;)">
            <text:p/>
          </table:table-cell>
          <table:table-cell table:formula="of:=IF([.B196]=[.E196]; &quot;&quot;; [.E196]-[.B196])">
            <text:p/>
          </table:table-cell>
          <table:table-cell table:formula="of:=IF([.B196]=[.E196]; &quot;&quot;; (([.E196]-[.B196])/[.B196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2040" calcext:value-type="float">
            <text:p>2040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IF([.B197]=[.E197]; &quot;&quot;; &quot;*&quot;)">
            <text:p/>
          </table:table-cell>
          <table:table-cell table:formula="of:=IF([.B197]=[.E197]; &quot;&quot;; [.E197]-[.B197])">
            <text:p/>
          </table:table-cell>
          <table:table-cell table:formula="of:=IF([.B197]=[.E197]; &quot;&quot;; (([.E197]-[.B197])/[.B197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IF([.B198]=[.E198]; &quot;&quot;; &quot;*&quot;)">
            <text:p/>
          </table:table-cell>
          <table:table-cell table:formula="of:=IF([.B198]=[.E198]; &quot;&quot;; [.E198]-[.B198])">
            <text:p/>
          </table:table-cell>
          <table:table-cell table:formula="of:=IF([.B198]=[.E198]; &quot;&quot;; (([.E198]-[.B198])/[.B198])*100)">
            <text:p/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336" calcext:value-type="float">
            <text:p>333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3336" calcext:value-type="float">
            <text:p>3336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IF([.B199]=[.E199]; &quot;&quot;; &quot;*&quot;)">
            <text:p/>
          </table:table-cell>
          <table:table-cell table:formula="of:=IF([.B199]=[.E199]; &quot;&quot;; [.E199]-[.B199])">
            <text:p/>
          </table:table-cell>
          <table:table-cell table:formula="of:=IF([.B199]=[.E199]; &quot;&quot;; (([.E199]-[.B199])/[.B199])*100)">
            <text:p/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IF([.B200]=[.E200]; &quot;&quot;; &quot;*&quot;)">
            <text:p/>
          </table:table-cell>
          <table:table-cell table:formula="of:=IF([.B200]=[.E200]; &quot;&quot;; [.E200]-[.B200])">
            <text:p/>
          </table:table-cell>
          <table:table-cell table:formula="of:=IF([.B200]=[.E200]; &quot;&quot;; (([.E200]-[.B200])/[.B200])*100)">
            <text:p/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10144" calcext:value-type="float">
            <text:p>10144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10144" calcext:value-type="float">
            <text:p>10144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IF([.B201]=[.E201]; &quot;&quot;; &quot;*&quot;)">
            <text:p/>
          </table:table-cell>
          <table:table-cell table:formula="of:=IF([.B201]=[.E201]; &quot;&quot;; [.E201]-[.B201])">
            <text:p/>
          </table:table-cell>
          <table:table-cell table:formula="of:=IF([.B201]=[.E201]; &quot;&quot;; (([.E201]-[.B201])/[.B201])*100)">
            <text:p/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IF([.B202]=[.E202]; &quot;&quot;; &quot;*&quot;)">
            <text:p/>
          </table:table-cell>
          <table:table-cell table:formula="of:=IF([.B202]=[.E202]; &quot;&quot;; [.E202]-[.B202])">
            <text:p/>
          </table:table-cell>
          <table:table-cell table:formula="of:=IF([.B202]=[.E202]; &quot;&quot;; (([.E202]-[.B202])/[.B202])*100)">
            <text:p/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IF([.B203]=[.E203]; &quot;&quot;; &quot;*&quot;)">
            <text:p/>
          </table:table-cell>
          <table:table-cell table:formula="of:=IF([.B203]=[.E203]; &quot;&quot;; [.E203]-[.B203])">
            <text:p/>
          </table:table-cell>
          <table:table-cell table:formula="of:=IF([.B203]=[.E203]; &quot;&quot;; (([.E203]-[.B203])/[.B203])*100)">
            <text:p/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IF([.B204]=[.E204]; &quot;&quot;; &quot;*&quot;)">
            <text:p/>
          </table:table-cell>
          <table:table-cell table:formula="of:=IF([.B204]=[.E204]; &quot;&quot;; [.E204]-[.B204])">
            <text:p/>
          </table:table-cell>
          <table:table-cell table:formula="of:=IF([.B204]=[.E204]; &quot;&quot;; (([.E204]-[.B204])/[.B204])*100)">
            <text:p/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IF([.B205]=[.E205]; &quot;&quot;; &quot;*&quot;)">
            <text:p/>
          </table:table-cell>
          <table:table-cell table:style-name="ce5" table:formula="of:=IF([.B205]=[.E205]; &quot;&quot;; [.E205]-[.B205])">
            <text:p/>
          </table:table-cell>
          <table:table-cell table:style-name="ce5" table:formula="of:=IF([.B205]=[.E205]; &quot;&quot;; (([.E205]-[.B205])/[.B205])*100)">
            <text:p/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IF([.B206]=[.E206]; &quot;&quot;; &quot;*&quot;)">
            <text:p/>
          </table:table-cell>
          <table:table-cell table:style-name="ce5" table:formula="of:=IF([.B206]=[.E206]; &quot;&quot;; [.E206]-[.B206])">
            <text:p/>
          </table:table-cell>
          <table:table-cell table:style-name="ce5" table:formula="of:=IF([.B206]=[.E206]; &quot;&quot;; (([.E206]-[.B206])/[.B206])*100)">
            <text:p/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IF([.B207]=[.E207]; &quot;&quot;; &quot;*&quot;)">
            <text:p/>
          </table:table-cell>
          <table:table-cell table:formula="of:=IF([.B207]=[.E207]; &quot;&quot;; [.E207]-[.B207])">
            <text:p/>
          </table:table-cell>
          <table:table-cell table:formula="of:=IF([.B207]=[.E207]; &quot;&quot;; (([.E207]-[.B207])/[.B207])*100)">
            <text:p/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IF([.B208]=[.E208]; &quot;&quot;; &quot;*&quot;)">
            <text:p/>
          </table:table-cell>
          <table:table-cell table:formula="of:=IF([.B208]=[.E208]; &quot;&quot;; [.E208]-[.B208])">
            <text:p/>
          </table:table-cell>
          <table:table-cell table:formula="of:=IF([.B208]=[.E208]; &quot;&quot;; (([.E208]-[.B208])/[.B208])*100)">
            <text:p/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IF([.B209]=[.E209]; &quot;&quot;; &quot;*&quot;)">
            <text:p/>
          </table:table-cell>
          <table:table-cell table:formula="of:=IF([.B209]=[.E209]; &quot;&quot;; [.E209]-[.B209])">
            <text:p/>
          </table:table-cell>
          <table:table-cell table:formula="of:=IF([.B209]=[.E209]; &quot;&quot;; (([.E209]-[.B209])/[.B209])*100)">
            <text:p/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IF([.B210]=[.E210]; &quot;&quot;; &quot;*&quot;)">
            <text:p/>
          </table:table-cell>
          <table:table-cell table:style-name="ce5" table:formula="of:=IF([.B210]=[.E210]; &quot;&quot;; [.E210]-[.B210])">
            <text:p/>
          </table:table-cell>
          <table:table-cell table:style-name="ce5" table:formula="of:=IF([.B210]=[.E210]; &quot;&quot;; (([.E210]-[.B210])/[.B210])*100)">
            <text:p/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IF([.B211]=[.E211]; &quot;&quot;; &quot;*&quot;)">
            <text:p/>
          </table:table-cell>
          <table:table-cell table:style-name="ce5" table:formula="of:=IF([.B211]=[.E211]; &quot;&quot;; [.E211]-[.B211])">
            <text:p/>
          </table:table-cell>
          <table:table-cell table:style-name="ce5" table:formula="of:=IF([.B211]=[.E211]; &quot;&quot;; (([.E211]-[.B211])/[.B211])*100)">
            <text:p/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IF([.B212]=[.E212]; &quot;&quot;; &quot;*&quot;)">
            <text:p/>
          </table:table-cell>
          <table:table-cell table:style-name="ce5" table:formula="of:=IF([.B212]=[.E212]; &quot;&quot;; [.E212]-[.B212])">
            <text:p/>
          </table:table-cell>
          <table:table-cell table:style-name="ce5" table:formula="of:=IF([.B212]=[.E212]; &quot;&quot;; (([.E212]-[.B212])/[.B212])*100)">
            <text:p/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IF([.B213]=[.E213]; &quot;&quot;; &quot;*&quot;)">
            <text:p/>
          </table:table-cell>
          <table:table-cell table:formula="of:=IF([.B213]=[.E213]; &quot;&quot;; [.E213]-[.B213])">
            <text:p/>
          </table:table-cell>
          <table:table-cell table:formula="of:=IF([.B213]=[.E213]; &quot;&quot;; (([.E213]-[.B213])/[.B213])*100)">
            <text:p/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IF([.B214]=[.E214]; &quot;&quot;; &quot;*&quot;)">
            <text:p/>
          </table:table-cell>
          <table:table-cell table:style-name="ce5" table:formula="of:=IF([.B214]=[.E214]; &quot;&quot;; [.E214]-[.B214])">
            <text:p/>
          </table:table-cell>
          <table:table-cell table:style-name="ce5" table:formula="of:=IF([.B214]=[.E214]; &quot;&quot;; (([.E214]-[.B214])/[.B214])*100)">
            <text:p/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IF([.B215]=[.E215]; &quot;&quot;; &quot;*&quot;)">
            <text:p/>
          </table:table-cell>
          <table:table-cell table:formula="of:=IF([.B215]=[.E215]; &quot;&quot;; [.E215]-[.B215])">
            <text:p/>
          </table:table-cell>
          <table:table-cell table:formula="of:=IF([.B215]=[.E215]; &quot;&quot;; (([.E215]-[.B215])/[.B215])*100)">
            <text:p/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IF([.B216]=[.E216]; &quot;&quot;; &quot;*&quot;)">
            <text:p/>
          </table:table-cell>
          <table:table-cell table:formula="of:=IF([.B216]=[.E216]; &quot;&quot;; [.E216]-[.B216])">
            <text:p/>
          </table:table-cell>
          <table:table-cell table:formula="of:=IF([.B216]=[.E216]; &quot;&quot;; (([.E216]-[.B216])/[.B216])*100)">
            <text:p/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IF([.B217]=[.E217]; &quot;&quot;; &quot;*&quot;)">
            <text:p/>
          </table:table-cell>
          <table:table-cell table:formula="of:=IF([.B217]=[.E217]; &quot;&quot;; [.E217]-[.B217])">
            <text:p/>
          </table:table-cell>
          <table:table-cell table:formula="of:=IF([.B217]=[.E217]; &quot;&quot;; (([.E217]-[.B217])/[.B217])*100)">
            <text:p/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IF([.B218]=[.E218]; &quot;&quot;; &quot;*&quot;)">
            <text:p/>
          </table:table-cell>
          <table:table-cell table:formula="of:=IF([.B218]=[.E218]; &quot;&quot;; [.E218]-[.B218])">
            <text:p/>
          </table:table-cell>
          <table:table-cell table:formula="of:=IF([.B218]=[.E218]; &quot;&quot;; (([.E218]-[.B218])/[.B218])*100)">
            <text:p/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IF([.B219]=[.E219]; &quot;&quot;; &quot;*&quot;)">
            <text:p/>
          </table:table-cell>
          <table:table-cell table:formula="of:=IF([.B219]=[.E219]; &quot;&quot;; [.E219]-[.B219])">
            <text:p/>
          </table:table-cell>
          <table:table-cell table:formula="of:=IF([.B219]=[.E219]; &quot;&quot;; (([.E219]-[.B219])/[.B219])*100)">
            <text:p/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IF([.B220]=[.E220]; &quot;&quot;; &quot;*&quot;)">
            <text:p/>
          </table:table-cell>
          <table:table-cell table:formula="of:=IF([.B220]=[.E220]; &quot;&quot;; [.E220]-[.B220])">
            <text:p/>
          </table:table-cell>
          <table:table-cell table:formula="of:=IF([.B220]=[.E220]; &quot;&quot;; (([.E220]-[.B220])/[.B220])*100)">
            <text:p/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IF([.B221]=[.E221]; &quot;&quot;; &quot;*&quot;)">
            <text:p/>
          </table:table-cell>
          <table:table-cell table:formula="of:=IF([.B221]=[.E221]; &quot;&quot;; [.E221]-[.B221])">
            <text:p/>
          </table:table-cell>
          <table:table-cell table:formula="of:=IF([.B221]=[.E221]; &quot;&quot;; (([.E221]-[.B221])/[.B221])*100)">
            <text:p/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IF([.B222]=[.E222]; &quot;&quot;; &quot;*&quot;)">
            <text:p/>
          </table:table-cell>
          <table:table-cell table:style-name="ce5" table:formula="of:=IF([.B222]=[.E222]; &quot;&quot;; [.E222]-[.B222])">
            <text:p/>
          </table:table-cell>
          <table:table-cell table:style-name="ce5" table:formula="of:=IF([.B222]=[.E222]; &quot;&quot;; (([.E222]-[.B222])/[.B222])*100)">
            <text:p/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IF([.B223]=[.E223]; &quot;&quot;; &quot;*&quot;)">
            <text:p/>
          </table:table-cell>
          <table:table-cell table:formula="of:=IF([.B223]=[.E223]; &quot;&quot;; [.E223]-[.B223])">
            <text:p/>
          </table:table-cell>
          <table:table-cell table:formula="of:=IF([.B223]=[.E223]; &quot;&quot;; (([.E223]-[.B223])/[.B223])*100)">
            <text:p/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IF([.B224]=[.E224]; &quot;&quot;; &quot;*&quot;)">
            <text:p/>
          </table:table-cell>
          <table:table-cell table:formula="of:=IF([.B224]=[.E224]; &quot;&quot;; [.E224]-[.B224])">
            <text:p/>
          </table:table-cell>
          <table:table-cell table:formula="of:=IF([.B224]=[.E224]; &quot;&quot;; (([.E224]-[.B224])/[.B224])*100)">
            <text:p/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IF([.B225]=[.E225]; &quot;&quot;; &quot;*&quot;)">
            <text:p/>
          </table:table-cell>
          <table:table-cell table:style-name="ce5" table:formula="of:=IF([.B225]=[.E225]; &quot;&quot;; [.E225]-[.B225])">
            <text:p/>
          </table:table-cell>
          <table:table-cell table:style-name="ce5" table:formula="of:=IF([.B225]=[.E225]; &quot;&quot;; (([.E225]-[.B225])/[.B225])*100)">
            <text:p/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IF([.B226]=[.E226]; &quot;&quot;; &quot;*&quot;)">
            <text:p/>
          </table:table-cell>
          <table:table-cell table:style-name="ce5" table:formula="of:=IF([.B226]=[.E226]; &quot;&quot;; [.E226]-[.B226])">
            <text:p/>
          </table:table-cell>
          <table:table-cell table:style-name="ce5" table:formula="of:=IF([.B226]=[.E226]; &quot;&quot;; (([.E226]-[.B226])/[.B226])*100)">
            <text:p/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2512" calcext:value-type="float">
            <text:p>2512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IF([.B227]=[.E227]; &quot;&quot;; &quot;*&quot;)">
            <text:p/>
          </table:table-cell>
          <table:table-cell table:style-name="ce5" table:formula="of:=IF([.B227]=[.E227]; &quot;&quot;; [.E227]-[.B227])">
            <text:p/>
          </table:table-cell>
          <table:table-cell table:style-name="ce5" table:formula="of:=IF([.B227]=[.E227]; &quot;&quot;; (([.E227]-[.B227])/[.B227])*100)">
            <text:p/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IF([.B228]=[.E228]; &quot;&quot;; &quot;*&quot;)">
            <text:p/>
          </table:table-cell>
          <table:table-cell table:style-name="ce5" table:formula="of:=IF([.B228]=[.E228]; &quot;&quot;; [.E228]-[.B228])">
            <text:p/>
          </table:table-cell>
          <table:table-cell table:style-name="ce5" table:formula="of:=IF([.B228]=[.E228]; &quot;&quot;; (([.E228]-[.B228])/[.B228])*100)">
            <text:p/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IF([.B229]=[.E229]; &quot;&quot;; &quot;*&quot;)">
            <text:p/>
          </table:table-cell>
          <table:table-cell table:style-name="ce5" table:formula="of:=IF([.B229]=[.E229]; &quot;&quot;; [.E229]-[.B229])">
            <text:p/>
          </table:table-cell>
          <table:table-cell table:style-name="ce5" table:formula="of:=IF([.B229]=[.E229]; &quot;&quot;; (([.E229]-[.B229])/[.B229])*100)">
            <text:p/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IF([.B230]=[.E230]; &quot;&quot;; &quot;*&quot;)">
            <text:p/>
          </table:table-cell>
          <table:table-cell table:style-name="ce5" table:formula="of:=IF([.B230]=[.E230]; &quot;&quot;; [.E230]-[.B230])">
            <text:p/>
          </table:table-cell>
          <table:table-cell table:style-name="ce5" table:formula="of:=IF([.B230]=[.E230]; &quot;&quot;; (([.E230]-[.B230])/[.B230])*100)">
            <text:p/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IF([.B231]=[.E231]; &quot;&quot;; &quot;*&quot;)">
            <text:p/>
          </table:table-cell>
          <table:table-cell table:formula="of:=IF([.B231]=[.E231]; &quot;&quot;; [.E231]-[.B231])">
            <text:p/>
          </table:table-cell>
          <table:table-cell table:formula="of:=IF([.B231]=[.E231]; &quot;&quot;; (([.E231]-[.B231])/[.B231])*100)">
            <text:p/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IF([.B232]=[.E232]; &quot;&quot;; &quot;*&quot;)">
            <text:p/>
          </table:table-cell>
          <table:table-cell table:style-name="ce5" table:formula="of:=IF([.B232]=[.E232]; &quot;&quot;; [.E232]-[.B232])">
            <text:p/>
          </table:table-cell>
          <table:table-cell table:style-name="ce5" table:formula="of:=IF([.B232]=[.E232]; &quot;&quot;; (([.E232]-[.B232])/[.B232])*100)">
            <text:p/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IF([.B233]=[.E233]; &quot;&quot;; &quot;*&quot;)">
            <text:p/>
          </table:table-cell>
          <table:table-cell table:style-name="ce5" table:formula="of:=IF([.B233]=[.E233]; &quot;&quot;; [.E233]-[.B233])">
            <text:p/>
          </table:table-cell>
          <table:table-cell table:style-name="ce5" table:formula="of:=IF([.B233]=[.E233]; &quot;&quot;; (([.E233]-[.B233])/[.B233])*100)">
            <text:p/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IF([.B234]=[.E234]; &quot;&quot;; &quot;*&quot;)">
            <text:p/>
          </table:table-cell>
          <table:table-cell table:style-name="ce5" table:formula="of:=IF([.B234]=[.E234]; &quot;&quot;; [.E234]-[.B234])">
            <text:p/>
          </table:table-cell>
          <table:table-cell table:style-name="ce5" table:formula="of:=IF([.B234]=[.E234]; &quot;&quot;; (([.E234]-[.B234])/[.B234])*100)">
            <text:p/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IF([.B235]=[.E235]; &quot;&quot;; &quot;*&quot;)">
            <text:p/>
          </table:table-cell>
          <table:table-cell table:style-name="ce5" table:formula="of:=IF([.B235]=[.E235]; &quot;&quot;; [.E235]-[.B235])">
            <text:p/>
          </table:table-cell>
          <table:table-cell table:style-name="ce5" table:formula="of:=IF([.B235]=[.E235]; &quot;&quot;; (([.E235]-[.B235])/[.B235])*100)">
            <text:p/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IF([.B236]=[.E236]; &quot;&quot;; &quot;*&quot;)">
            <text:p/>
          </table:table-cell>
          <table:table-cell table:formula="of:=IF([.B236]=[.E236]; &quot;&quot;; [.E236]-[.B236])">
            <text:p/>
          </table:table-cell>
          <table:table-cell table:formula="of:=IF([.B236]=[.E236]; &quot;&quot;; (([.E236]-[.B236])/[.B236])*100)">
            <text:p/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IF([.B237]=[.E237]; &quot;&quot;; &quot;*&quot;)">
            <text:p/>
          </table:table-cell>
          <table:table-cell table:style-name="ce5" table:formula="of:=IF([.B237]=[.E237]; &quot;&quot;; [.E237]-[.B237])">
            <text:p/>
          </table:table-cell>
          <table:table-cell table:style-name="ce5" table:formula="of:=IF([.B237]=[.E237]; &quot;&quot;; (([.E237]-[.B237])/[.B237])*100)">
            <text:p/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IF([.B238]=[.E238]; &quot;&quot;; &quot;*&quot;)">
            <text:p/>
          </table:table-cell>
          <table:table-cell table:style-name="ce5" table:formula="of:=IF([.B238]=[.E238]; &quot;&quot;; [.E238]-[.B238])">
            <text:p/>
          </table:table-cell>
          <table:table-cell table:style-name="ce5" table:formula="of:=IF([.B238]=[.E238]; &quot;&quot;; (([.E238]-[.B238])/[.B238])*100)">
            <text:p/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IF([.B239]=[.E239]; &quot;&quot;; &quot;*&quot;)">
            <text:p/>
          </table:table-cell>
          <table:table-cell table:formula="of:=IF([.B239]=[.E239]; &quot;&quot;; [.E239]-[.B239])">
            <text:p/>
          </table:table-cell>
          <table:table-cell table:formula="of:=IF([.B239]=[.E239]; &quot;&quot;; (([.E239]-[.B239])/[.B239])*100)">
            <text:p/>
          </table:table-cell>
        </table:table-row>
        <table:table-row table:style-name="ro1">
          <table:table-cell office:value-type="string" calcext:value-type="string">
            <text:p>language/reexport/multiple_imports_of_same_reexport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string" calcext:value-type="string">
            <text:p>language/reexport/multiple_imports_of_same_reexport</text:p>
          </table:table-cell>
          <table:table-cell office:value-type="float" office:value="1808" calcext:value-type="float">
            <text:p>1808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IF([.B240]=[.E240]; &quot;&quot;; &quot;*&quot;)">
            <text:p/>
          </table:table-cell>
          <table:table-cell table:style-name="ce5" table:formula="of:=IF([.B240]=[.E240]; &quot;&quot;; [.E240]-[.B240])">
            <text:p/>
          </table:table-cell>
          <table:table-cell table:style-name="ce5" table:formula="of:=IF([.B240]=[.E240]; &quot;&quot;; (([.E240]-[.B240])/[.B240])*100)">
            <text:p/>
          </table:table-cell>
        </table:table-row>
        <table:table-row table:style-name="ro1">
          <table:table-cell office:value-type="string" calcext:value-type="string">
            <text:p>language/reexport/reexport_paths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reexport/reexport_paths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IF([.B241]=[.E241]; &quot;&quot;; &quot;*&quot;)">
            <text:p/>
          </table:table-cell>
          <table:table-cell table:style-name="ce5" table:formula="of:=IF([.B241]=[.E241]; &quot;&quot;; [.E241]-[.B241])">
            <text:p/>
          </table:table-cell>
          <table:table-cell table:style-name="ce5" table:formula="of:=IF([.B241]=[.E241]; &quot;&quot;; (([.E241]-[.B241])/[.B241])*100)">
            <text:p/>
          </table:table-cell>
        </table:table-row>
        <table:table-row table:style-name="ro1">
          <table:table-cell office:value-type="string" calcext:value-type="string">
            <text:p>language/reexport/reexport_paths_external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reexport/reexport_paths_external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IF([.B242]=[.E242]; &quot;&quot;; &quot;*&quot;)">
            <text:p/>
          </table:table-cell>
          <table:table-cell table:formula="of:=IF([.B242]=[.E242]; &quot;&quot;; [.E242]-[.B242])">
            <text:p/>
          </table:table-cell>
          <table:table-cell table:formula="of:=IF([.B242]=[.E242]; &quot;&quot;; (([.E242]-[.B242])/[.B242])*100)">
            <text:p/>
          </table:table-cell>
        </table:table-row>
        <table:table-row table:style-name="ro1">
          <table:table-cell office:value-type="string" calcext:value-type="string">
            <text:p>language/reexport/shadowing_in_reexporting_module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language/reexport/shadowing_in_reexporting_module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IF([.B243]=[.E243]; &quot;&quot;; &quot;*&quot;)">
            <text:p/>
          </table:table-cell>
          <table:table-cell table:formula="of:=IF([.B243]=[.E243]; &quot;&quot;; [.E243]-[.B243])">
            <text:p/>
          </table:table-cell>
          <table:table-cell table:formula="of:=IF([.B243]=[.E243]; &quot;&quot;; (([.E243]-[.B243])/[.B243])*100)">
            <text:p/>
          </table:table-cell>
        </table:table-row>
        <table:table-row table:style-name="ro1">
          <table:table-cell office:value-type="string" calcext:value-type="string">
            <text:p>language/reexport/simple_glob_import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language/reexport/simple_glob_import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IF([.B244]=[.E244]; &quot;&quot;; &quot;*&quot;)">
            <text:p/>
          </table:table-cell>
          <table:table-cell table:formula="of:=IF([.B244]=[.E244]; &quot;&quot;; [.E244]-[.B244])">
            <text:p/>
          </table:table-cell>
          <table:table-cell table:formula="of:=IF([.B244]=[.E244]; &quot;&quot;; (([.E244]-[.B244])/[.B244])*100)">
            <text:p/>
          </table:table-cell>
        </table:table-row>
        <table:table-row table:style-name="ro1">
          <table:table-cell office:value-type="string" calcext:value-type="string">
            <text:p>language/reexport/simple_item_import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language/reexport/simple_item_import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IF([.B245]=[.E245]; &quot;&quot;; &quot;*&quot;)">
            <text:p/>
          </table:table-cell>
          <table:table-cell table:formula="of:=IF([.B245]=[.E245]; &quot;&quot;; [.E245]-[.B245])">
            <text:p/>
          </table:table-cell>
          <table:table-cell table:formula="of:=IF([.B245]=[.E245]; &quot;&quot;; (([.E245]-[.B245])/[.B245])*100)">
            <text:p/>
          </table:table-cell>
        </table:table-row>
        <table:table-row table:style-name="ro1">
          <table:table-cell office:value-type="string" calcext:value-type="string">
            <text:p>language/reexport/visibility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language/reexport/visibility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IF([.B246]=[.E246]; &quot;&quot;; &quot;*&quot;)">
            <text:p/>
          </table:table-cell>
          <table:table-cell table:formula="of:=IF([.B246]=[.E246]; &quot;&quot;; [.E246]-[.B246])">
            <text:p/>
          </table:table-cell>
          <table:table-cell table:formula="of:=IF([.B246]=[.E246]; &quot;&quot;; (([.E246]-[.B246])/[.B246])*100)">
            <text:p/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IF([.B247]=[.E247]; &quot;&quot;; &quot;*&quot;)">
            <text:p/>
          </table:table-cell>
          <table:table-cell table:style-name="ce5" table:formula="of:=IF([.B247]=[.E247]; &quot;&quot;; [.E247]-[.B247])">
            <text:p/>
          </table:table-cell>
          <table:table-cell table:style-name="ce5" table:formula="of:=IF([.B247]=[.E247]; &quot;&quot;; (([.E247]-[.B247])/[.B247])*100)">
            <text:p/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4920" calcext:value-type="float">
            <text:p>124920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25272" calcext:value-type="float">
            <text:p>125272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IF([.B248]=[.E248]; &quot;&quot;; &quot;*&quot;)" office:value-type="string" office:string-value="*" calcext:value-type="string">
            <text:p>*</text:p>
          </table:table-cell>
          <table:table-cell table:formula="of:=IF([.B248]=[.E248]; &quot;&quot;; [.E248]-[.B248])" office:value-type="float" office:value="352" calcext:value-type="float">
            <text:p>352</text:p>
          </table:table-cell>
          <table:table-cell table:formula="of:=IF([.B248]=[.E248]; &quot;&quot;; (([.E248]-[.B248])/[.B248])*100)" office:value-type="float" office:value="0.281780339417227" calcext:value-type="float">
            <text:p>0.281780339417227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4920" calcext:value-type="float">
            <text:p>124920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25272" calcext:value-type="float">
            <text:p>125272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IF([.B249]=[.E249]; &quot;&quot;; &quot;*&quot;)" office:value-type="string" office:string-value="*" calcext:value-type="string">
            <text:p>*</text:p>
          </table:table-cell>
          <table:table-cell table:formula="of:=IF([.B249]=[.E249]; &quot;&quot;; [.E249]-[.B249])" office:value-type="float" office:value="352" calcext:value-type="float">
            <text:p>352</text:p>
          </table:table-cell>
          <table:table-cell table:formula="of:=IF([.B249]=[.E249]; &quot;&quot;; (([.E249]-[.B249])/[.B249])*100)" office:value-type="float" office:value="0.281780339417227" calcext:value-type="float">
            <text:p>0.281780339417227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376" calcext:value-type="float">
            <text:p>92376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92344" calcext:value-type="float">
            <text:p>92344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IF([.B250]=[.E250]; &quot;&quot;; &quot;*&quot;)" office:value-type="string" office:string-value="*" calcext:value-type="string">
            <text:p>*</text:p>
          </table:table-cell>
          <table:table-cell table:formula="of:=IF([.B250]=[.E250]; &quot;&quot;; [.E250]-[.B250])" office:value-type="float" office:value="-32" calcext:value-type="float">
            <text:p>-32</text:p>
          </table:table-cell>
          <table:table-cell table:formula="of:=IF([.B250]=[.E250]; &quot;&quot;; (([.E250]-[.B250])/[.B250])*100)" office:value-type="float" office:value="-0.0346410323027626" calcext:value-type="float">
            <text:p>-0.0346410323027626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1152" calcext:value-type="float">
            <text:p>151152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51536" calcext:value-type="float">
            <text:p>151536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IF([.B251]=[.E251]; &quot;&quot;; &quot;*&quot;)" office:value-type="string" office:string-value="*" calcext:value-type="string">
            <text:p>*</text:p>
          </table:table-cell>
          <table:table-cell table:formula="of:=IF([.B251]=[.E251]; &quot;&quot;; [.E251]-[.B251])" office:value-type="float" office:value="384" calcext:value-type="float">
            <text:p>384</text:p>
          </table:table-cell>
          <table:table-cell table:formula="of:=IF([.B251]=[.E251]; &quot;&quot;; (([.E251]-[.B251])/[.B251])*100)" office:value-type="float" office:value="0.2540489044141" calcext:value-type="float">
            <text:p>0.2540489044141</text:p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840" calcext:value-type="float">
            <text:p>7840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7776" calcext:value-type="float">
            <text:p>7776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IF([.B252]=[.E252]; &quot;&quot;; &quot;*&quot;)" office:value-type="string" office:string-value="*" calcext:value-type="string">
            <text:p>*</text:p>
          </table:table-cell>
          <table:table-cell table:style-name="ce5" table:formula="of:=IF([.B252]=[.E252]; &quot;&quot;; [.E252]-[.B252])" office:value-type="float" office:value="-64" calcext:value-type="float">
            <text:p>-64</text:p>
          </table:table-cell>
          <table:table-cell table:style-name="ce5" table:formula="of:=IF([.B252]=[.E252]; &quot;&quot;; (([.E252]-[.B252])/[.B252])*100)" office:value-type="float" office:value="-0.816326530612245" calcext:value-type="float">
            <text:p>-0.816326530612245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IF([.B253]=[.E253]; &quot;&quot;; &quot;*&quot;)">
            <text:p/>
          </table:table-cell>
          <table:table-cell table:formula="of:=IF([.B253]=[.E253]; &quot;&quot;; [.E253]-[.B253])">
            <text:p/>
          </table:table-cell>
          <table:table-cell table:formula="of:=IF([.B253]=[.E253]; &quot;&quot;; (([.E253]-[.B253])/[.B253])*100)">
            <text:p/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44" calcext:value-type="float">
            <text:p>15944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44" calcext:value-type="float">
            <text:p>15944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IF([.B254]=[.E254]; &quot;&quot;; &quot;*&quot;)">
            <text:p/>
          </table:table-cell>
          <table:table-cell table:formula="of:=IF([.B254]=[.E254]; &quot;&quot;; [.E254]-[.B254])">
            <text:p/>
          </table:table-cell>
          <table:table-cell table:formula="of:=IF([.B254]=[.E254]; &quot;&quot;; (([.E254]-[.B254])/[.B254])*100)">
            <text:p/>
          </table:table-cell>
        </table:table-row>
        <table:table-row table:style-name="ro1">
          <table:table-cell office:value-type="string" calcext:value-type="string">
            <text:p>language/references/reassigning_via_references_in_aggregates</text:p>
          </table:table-cell>
          <table:table-cell office:value-type="float" office:value="5024" calcext:value-type="float">
            <text:p>5024</text:p>
          </table:table-cell>
          <table:table-cell/>
          <table:table-cell office:value-type="string" calcext:value-type="string">
            <text:p>language/references/reassigning_via_references_in_aggregates</text:p>
          </table:table-cell>
          <table:table-cell office:value-type="float" office:value="5024" calcext:value-type="float">
            <text:p>5024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IF([.B255]=[.E255]; &quot;&quot;; &quot;*&quot;)">
            <text:p/>
          </table:table-cell>
          <table:table-cell table:formula="of:=IF([.B255]=[.E255]; &quot;&quot;; [.E255]-[.B255])">
            <text:p/>
          </table:table-cell>
          <table:table-cell table:formula="of:=IF([.B255]=[.E255]; &quot;&quot;; (([.E255]-[.B255])/[.B255])*100)">
            <text:p/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9008" calcext:value-type="float">
            <text:p>39008</text:p>
          </table:table-cell>
          <table:table-cell/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9184" calcext:value-type="float">
            <text:p>39184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IF([.B256]=[.E256]; &quot;&quot;; &quot;*&quot;)" office:value-type="string" office:string-value="*" calcext:value-type="string">
            <text:p>*</text:p>
          </table:table-cell>
          <table:table-cell table:formula="of:=IF([.B256]=[.E256]; &quot;&quot;; [.E256]-[.B256])" office:value-type="float" office:value="176" calcext:value-type="float">
            <text:p>176</text:p>
          </table:table-cell>
          <table:table-cell table:formula="of:=IF([.B256]=[.E256]; &quot;&quot;; (([.E256]-[.B256])/[.B256])*100)" office:value-type="float" office:value="0.451189499589828" calcext:value-type="float">
            <text:p>0.451189499589828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6920" calcext:value-type="float">
            <text:p>36920</text:p>
          </table:table-cell>
          <table:table-cell/>
          <table:table-cell office:value-type="string" calcext:value-type="string">
            <text:p>language/references/reassigning_via_references_to_expressions</text:p>
          </table:table-cell>
          <table:table-cell office:value-type="float" office:value="37064" calcext:value-type="float">
            <text:p>37064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IF([.B257]=[.E257]; &quot;&quot;; &quot;*&quot;)" office:value-type="string" office:string-value="*" calcext:value-type="string">
            <text:p>*</text:p>
          </table:table-cell>
          <table:table-cell table:style-name="ce5" table:formula="of:=IF([.B257]=[.E257]; &quot;&quot;; [.E257]-[.B257])" office:value-type="float" office:value="144" calcext:value-type="float">
            <text:p>144</text:p>
          </table:table-cell>
          <table:table-cell table:style-name="ce5" table:formula="of:=IF([.B257]=[.E257]; &quot;&quot;; (([.E257]-[.B257])/[.B257])*100)" office:value-type="float" office:value="0.390032502708559" calcext:value-type="float">
            <text:p>0.390032502708559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3952" calcext:value-type="float">
            <text:p>13952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3936" calcext:value-type="float">
            <text:p>13936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IF([.B258]=[.E258]; &quot;&quot;; &quot;*&quot;)" office:value-type="string" office:string-value="*" calcext:value-type="string">
            <text:p>*</text:p>
          </table:table-cell>
          <table:table-cell table:formula="of:=IF([.B258]=[.E258]; &quot;&quot;; [.E258]-[.B258])" office:value-type="float" office:value="-16" calcext:value-type="float">
            <text:p>-16</text:p>
          </table:table-cell>
          <table:table-cell table:formula="of:=IF([.B258]=[.E258]; &quot;&quot;; (([.E258]-[.B258])/[.B258])*100)" office:value-type="float" office:value="-0.114678899082569" calcext:value-type="float">
            <text:p>-0.114678899082569</text:p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3624" calcext:value-type="float">
            <text:p>3624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IF([.B259]=[.E259]; &quot;&quot;; &quot;*&quot;)">
            <text:p/>
          </table:table-cell>
          <table:table-cell table:style-name="ce5" table:formula="of:=IF([.B259]=[.E259]; &quot;&quot;; [.E259]-[.B259])">
            <text:p/>
          </table:table-cell>
          <table:table-cell table:style-name="ce5" table:formula="of:=IF([.B259]=[.E259]; &quot;&quot;; (([.E259]-[.B259])/[.B259])*100)">
            <text:p/>
          </table:table-cell>
        </table:table-row>
        <table:table-row table:style-name="ro1">
          <table:table-cell office:value-type="string" calcext:value-type="string">
            <text:p>language/references/references_and_type_aliases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language/references/references_and_type_aliases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IF([.B260]=[.E260]; &quot;&quot;; &quot;*&quot;)">
            <text:p/>
          </table:table-cell>
          <table:table-cell table:formula="of:=IF([.B260]=[.E260]; &quot;&quot;; [.E260]-[.B260])">
            <text:p/>
          </table:table-cell>
          <table:table-cell table:formula="of:=IF([.B260]=[.E260]; &quot;&quot;; (([.E260]-[.B260])/[.B260])*100)">
            <text:p/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928" calcext:value-type="float">
            <text:p>3928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3928" calcext:value-type="float">
            <text:p>3928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IF([.B261]=[.E261]; &quot;&quot;; &quot;*&quot;)">
            <text:p/>
          </table:table-cell>
          <table:table-cell table:formula="of:=IF([.B261]=[.E261]; &quot;&quot;; [.E261]-[.B261])">
            <text:p/>
          </table:table-cell>
          <table:table-cell table:formula="of:=IF([.B261]=[.E261]; &quot;&quot;; (([.E261]-[.B261])/[.B261])*100)">
            <text:p/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2216" calcext:value-type="float">
            <text:p>2216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216" calcext:value-type="float">
            <text:p>2216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IF([.B262]=[.E262]; &quot;&quot;; &quot;*&quot;)">
            <text:p/>
          </table:table-cell>
          <table:table-cell table:style-name="ce5" table:formula="of:=IF([.B262]=[.E262]; &quot;&quot;; [.E262]-[.B262])">
            <text:p/>
          </table:table-cell>
          <table:table-cell table:style-name="ce5" table:formula="of:=IF([.B262]=[.E262]; &quot;&quot;; (([.E262]-[.B262])/[.B262])*100)">
            <text:p/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IF([.B263]=[.E263]; &quot;&quot;; &quot;*&quot;)">
            <text:p/>
          </table:table-cell>
          <table:table-cell table:style-name="ce5" table:formula="of:=IF([.B263]=[.E263]; &quot;&quot;; [.E263]-[.B263])">
            <text:p/>
          </table:table-cell>
          <table:table-cell table:style-name="ce5" table:formula="of:=IF([.B263]=[.E263]; &quot;&quot;; (([.E263]-[.B263])/[.B263])*100)">
            <text:p/>
          </table:table-cell>
        </table:table-row>
        <table:table-row table:style-name="ro1">
          <table:table-cell office:value-type="string" calcext:value-type="string">
            <text:p>language/references/referencing_expressions</text:p>
          </table:table-cell>
          <table:table-cell office:value-type="float" office:value="7856" calcext:value-type="float">
            <text:p>7856</text:p>
          </table:table-cell>
          <table:table-cell/>
          <table:table-cell office:value-type="string" calcext:value-type="string">
            <text:p>language/references/referencing_expressions</text:p>
          </table:table-cell>
          <table:table-cell office:value-type="float" office:value="7856" calcext:value-type="float">
            <text:p>7856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IF([.B264]=[.E264]; &quot;&quot;; &quot;*&quot;)">
            <text:p/>
          </table:table-cell>
          <table:table-cell table:formula="of:=IF([.B264]=[.E264]; &quot;&quot;; [.E264]-[.B264])">
            <text:p/>
          </table:table-cell>
          <table:table-cell table:formula="of:=IF([.B264]=[.E264]; &quot;&quot;; (([.E264]-[.B264])/[.B264])*100)">
            <text:p/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3968" calcext:value-type="float">
            <text:p>3968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3968" calcext:value-type="float">
            <text:p>3968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IF([.B265]=[.E265]; &quot;&quot;; &quot;*&quot;)">
            <text:p/>
          </table:table-cell>
          <table:table-cell table:formula="of:=IF([.B265]=[.E265]; &quot;&quot;; [.E265]-[.B265])">
            <text:p/>
          </table:table-cell>
          <table:table-cell table:formula="of:=IF([.B265]=[.E265]; &quot;&quot;; (([.E265]-[.B265])/[.B265])*100)">
            <text:p/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408" calcext:value-type="float">
            <text:p>36408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6408" calcext:value-type="float">
            <text:p>36408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IF([.B266]=[.E266]; &quot;&quot;; &quot;*&quot;)">
            <text:p/>
          </table:table-cell>
          <table:table-cell table:style-name="ce5" table:formula="of:=IF([.B266]=[.E266]; &quot;&quot;; [.E266]-[.B266])">
            <text:p/>
          </table:table-cell>
          <table:table-cell table:style-name="ce5" table:formula="of:=IF([.B266]=[.E266]; &quot;&quot;; (([.E266]-[.B266])/[.B266])*100)">
            <text:p/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648" calcext:value-type="float">
            <text:p>6648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6648" calcext:value-type="float">
            <text:p>6648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IF([.B267]=[.E267]; &quot;&quot;; &quot;*&quot;)">
            <text:p/>
          </table:table-cell>
          <table:table-cell table:style-name="ce5" table:formula="of:=IF([.B267]=[.E267]; &quot;&quot;; [.E267]-[.B267])">
            <text:p/>
          </table:table-cell>
          <table:table-cell table:style-name="ce5" table:formula="of:=IF([.B267]=[.E267]; &quot;&quot;; (([.E267]-[.B267])/[.B267])*100)">
            <text:p/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IF([.B268]=[.E268]; &quot;&quot;; &quot;*&quot;)">
            <text:p/>
          </table:table-cell>
          <table:table-cell table:formula="of:=IF([.B268]=[.E268]; &quot;&quot;; [.E268]-[.B268])">
            <text:p/>
          </table:table-cell>
          <table:table-cell table:formula="of:=IF([.B268]=[.E268]; &quot;&quot;; (([.E268]-[.B268])/[.B268])*100)">
            <text:p/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488" calcext:value-type="float">
            <text:p>3488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488" calcext:value-type="float">
            <text:p>3488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IF([.B269]=[.E269]; &quot;&quot;; &quot;*&quot;)">
            <text:p/>
          </table:table-cell>
          <table:table-cell table:formula="of:=IF([.B269]=[.E269]; &quot;&quot;; [.E269]-[.B269])">
            <text:p/>
          </table:table-cell>
          <table:table-cell table:formula="of:=IF([.B269]=[.E269]; &quot;&quot;; (([.E269]-[.B269])/[.B269])*100)">
            <text:p/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IF([.B270]=[.E270]; &quot;&quot;; &quot;*&quot;)">
            <text:p/>
          </table:table-cell>
          <table:table-cell table:style-name="ce5" table:formula="of:=IF([.B270]=[.E270]; &quot;&quot;; [.E270]-[.B270])">
            <text:p/>
          </table:table-cell>
          <table:table-cell table:style-name="ce5" table:formula="of:=IF([.B270]=[.E270]; &quot;&quot;; (([.E270]-[.B270])/[.B270])*100)">
            <text:p/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IF([.B271]=[.E271]; &quot;&quot;; &quot;*&quot;)">
            <text:p/>
          </table:table-cell>
          <table:table-cell table:style-name="ce5" table:formula="of:=IF([.B271]=[.E271]; &quot;&quot;; [.E271]-[.B271])">
            <text:p/>
          </table:table-cell>
          <table:table-cell table:style-name="ce5" table:formula="of:=IF([.B271]=[.E271]; &quot;&quot;; (([.E271]-[.B271])/[.B271])*100)">
            <text:p/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IF([.B272]=[.E272]; &quot;&quot;; &quot;*&quot;)">
            <text:p/>
          </table:table-cell>
          <table:table-cell table:formula="of:=IF([.B272]=[.E272]; &quot;&quot;; [.E272]-[.B272])">
            <text:p/>
          </table:table-cell>
          <table:table-cell table:formula="of:=IF([.B272]=[.E272]; &quot;&quot;; (([.E272]-[.B272])/[.B272])*100)">
            <text:p/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IF([.B273]=[.E273]; &quot;&quot;; &quot;*&quot;)">
            <text:p/>
          </table:table-cell>
          <table:table-cell table:formula="of:=IF([.B273]=[.E273]; &quot;&quot;; [.E273]-[.B273])">
            <text:p/>
          </table:table-cell>
          <table:table-cell table:formula="of:=IF([.B273]=[.E273]; &quot;&quot;; (([.E273]-[.B273])/[.B273])*100)">
            <text:p/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IF([.B274]=[.E274]; &quot;&quot;; &quot;*&quot;)">
            <text:p/>
          </table:table-cell>
          <table:table-cell table:style-name="ce5" table:formula="of:=IF([.B274]=[.E274]; &quot;&quot;; [.E274]-[.B274])">
            <text:p/>
          </table:table-cell>
          <table:table-cell table:style-name="ce5" table:formula="of:=IF([.B274]=[.E274]; &quot;&quot;; (([.E274]-[.B274])/[.B274])*100)">
            <text:p/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IF([.B275]=[.E275]; &quot;&quot;; &quot;*&quot;)">
            <text:p/>
          </table:table-cell>
          <table:table-cell table:style-name="ce5" table:formula="of:=IF([.B275]=[.E275]; &quot;&quot;; [.E275]-[.B275])">
            <text:p/>
          </table:table-cell>
          <table:table-cell table:style-name="ce5" table:formula="of:=IF([.B275]=[.E275]; &quot;&quot;; (([.E275]-[.B275])/[.B275])*100)">
            <text:p/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IF([.B276]=[.E276]; &quot;&quot;; &quot;*&quot;)">
            <text:p/>
          </table:table-cell>
          <table:table-cell table:formula="of:=IF([.B276]=[.E276]; &quot;&quot;; [.E276]-[.B276])">
            <text:p/>
          </table:table-cell>
          <table:table-cell table:formula="of:=IF([.B276]=[.E276]; &quot;&quot;; (([.E276]-[.B276])/[.B276])*100)">
            <text:p/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IF([.B277]=[.E277]; &quot;&quot;; &quot;*&quot;)">
            <text:p/>
          </table:table-cell>
          <table:table-cell table:style-name="ce5" table:formula="of:=IF([.B277]=[.E277]; &quot;&quot;; [.E277]-[.B277])">
            <text:p/>
          </table:table-cell>
          <table:table-cell table:style-name="ce5" table:formula="of:=IF([.B277]=[.E277]; &quot;&quot;; (([.E277]-[.B277])/[.B277])*100)">
            <text:p/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IF([.B278]=[.E278]; &quot;&quot;; &quot;*&quot;)">
            <text:p/>
          </table:table-cell>
          <table:table-cell table:style-name="ce5" table:formula="of:=IF([.B278]=[.E278]; &quot;&quot;; [.E278]-[.B278])">
            <text:p/>
          </table:table-cell>
          <table:table-cell table:style-name="ce5" table:formula="of:=IF([.B278]=[.E278]; &quot;&quot;; (([.E278]-[.B278])/[.B278])*100)">
            <text:p/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IF([.B279]=[.E279]; &quot;&quot;; &quot;*&quot;)">
            <text:p/>
          </table:table-cell>
          <table:table-cell table:style-name="ce5" table:formula="of:=IF([.B279]=[.E279]; &quot;&quot;; [.E279]-[.B279])">
            <text:p/>
          </table:table-cell>
          <table:table-cell table:style-name="ce5" table:formula="of:=IF([.B279]=[.E279]; &quot;&quot;; (([.E279]-[.B279])/[.B279])*100)">
            <text:p/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IF([.B280]=[.E280]; &quot;&quot;; &quot;*&quot;)">
            <text:p/>
          </table:table-cell>
          <table:table-cell table:formula="of:=IF([.B280]=[.E280]; &quot;&quot;; [.E280]-[.B280])">
            <text:p/>
          </table:table-cell>
          <table:table-cell table:formula="of:=IF([.B280]=[.E280]; &quot;&quot;; (([.E280]-[.B280])/[.B280])*100)">
            <text:p/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IF([.B281]=[.E281]; &quot;&quot;; &quot;*&quot;)">
            <text:p/>
          </table:table-cell>
          <table:table-cell table:formula="of:=IF([.B281]=[.E281]; &quot;&quot;; [.E281]-[.B281])">
            <text:p/>
          </table:table-cell>
          <table:table-cell table:formula="of:=IF([.B281]=[.E281]; &quot;&quot;; (([.E281]-[.B281])/[.B281])*100)">
            <text:p/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IF([.B282]=[.E282]; &quot;&quot;; &quot;*&quot;)">
            <text:p/>
          </table:table-cell>
          <table:table-cell table:formula="of:=IF([.B282]=[.E282]; &quot;&quot;; [.E282]-[.B282])">
            <text:p/>
          </table:table-cell>
          <table:table-cell table:formula="of:=IF([.B282]=[.E282]; &quot;&quot;; (([.E282]-[.B282])/[.B282])*100)">
            <text:p/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IF([.B283]=[.E283]; &quot;&quot;; &quot;*&quot;)">
            <text:p/>
          </table:table-cell>
          <table:table-cell table:style-name="ce5" table:formula="of:=IF([.B283]=[.E283]; &quot;&quot;; [.E283]-[.B283])">
            <text:p/>
          </table:table-cell>
          <table:table-cell table:style-name="ce5" table:formula="of:=IF([.B283]=[.E283]; &quot;&quot;; (([.E283]-[.B283])/[.B283])*100)">
            <text:p/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IF([.B284]=[.E284]; &quot;&quot;; &quot;*&quot;)">
            <text:p/>
          </table:table-cell>
          <table:table-cell table:formula="of:=IF([.B284]=[.E284]; &quot;&quot;; [.E284]-[.B284])">
            <text:p/>
          </table:table-cell>
          <table:table-cell table:formula="of:=IF([.B284]=[.E284]; &quot;&quot;; (([.E284]-[.B284])/[.B284])*100)">
            <text:p/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IF([.B285]=[.E285]; &quot;&quot;; &quot;*&quot;)">
            <text:p/>
          </table:table-cell>
          <table:table-cell table:formula="of:=IF([.B285]=[.E285]; &quot;&quot;; [.E285]-[.B285])">
            <text:p/>
          </table:table-cell>
          <table:table-cell table:formula="of:=IF([.B285]=[.E285]; &quot;&quot;; (([.E285]-[.B285])/[.B285])*100)">
            <text:p/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IF([.B286]=[.E286]; &quot;&quot;; &quot;*&quot;)">
            <text:p/>
          </table:table-cell>
          <table:table-cell table:formula="of:=IF([.B286]=[.E286]; &quot;&quot;; [.E286]-[.B286])">
            <text:p/>
          </table:table-cell>
          <table:table-cell table:formula="of:=IF([.B286]=[.E286]; &quot;&quot;; (([.E286]-[.B286])/[.B286])*100)">
            <text:p/>
          </table:table-cell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IF([.B287]=[.E287]; &quot;&quot;; &quot;*&quot;)">
            <text:p/>
          </table:table-cell>
          <table:table-cell table:formula="of:=IF([.B287]=[.E287]; &quot;&quot;; [.E287]-[.B287])">
            <text:p/>
          </table:table-cell>
          <table:table-cell table:formula="of:=IF([.B287]=[.E287]; &quot;&quot;; (([.E287]-[.B287])/[.B287])*100)">
            <text:p/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IF([.B288]=[.E288]; &quot;&quot;; &quot;*&quot;)">
            <text:p/>
          </table:table-cell>
          <table:table-cell table:formula="of:=IF([.B288]=[.E288]; &quot;&quot;; [.E288]-[.B288])">
            <text:p/>
          </table:table-cell>
          <table:table-cell table:formula="of:=IF([.B288]=[.E288]; &quot;&quot;; (([.E288]-[.B288])/[.B288])*100)">
            <text:p/>
          </table:table-cell>
        </table:table-row>
        <table:table-row table:style-name="ro1">
          <table:table-cell office:value-type="string" calcext:value-type="string">
            <text:p>language/slice/slice_contract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language/slice/slice_contract</text:p>
          </table:table-cell>
          <table:table-cell office:value-type="float" office:value="4064" calcext:value-type="float">
            <text:p>4064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IF([.B289]=[.E289]; &quot;&quot;; &quot;*&quot;)">
            <text:p/>
          </table:table-cell>
          <table:table-cell table:formula="of:=IF([.B289]=[.E289]; &quot;&quot;; [.E289]-[.B289])">
            <text:p/>
          </table:table-cell>
          <table:table-cell table:formula="of:=IF([.B289]=[.E289]; &quot;&quot;; (([.E289]-[.B289])/[.B289])*100)">
            <text:p/>
          </table:table-cell>
        </table:table-row>
        <table:table-row table:style-name="ro1">
          <table:table-cell office:value-type="string" calcext:value-type="string">
            <text:p>language/slice/slice_script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slice/slice_script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IF([.B290]=[.E290]; &quot;&quot;; &quot;*&quot;)">
            <text:p/>
          </table:table-cell>
          <table:table-cell table:formula="of:=IF([.B290]=[.E290]; &quot;&quot;; [.E290]-[.B290])">
            <text:p/>
          </table:table-cell>
          <table:table-cell table:formula="of:=IF([.B290]=[.E290]; &quot;&quot;; (([.E290]-[.B290])/[.B290])*100)">
            <text:p/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2032" calcext:value-type="float">
            <text:p>2032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IF([.B291]=[.E291]; &quot;&quot;; &quot;*&quot;)">
            <text:p/>
          </table:table-cell>
          <table:table-cell table:formula="of:=IF([.B291]=[.E291]; &quot;&quot;; [.E291]-[.B291])">
            <text:p/>
          </table:table-cell>
          <table:table-cell table:formula="of:=IF([.B291]=[.E291]; &quot;&quot;; (([.E291]-[.B291])/[.B291])*100)">
            <text:p/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IF([.B292]=[.E292]; &quot;&quot;; &quot;*&quot;)">
            <text:p/>
          </table:table-cell>
          <table:table-cell table:style-name="ce5" table:formula="of:=IF([.B292]=[.E292]; &quot;&quot;; [.E292]-[.B292])">
            <text:p/>
          </table:table-cell>
          <table:table-cell table:style-name="ce5" table:formula="of:=IF([.B292]=[.E292]; &quot;&quot;; (([.E292]-[.B292])/[.B292])*100)">
            <text:p/>
          </table:table-cell>
        </table:table-row>
        <table:table-row table:style-name="ro1">
          <table:table-cell office:value-type="string" calcext:value-type="string">
            <text:p>language/string_slice/string_slice_contract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language/string_slice/string_slice_contract</text:p>
          </table:table-cell>
          <table:table-cell office:value-type="float" office:value="3712" calcext:value-type="float">
            <text:p>3712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IF([.B293]=[.E293]; &quot;&quot;; &quot;*&quot;)">
            <text:p/>
          </table:table-cell>
          <table:table-cell table:style-name="ce5" table:formula="of:=IF([.B293]=[.E293]; &quot;&quot;; [.E293]-[.B293])">
            <text:p/>
          </table:table-cell>
          <table:table-cell table:style-name="ce5" table:formula="of:=IF([.B293]=[.E293]; &quot;&quot;; (([.E293]-[.B293])/[.B293])*100)">
            <text:p/>
          </table:table-cell>
        </table:table-row>
        <table:table-row table:style-name="ro1">
          <table:table-cell office:value-type="string" calcext:value-type="string">
            <text:p>language/string_slice/string_slice_feature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string_slice/string_slice_feature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IF([.B294]=[.E294]; &quot;&quot;; &quot;*&quot;)">
            <text:p/>
          </table:table-cell>
          <table:table-cell table:style-name="ce5" table:formula="of:=IF([.B294]=[.E294]; &quot;&quot;; [.E294]-[.B294])">
            <text:p/>
          </table:table-cell>
          <table:table-cell table:style-name="ce5" table:formula="of:=IF([.B294]=[.E294]; &quot;&quot;; (([.E294]-[.B294])/[.B294])*100)">
            <text:p/>
          </table:table-cell>
        </table:table-row>
        <table:table-row table:style-name="ro1">
          <table:table-cell office:value-type="string" calcext:value-type="string">
            <text:p>language/string_slice/string_slice_script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language/string_slice/string_slice_script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IF([.B295]=[.E295]; &quot;&quot;; &quot;*&quot;)">
            <text:p/>
          </table:table-cell>
          <table:table-cell table:formula="of:=IF([.B295]=[.E295]; &quot;&quot;; [.E295]-[.B295])">
            <text:p/>
          </table:table-cell>
          <table:table-cell table:formula="of:=IF([.B295]=[.E295]; &quot;&quot;; (([.E295]-[.B295])/[.B295])*100)">
            <text:p/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IF([.B296]=[.E296]; &quot;&quot;; &quot;*&quot;)">
            <text:p/>
          </table:table-cell>
          <table:table-cell table:formula="of:=IF([.B296]=[.E296]; &quot;&quot;; [.E296]-[.B296])">
            <text:p/>
          </table:table-cell>
          <table:table-cell table:formula="of:=IF([.B296]=[.E296]; &quot;&quot;; (([.E296]-[.B296])/[.B296])*100)">
            <text:p/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IF([.B297]=[.E297]; &quot;&quot;; &quot;*&quot;)">
            <text:p/>
          </table:table-cell>
          <table:table-cell table:style-name="ce5" table:formula="of:=IF([.B297]=[.E297]; &quot;&quot;; [.E297]-[.B297])">
            <text:p/>
          </table:table-cell>
          <table:table-cell table:style-name="ce5" table:formula="of:=IF([.B297]=[.E297]; &quot;&quot;; (([.E297]-[.B297])/[.B297])*100)">
            <text:p/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IF([.B298]=[.E298]; &quot;&quot;; &quot;*&quot;)">
            <text:p/>
          </table:table-cell>
          <table:table-cell table:style-name="ce5" table:formula="of:=IF([.B298]=[.E298]; &quot;&quot;; [.E298]-[.B298])">
            <text:p/>
          </table:table-cell>
          <table:table-cell table:style-name="ce5" table:formula="of:=IF([.B298]=[.E298]; &quot;&quot;; (([.E298]-[.B298])/[.B298])*100)">
            <text:p/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IF([.B299]=[.E299]; &quot;&quot;; &quot;*&quot;)">
            <text:p/>
          </table:table-cell>
          <table:table-cell table:formula="of:=IF([.B299]=[.E299]; &quot;&quot;; [.E299]-[.B299])">
            <text:p/>
          </table:table-cell>
          <table:table-cell table:formula="of:=IF([.B299]=[.E299]; &quot;&quot;; (([.E299]-[.B299])/[.B299])*100)">
            <text:p/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216" calcext:value-type="float">
            <text:p>2216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216" calcext:value-type="float">
            <text:p>2216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IF([.B300]=[.E300]; &quot;&quot;; &quot;*&quot;)">
            <text:p/>
          </table:table-cell>
          <table:table-cell table:formula="of:=IF([.B300]=[.E300]; &quot;&quot;; [.E300]-[.B300])">
            <text:p/>
          </table:table-cell>
          <table:table-cell table:formula="of:=IF([.B300]=[.E300]; &quot;&quot;; (([.E300]-[.B300])/[.B300])*100)">
            <text:p/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6072" calcext:value-type="float">
            <text:p>6072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072" calcext:value-type="float">
            <text:p>6072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IF([.B301]=[.E301]; &quot;&quot;; &quot;*&quot;)">
            <text:p/>
          </table:table-cell>
          <table:table-cell table:formula="of:=IF([.B301]=[.E301]; &quot;&quot;; [.E301]-[.B301])">
            <text:p/>
          </table:table-cell>
          <table:table-cell table:formula="of:=IF([.B301]=[.E301]; &quot;&quot;; (([.E301]-[.B301])/[.B301])*100)">
            <text:p/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IF([.B302]=[.E302]; &quot;&quot;; &quot;*&quot;)">
            <text:p/>
          </table:table-cell>
          <table:table-cell table:formula="of:=IF([.B302]=[.E302]; &quot;&quot;; [.E302]-[.B302])">
            <text:p/>
          </table:table-cell>
          <table:table-cell table:formula="of:=IF([.B302]=[.E302]; &quot;&quot;; (([.E302]-[.B302])/[.B302])*100)">
            <text:p/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IF([.B303]=[.E303]; &quot;&quot;; &quot;*&quot;)">
            <text:p/>
          </table:table-cell>
          <table:table-cell table:formula="of:=IF([.B303]=[.E303]; &quot;&quot;; [.E303]-[.B303])">
            <text:p/>
          </table:table-cell>
          <table:table-cell table:formula="of:=IF([.B303]=[.E303]; &quot;&quot;; (([.E303]-[.B303])/[.B303])*100)">
            <text:p/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IF([.B304]=[.E304]; &quot;&quot;; &quot;*&quot;)">
            <text:p/>
          </table:table-cell>
          <table:table-cell table:formula="of:=IF([.B304]=[.E304]; &quot;&quot;; [.E304]-[.B304])">
            <text:p/>
          </table:table-cell>
          <table:table-cell table:formula="of:=IF([.B304]=[.E304]; &quot;&quot;; (([.E304]-[.B304])/[.B304])*100)">
            <text:p/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IF([.B305]=[.E305]; &quot;&quot;; &quot;*&quot;)">
            <text:p/>
          </table:table-cell>
          <table:table-cell table:formula="of:=IF([.B305]=[.E305]; &quot;&quot;; [.E305]-[.B305])">
            <text:p/>
          </table:table-cell>
          <table:table-cell table:formula="of:=IF([.B305]=[.E305]; &quot;&quot;; (([.E305]-[.B305])/[.B305])*100)">
            <text:p/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IF([.B306]=[.E306]; &quot;&quot;; &quot;*&quot;)">
            <text:p/>
          </table:table-cell>
          <table:table-cell table:formula="of:=IF([.B306]=[.E306]; &quot;&quot;; [.E306]-[.B306])">
            <text:p/>
          </table:table-cell>
          <table:table-cell table:formula="of:=IF([.B306]=[.E306]; &quot;&quot;; (([.E306]-[.B306])/[.B306])*100)">
            <text:p/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IF([.B307]=[.E307]; &quot;&quot;; &quot;*&quot;)">
            <text:p/>
          </table:table-cell>
          <table:table-cell table:formula="of:=IF([.B307]=[.E307]; &quot;&quot;; [.E307]-[.B307])">
            <text:p/>
          </table:table-cell>
          <table:table-cell table:formula="of:=IF([.B307]=[.E307]; &quot;&quot;; (([.E307]-[.B307])/[.B307])*100)">
            <text:p/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IF([.B308]=[.E308]; &quot;&quot;; &quot;*&quot;)">
            <text:p/>
          </table:table-cell>
          <table:table-cell table:formula="of:=IF([.B308]=[.E308]; &quot;&quot;; [.E308]-[.B308])">
            <text:p/>
          </table:table-cell>
          <table:table-cell table:formula="of:=IF([.B308]=[.E308]; &quot;&quot;; (([.E308]-[.B308])/[.B308])*100)">
            <text:p/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IF([.B309]=[.E309]; &quot;&quot;; &quot;*&quot;)">
            <text:p/>
          </table:table-cell>
          <table:table-cell table:formula="of:=IF([.B309]=[.E309]; &quot;&quot;; [.E309]-[.B309])">
            <text:p/>
          </table:table-cell>
          <table:table-cell table:formula="of:=IF([.B309]=[.E309]; &quot;&quot;; (([.E309]-[.B309])/[.B309])*100)">
            <text:p/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IF([.B310]=[.E310]; &quot;&quot;; &quot;*&quot;)">
            <text:p/>
          </table:table-cell>
          <table:table-cell table:formula="of:=IF([.B310]=[.E310]; &quot;&quot;; [.E310]-[.B310])">
            <text:p/>
          </table:table-cell>
          <table:table-cell table:formula="of:=IF([.B310]=[.E310]; &quot;&quot;; (([.E310]-[.B310])/[.B310])*100)">
            <text:p/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IF([.B311]=[.E311]; &quot;&quot;; &quot;*&quot;)">
            <text:p/>
          </table:table-cell>
          <table:table-cell table:formula="of:=IF([.B311]=[.E311]; &quot;&quot;; [.E311]-[.B311])">
            <text:p/>
          </table:table-cell>
          <table:table-cell table:formula="of:=IF([.B311]=[.E311]; &quot;&quot;; (([.E311]-[.B311])/[.B311])*100)">
            <text:p/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IF([.B312]=[.E312]; &quot;&quot;; &quot;*&quot;)">
            <text:p/>
          </table:table-cell>
          <table:table-cell table:formula="of:=IF([.B312]=[.E312]; &quot;&quot;; [.E312]-[.B312])">
            <text:p/>
          </table:table-cell>
          <table:table-cell table:formula="of:=IF([.B312]=[.E312]; &quot;&quot;; (([.E312]-[.B312])/[.B312])*100)">
            <text:p/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IF([.B313]=[.E313]; &quot;&quot;; &quot;*&quot;)">
            <text:p/>
          </table:table-cell>
          <table:table-cell table:style-name="ce5" table:formula="of:=IF([.B313]=[.E313]; &quot;&quot;; [.E313]-[.B313])">
            <text:p/>
          </table:table-cell>
          <table:table-cell table:style-name="ce5" table:formula="of:=IF([.B313]=[.E313]; &quot;&quot;; (([.E313]-[.B313])/[.B313])*100)">
            <text:p/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IF([.B314]=[.E314]; &quot;&quot;; &quot;*&quot;)">
            <text:p/>
          </table:table-cell>
          <table:table-cell table:style-name="ce5" table:formula="of:=IF([.B314]=[.E314]; &quot;&quot;; [.E314]-[.B314])">
            <text:p/>
          </table:table-cell>
          <table:table-cell table:style-name="ce5" table:formula="of:=IF([.B314]=[.E314]; &quot;&quot;; (([.E314]-[.B314])/[.B314])*100)">
            <text:p/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IF([.B315]=[.E315]; &quot;&quot;; &quot;*&quot;)">
            <text:p/>
          </table:table-cell>
          <table:table-cell table:formula="of:=IF([.B315]=[.E315]; &quot;&quot;; [.E315]-[.B315])">
            <text:p/>
          </table:table-cell>
          <table:table-cell table:formula="of:=IF([.B315]=[.E315]; &quot;&quot;; (([.E315]-[.B315])/[.B315])*100)">
            <text:p/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IF([.B316]=[.E316]; &quot;&quot;; &quot;*&quot;)">
            <text:p/>
          </table:table-cell>
          <table:table-cell table:style-name="ce5" table:formula="of:=IF([.B316]=[.E316]; &quot;&quot;; [.E316]-[.B316])">
            <text:p/>
          </table:table-cell>
          <table:table-cell table:style-name="ce5" table:formula="of:=IF([.B316]=[.E316]; &quot;&quot;; (([.E316]-[.B316])/[.B316])*100)">
            <text:p/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IF([.B317]=[.E317]; &quot;&quot;; &quot;*&quot;)">
            <text:p/>
          </table:table-cell>
          <table:table-cell table:formula="of:=IF([.B317]=[.E317]; &quot;&quot;; [.E317]-[.B317])">
            <text:p/>
          </table:table-cell>
          <table:table-cell table:formula="of:=IF([.B317]=[.E317]; &quot;&quot;; (([.E317]-[.B317])/[.B317])*100)">
            <text:p/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856" calcext:value-type="float">
            <text:p>3856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856" calcext:value-type="float">
            <text:p>3856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IF([.B318]=[.E318]; &quot;&quot;; &quot;*&quot;)">
            <text:p/>
          </table:table-cell>
          <table:table-cell table:formula="of:=IF([.B318]=[.E318]; &quot;&quot;; [.E318]-[.B318])">
            <text:p/>
          </table:table-cell>
          <table:table-cell table:formula="of:=IF([.B318]=[.E318]; &quot;&quot;; (([.E318]-[.B318])/[.B318])*100)">
            <text:p/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IF([.B319]=[.E319]; &quot;&quot;; &quot;*&quot;)">
            <text:p/>
          </table:table-cell>
          <table:table-cell table:formula="of:=IF([.B319]=[.E319]; &quot;&quot;; [.E319]-[.B319])">
            <text:p/>
          </table:table-cell>
          <table:table-cell table:formula="of:=IF([.B319]=[.E319]; &quot;&quot;; (([.E319]-[.B319])/[.B319])*100)">
            <text:p/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IF([.B320]=[.E320]; &quot;&quot;; &quot;*&quot;)">
            <text:p/>
          </table:table-cell>
          <table:table-cell table:formula="of:=IF([.B320]=[.E320]; &quot;&quot;; [.E320]-[.B320])">
            <text:p/>
          </table:table-cell>
          <table:table-cell table:formula="of:=IF([.B320]=[.E320]; &quot;&quot;; (([.E320]-[.B320])/[.B320])*100)">
            <text:p/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IF([.B321]=[.E321]; &quot;&quot;; &quot;*&quot;)">
            <text:p/>
          </table:table-cell>
          <table:table-cell table:formula="of:=IF([.B321]=[.E321]; &quot;&quot;; [.E321]-[.B321])">
            <text:p/>
          </table:table-cell>
          <table:table-cell table:formula="of:=IF([.B321]=[.E321]; &quot;&quot;; (([.E321]-[.B321])/[.B321])*100)">
            <text:p/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IF([.B322]=[.E322]; &quot;&quot;; &quot;*&quot;)">
            <text:p/>
          </table:table-cell>
          <table:table-cell table:formula="of:=IF([.B322]=[.E322]; &quot;&quot;; [.E322]-[.B322])">
            <text:p/>
          </table:table-cell>
          <table:table-cell table:formula="of:=IF([.B322]=[.E322]; &quot;&quot;; (([.E322]-[.B322])/[.B322])*100)">
            <text:p/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712" calcext:value-type="float">
            <text:p>5712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712" calcext:value-type="float">
            <text:p>5712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IF([.B323]=[.E323]; &quot;&quot;; &quot;*&quot;)">
            <text:p/>
          </table:table-cell>
          <table:table-cell table:formula="of:=IF([.B323]=[.E323]; &quot;&quot;; [.E323]-[.B323])">
            <text:p/>
          </table:table-cell>
          <table:table-cell table:formula="of:=IF([.B323]=[.E323]; &quot;&quot;; (([.E323]-[.B323])/[.B323])*100)">
            <text:p/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IF([.B324]=[.E324]; &quot;&quot;; &quot;*&quot;)">
            <text:p/>
          </table:table-cell>
          <table:table-cell table:formula="of:=IF([.B324]=[.E324]; &quot;&quot;; [.E324]-[.B324])">
            <text:p/>
          </table:table-cell>
          <table:table-cell table:formula="of:=IF([.B324]=[.E324]; &quot;&quot;; (([.E324]-[.B324])/[.B324])*100)">
            <text:p/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IF([.B325]=[.E325]; &quot;&quot;; &quot;*&quot;)">
            <text:p/>
          </table:table-cell>
          <table:table-cell table:formula="of:=IF([.B325]=[.E325]; &quot;&quot;; [.E325]-[.B325])">
            <text:p/>
          </table:table-cell>
          <table:table-cell table:formula="of:=IF([.B325]=[.E325]; &quot;&quot;; (([.E325]-[.B325])/[.B325])*100)">
            <text:p/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IF([.B326]=[.E326]; &quot;&quot;; &quot;*&quot;)">
            <text:p/>
          </table:table-cell>
          <table:table-cell table:style-name="ce5" table:formula="of:=IF([.B326]=[.E326]; &quot;&quot;; [.E326]-[.B326])">
            <text:p/>
          </table:table-cell>
          <table:table-cell table:style-name="ce5" table:formula="of:=IF([.B326]=[.E326]; &quot;&quot;; (([.E326]-[.B326])/[.B326])*100)">
            <text:p/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IF([.B327]=[.E327]; &quot;&quot;; &quot;*&quot;)">
            <text:p/>
          </table:table-cell>
          <table:table-cell table:style-name="ce5" table:formula="of:=IF([.B327]=[.E327]; &quot;&quot;; [.E327]-[.B327])">
            <text:p/>
          </table:table-cell>
          <table:table-cell table:style-name="ce5" table:formula="of:=IF([.B327]=[.E327]; &quot;&quot;; (([.E327]-[.B327])/[.B327])*100)">
            <text:p/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IF([.B328]=[.E328]; &quot;&quot;; &quot;*&quot;)">
            <text:p/>
          </table:table-cell>
          <table:table-cell table:style-name="ce5" table:formula="of:=IF([.B328]=[.E328]; &quot;&quot;; [.E328]-[.B328])">
            <text:p/>
          </table:table-cell>
          <table:table-cell table:style-name="ce5" table:formula="of:=IF([.B328]=[.E328]; &quot;&quot;; (([.E328]-[.B328])/[.B328])*100)">
            <text:p/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IF([.B329]=[.E329]; &quot;&quot;; &quot;*&quot;)">
            <text:p/>
          </table:table-cell>
          <table:table-cell table:formula="of:=IF([.B329]=[.E329]; &quot;&quot;; [.E329]-[.B329])">
            <text:p/>
          </table:table-cell>
          <table:table-cell table:formula="of:=IF([.B329]=[.E329]; &quot;&quot;; (([.E329]-[.B329])/[.B329])*100)">
            <text:p/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IF([.B330]=[.E330]; &quot;&quot;; &quot;*&quot;)">
            <text:p/>
          </table:table-cell>
          <table:table-cell table:formula="of:=IF([.B330]=[.E330]; &quot;&quot;; [.E330]-[.B330])">
            <text:p/>
          </table:table-cell>
          <table:table-cell table:formula="of:=IF([.B330]=[.E330]; &quot;&quot;; (([.E330]-[.B330])/[.B330])*100)">
            <text:p/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1992" calcext:value-type="float">
            <text:p>1992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IF([.B331]=[.E331]; &quot;&quot;; &quot;*&quot;)">
            <text:p/>
          </table:table-cell>
          <table:table-cell table:formula="of:=IF([.B331]=[.E331]; &quot;&quot;; [.E331]-[.B331])">
            <text:p/>
          </table:table-cell>
          <table:table-cell table:formula="of:=IF([.B331]=[.E331]; &quot;&quot;; (([.E331]-[.B331])/[.B331])*100)">
            <text:p/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IF([.B332]=[.E332]; &quot;&quot;; &quot;*&quot;)">
            <text:p/>
          </table:table-cell>
          <table:table-cell table:formula="of:=IF([.B332]=[.E332]; &quot;&quot;; [.E332]-[.B332])">
            <text:p/>
          </table:table-cell>
          <table:table-cell table:formula="of:=IF([.B332]=[.E332]; &quot;&quot;; (([.E332]-[.B332])/[.B332])*100)">
            <text:p/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IF([.B333]=[.E333]; &quot;&quot;; &quot;*&quot;)">
            <text:p/>
          </table:table-cell>
          <table:table-cell table:formula="of:=IF([.B333]=[.E333]; &quot;&quot;; [.E333]-[.B333])">
            <text:p/>
          </table:table-cell>
          <table:table-cell table:formula="of:=IF([.B333]=[.E333]; &quot;&quot;; (([.E333]-[.B333])/[.B333])*100)">
            <text:p/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IF([.B334]=[.E334]; &quot;&quot;; &quot;*&quot;)">
            <text:p/>
          </table:table-cell>
          <table:table-cell table:formula="of:=IF([.B334]=[.E334]; &quot;&quot;; [.E334]-[.B334])">
            <text:p/>
          </table:table-cell>
          <table:table-cell table:formula="of:=IF([.B334]=[.E334]; &quot;&quot;; (([.E334]-[.B334])/[.B334])*100)">
            <text:p/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IF([.B335]=[.E335]; &quot;&quot;; &quot;*&quot;)">
            <text:p/>
          </table:table-cell>
          <table:table-cell table:formula="of:=IF([.B335]=[.E335]; &quot;&quot;; [.E335]-[.B335])">
            <text:p/>
          </table:table-cell>
          <table:table-cell table:formula="of:=IF([.B335]=[.E335]; &quot;&quot;; (([.E335]-[.B335])/[.B335])*100)">
            <text:p/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IF([.B336]=[.E336]; &quot;&quot;; &quot;*&quot;)">
            <text:p/>
          </table:table-cell>
          <table:table-cell table:formula="of:=IF([.B336]=[.E336]; &quot;&quot;; [.E336]-[.B336])">
            <text:p/>
          </table:table-cell>
          <table:table-cell table:formula="of:=IF([.B336]=[.E336]; &quot;&quot;; (([.E336]-[.B336])/[.B336])*100)">
            <text:p/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IF([.B337]=[.E337]; &quot;&quot;; &quot;*&quot;)">
            <text:p/>
          </table:table-cell>
          <table:table-cell table:formula="of:=IF([.B337]=[.E337]; &quot;&quot;; [.E337]-[.B337])">
            <text:p/>
          </table:table-cell>
          <table:table-cell table:formula="of:=IF([.B337]=[.E337]; &quot;&quot;; (([.E337]-[.B337])/[.B337])*100)">
            <text:p/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IF([.B338]=[.E338]; &quot;&quot;; &quot;*&quot;)">
            <text:p/>
          </table:table-cell>
          <table:table-cell table:formula="of:=IF([.B338]=[.E338]; &quot;&quot;; [.E338]-[.B338])">
            <text:p/>
          </table:table-cell>
          <table:table-cell table:formula="of:=IF([.B338]=[.E338]; &quot;&quot;; (([.E338]-[.B338])/[.B338])*100)">
            <text:p/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IF([.B339]=[.E339]; &quot;&quot;; &quot;*&quot;)">
            <text:p/>
          </table:table-cell>
          <table:table-cell table:formula="of:=IF([.B339]=[.E339]; &quot;&quot;; [.E339]-[.B339])">
            <text:p/>
          </table:table-cell>
          <table:table-cell table:formula="of:=IF([.B339]=[.E339]; &quot;&quot;; (([.E339]-[.B339])/[.B339])*100)">
            <text:p/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IF([.B340]=[.E340]; &quot;&quot;; &quot;*&quot;)">
            <text:p/>
          </table:table-cell>
          <table:table-cell table:formula="of:=IF([.B340]=[.E340]; &quot;&quot;; [.E340]-[.B340])">
            <text:p/>
          </table:table-cell>
          <table:table-cell table:formula="of:=IF([.B340]=[.E340]; &quot;&quot;; (([.E340]-[.B340])/[.B340])*100)">
            <text:p/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IF([.B341]=[.E341]; &quot;&quot;; &quot;*&quot;)">
            <text:p/>
          </table:table-cell>
          <table:table-cell table:formula="of:=IF([.B341]=[.E341]; &quot;&quot;; [.E341]-[.B341])">
            <text:p/>
          </table:table-cell>
          <table:table-cell table:formula="of:=IF([.B341]=[.E341]; &quot;&quot;; (([.E341]-[.B341])/[.B341])*100)">
            <text:p/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2128" calcext:value-type="float">
            <text:p>2128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IF([.B342]=[.E342]; &quot;&quot;; &quot;*&quot;)">
            <text:p/>
          </table:table-cell>
          <table:table-cell table:formula="of:=IF([.B342]=[.E342]; &quot;&quot;; [.E342]-[.B342])">
            <text:p/>
          </table:table-cell>
          <table:table-cell table:formula="of:=IF([.B342]=[.E342]; &quot;&quot;; (([.E342]-[.B342])/[.B342])*100)">
            <text:p/>
          </table:table-cell>
        </table:table-row>
        <table:table-row table:style-name="ro1">
          <table:table-cell office:value-type="string" calcext:value-type="string">
            <text:p>payable_non_zero_coins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payable_non_zero_coins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IF([.B343]=[.E343]; &quot;&quot;; &quot;*&quot;)">
            <text:p/>
          </table:table-cell>
          <table:table-cell table:formula="of:=IF([.B343]=[.E343]; &quot;&quot;; [.E343]-[.B343])">
            <text:p/>
          </table:table-cell>
          <table:table-cell table:formula="of:=IF([.B343]=[.E343]; &quot;&quot;; (([.E343]-[.B343])/[.B343])*100)">
            <text:p/>
          </table:table-cell>
        </table:table-row>
        <table:table-row table:style-name="ro1">
          <table:table-cell office:value-type="string" calcext:value-type="string">
            <text:p>resolve_local_items_that_shadow_imports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resolve_local_items_that_shadow_import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IF([.B344]=[.E344]; &quot;&quot;; &quot;*&quot;)">
            <text:p/>
          </table:table-cell>
          <table:table-cell table:formula="of:=IF([.B344]=[.E344]; &quot;&quot;; [.E344]-[.B344])">
            <text:p/>
          </table:table-cell>
          <table:table-cell table:formula="of:=IF([.B344]=[.E344]; &quot;&quot;; (([.E344]-[.B344])/[.B344])*100)">
            <text:p/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IF([.B345]=[.E345]; &quot;&quot;; &quot;*&quot;)">
            <text:p/>
          </table:table-cell>
          <table:table-cell table:formula="of:=IF([.B345]=[.E345]; &quot;&quot;; [.E345]-[.B345])">
            <text:p/>
          </table:table-cell>
          <table:table-cell table:formula="of:=IF([.B345]=[.E345]; &quot;&quot;; (([.E345]-[.B345])/[.B345])*100)">
            <text:p/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IF([.B346]=[.E346]; &quot;&quot;; &quot;*&quot;)">
            <text:p/>
          </table:table-cell>
          <table:table-cell table:formula="of:=IF([.B346]=[.E346]; &quot;&quot;; [.E346]-[.B346])">
            <text:p/>
          </table:table-cell>
          <table:table-cell table:formula="of:=IF([.B346]=[.E346]; &quot;&quot;; (([.E346]-[.B346])/[.B346])*100)">
            <text:p/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2752" calcext:value-type="float">
            <text:p>2752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IF([.B347]=[.E347]; &quot;&quot;; &quot;*&quot;)">
            <text:p/>
          </table:table-cell>
          <table:table-cell table:formula="of:=IF([.B347]=[.E347]; &quot;&quot;; [.E347]-[.B347])">
            <text:p/>
          </table:table-cell>
          <table:table-cell table:formula="of:=IF([.B347]=[.E347]; &quot;&quot;; (([.E347]-[.B347])/[.B34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304" calcext:value-type="float">
            <text:p>2304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04" calcext:value-type="float">
            <text:p>2304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IF([.B348]=[.E348]; &quot;&quot;; &quot;*&quot;)">
            <text:p/>
          </table:table-cell>
          <table:table-cell table:formula="of:=IF([.B348]=[.E348]; &quot;&quot;; [.E348]-[.B348])">
            <text:p/>
          </table:table-cell>
          <table:table-cell table:formula="of:=IF([.B348]=[.E348]; &quot;&quot;; (([.E348]-[.B348])/[.B348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2264" calcext:value-type="float">
            <text:p>2264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IF([.B349]=[.E349]; &quot;&quot;; &quot;*&quot;)">
            <text:p/>
          </table:table-cell>
          <table:table-cell table:formula="of:=IF([.B349]=[.E349]; &quot;&quot;; [.E349]-[.B349])">
            <text:p/>
          </table:table-cell>
          <table:table-cell table:formula="of:=IF([.B349]=[.E349]; &quot;&quot;; (([.E349]-[.B349])/[.B349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mint_burn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static_analysis/cei_pattern_violation_in_asm_block_mint_burn</text:p>
          </table:table-cell>
          <table:table-cell office:value-type="float" office:value="2840" calcext:value-type="float">
            <text:p>2840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IF([.B350]=[.E350]; &quot;&quot;; &quot;*&quot;)">
            <text:p/>
          </table:table-cell>
          <table:table-cell table:formula="of:=IF([.B350]=[.E350]; &quot;&quot;; [.E350]-[.B350])">
            <text:p/>
          </table:table-cell>
          <table:table-cell table:formula="of:=IF([.B350]=[.E350]; &quot;&quot;; (([.E350]-[.B350])/[.B350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640" calcext:value-type="float">
            <text:p>2640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IF([.B351]=[.E351]; &quot;&quot;; &quot;*&quot;)">
            <text:p/>
          </table:table-cell>
          <table:table-cell table:formula="of:=IF([.B351]=[.E351]; &quot;&quot;; [.E351]-[.B351])">
            <text:p/>
          </table:table-cell>
          <table:table-cell table:formula="of:=IF([.B351]=[.E351]; &quot;&quot;; (([.E351]-[.B351])/[.B351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288" calcext:value-type="float">
            <text:p>2288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288" calcext:value-type="float">
            <text:p>2288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IF([.B352]=[.E352]; &quot;&quot;; &quot;*&quot;)">
            <text:p/>
          </table:table-cell>
          <table:table-cell table:formula="of:=IF([.B352]=[.E352]; &quot;&quot;; [.E352]-[.B352])">
            <text:p/>
          </table:table-cell>
          <table:table-cell table:formula="of:=IF([.B352]=[.E352]; &quot;&quot;; (([.E352]-[.B352])/[.B352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3536" calcext:value-type="float">
            <text:p>3536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IF([.B353]=[.E353]; &quot;&quot;; &quot;*&quot;)">
            <text:p/>
          </table:table-cell>
          <table:table-cell table:formula="of:=IF([.B353]=[.E353]; &quot;&quot;; [.E353]-[.B353])">
            <text:p/>
          </table:table-cell>
          <table:table-cell table:formula="of:=IF([.B353]=[.E353]; &quot;&quot;; (([.E353]-[.B353])/[.B353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3536" calcext:value-type="float">
            <text:p>3536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3536" calcext:value-type="float">
            <text:p>3536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IF([.B354]=[.E354]; &quot;&quot;; &quot;*&quot;)">
            <text:p/>
          </table:table-cell>
          <table:table-cell table:formula="of:=IF([.B354]=[.E354]; &quot;&quot;; [.E354]-[.B354])">
            <text:p/>
          </table:table-cell>
          <table:table-cell table:formula="of:=IF([.B354]=[.E354]; &quot;&quot;; (([.E354]-[.B354])/[.B354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952" calcext:value-type="float">
            <text:p>2952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952" calcext:value-type="float">
            <text:p>2952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IF([.B355]=[.E355]; &quot;&quot;; &quot;*&quot;)">
            <text:p/>
          </table:table-cell>
          <table:table-cell table:formula="of:=IF([.B355]=[.E355]; &quot;&quot;; [.E355]-[.B355])">
            <text:p/>
          </table:table-cell>
          <table:table-cell table:formula="of:=IF([.B355]=[.E355]; &quot;&quot;; (([.E355]-[.B355])/[.B355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IF([.B356]=[.E356]; &quot;&quot;; &quot;*&quot;)">
            <text:p/>
          </table:table-cell>
          <table:table-cell table:formula="of:=IF([.B356]=[.E356]; &quot;&quot;; [.E356]-[.B356])">
            <text:p/>
          </table:table-cell>
          <table:table-cell table:formula="of:=IF([.B356]=[.E356]; &quot;&quot;; (([.E356]-[.B356])/[.B356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IF([.B357]=[.E357]; &quot;&quot;; &quot;*&quot;)">
            <text:p/>
          </table:table-cell>
          <table:table-cell table:formula="of:=IF([.B357]=[.E357]; &quot;&quot;; [.E357]-[.B357])">
            <text:p/>
          </table:table-cell>
          <table:table-cell table:formula="of:=IF([.B357]=[.E357]; &quot;&quot;; (([.E357]-[.B357])/[.B35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IF([.B358]=[.E358]; &quot;&quot;; &quot;*&quot;)">
            <text:p/>
          </table:table-cell>
          <table:table-cell table:formula="of:=IF([.B358]=[.E358]; &quot;&quot;; [.E358]-[.B358])">
            <text:p/>
          </table:table-cell>
          <table:table-cell table:formula="of:=IF([.B358]=[.E358]; &quot;&quot;; (([.E358]-[.B358])/[.B358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2968" calcext:value-type="float">
            <text:p>2968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IF([.B359]=[.E359]; &quot;&quot;; &quot;*&quot;)">
            <text:p/>
          </table:table-cell>
          <table:table-cell table:formula="of:=IF([.B359]=[.E359]; &quot;&quot;; [.E359]-[.B359])">
            <text:p/>
          </table:table-cell>
          <table:table-cell table:formula="of:=IF([.B359]=[.E359]; &quot;&quot;; (([.E359]-[.B359])/[.B359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IF([.B360]=[.E360]; &quot;&quot;; &quot;*&quot;)">
            <text:p/>
          </table:table-cell>
          <table:table-cell table:formula="of:=IF([.B360]=[.E360]; &quot;&quot;; [.E360]-[.B360])">
            <text:p/>
          </table:table-cell>
          <table:table-cell table:formula="of:=IF([.B360]=[.E360]; &quot;&quot;; (([.E360]-[.B360])/[.B360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2936" calcext:value-type="float">
            <text:p>2936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2936" calcext:value-type="float">
            <text:p>2936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IF([.B361]=[.E361]; &quot;&quot;; &quot;*&quot;)">
            <text:p/>
          </table:table-cell>
          <table:table-cell table:formula="of:=IF([.B361]=[.E361]; &quot;&quot;; [.E361]-[.B361])">
            <text:p/>
          </table:table-cell>
          <table:table-cell table:formula="of:=IF([.B361]=[.E361]; &quot;&quot;; (([.E361]-[.B361])/[.B361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3360" calcext:value-type="float">
            <text:p>3360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IF([.B362]=[.E362]; &quot;&quot;; &quot;*&quot;)">
            <text:p/>
          </table:table-cell>
          <table:table-cell table:formula="of:=IF([.B362]=[.E362]; &quot;&quot;; [.E362]-[.B362])">
            <text:p/>
          </table:table-cell>
          <table:table-cell table:formula="of:=IF([.B362]=[.E362]; &quot;&quot;; (([.E362]-[.B362])/[.B362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2752" calcext:value-type="float">
            <text:p>2752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IF([.B363]=[.E363]; &quot;&quot;; &quot;*&quot;)">
            <text:p/>
          </table:table-cell>
          <table:table-cell table:formula="of:=IF([.B363]=[.E363]; &quot;&quot;; [.E363]-[.B363])">
            <text:p/>
          </table:table-cell>
          <table:table-cell table:formula="of:=IF([.B363]=[.E363]; &quot;&quot;; (([.E363]-[.B363])/[.B363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2968" calcext:value-type="float">
            <text:p>2968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IF([.B364]=[.E364]; &quot;&quot;; &quot;*&quot;)">
            <text:p/>
          </table:table-cell>
          <table:table-cell table:formula="of:=IF([.B364]=[.E364]; &quot;&quot;; [.E364]-[.B364])">
            <text:p/>
          </table:table-cell>
          <table:table-cell table:formula="of:=IF([.B364]=[.E364]; &quot;&quot;; (([.E364]-[.B364])/[.B364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2968" calcext:value-type="float">
            <text:p>2968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IF([.B365]=[.E365]; &quot;&quot;; &quot;*&quot;)">
            <text:p/>
          </table:table-cell>
          <table:table-cell table:formula="of:=IF([.B365]=[.E365]; &quot;&quot;; [.E365]-[.B365])">
            <text:p/>
          </table:table-cell>
          <table:table-cell table:formula="of:=IF([.B365]=[.E365]; &quot;&quot;; (([.E365]-[.B365])/[.B365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2928" calcext:value-type="float">
            <text:p>2928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IF([.B366]=[.E366]; &quot;&quot;; &quot;*&quot;)">
            <text:p/>
          </table:table-cell>
          <table:table-cell table:formula="of:=IF([.B366]=[.E366]; &quot;&quot;; [.E366]-[.B366])">
            <text:p/>
          </table:table-cell>
          <table:table-cell table:formula="of:=IF([.B366]=[.E366]; &quot;&quot;; (([.E366]-[.B366])/[.B366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2928" calcext:value-type="float">
            <text:p>2928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IF([.B367]=[.E367]; &quot;&quot;; &quot;*&quot;)">
            <text:p/>
          </table:table-cell>
          <table:table-cell table:style-name="ce5" table:formula="of:=IF([.B367]=[.E367]; &quot;&quot;; [.E367]-[.B367])">
            <text:p/>
          </table:table-cell>
          <table:table-cell table:style-name="ce5" table:formula="of:=IF([.B367]=[.E367]; &quot;&quot;; (([.E367]-[.B367])/[.B367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2928" calcext:value-type="float">
            <text:p>2928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IF([.B368]=[.E368]; &quot;&quot;; &quot;*&quot;)">
            <text:p/>
          </table:table-cell>
          <table:table-cell table:style-name="ce5" table:formula="of:=IF([.B368]=[.E368]; &quot;&quot;; [.E368]-[.B368])">
            <text:p/>
          </table:table-cell>
          <table:table-cell table:style-name="ce5" table:formula="of:=IF([.B368]=[.E368]; &quot;&quot;; (([.E368]-[.B368])/[.B368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2928" calcext:value-type="float">
            <text:p>2928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IF([.B369]=[.E369]; &quot;&quot;; &quot;*&quot;)">
            <text:p/>
          </table:table-cell>
          <table:table-cell table:formula="of:=IF([.B369]=[.E369]; &quot;&quot;; [.E369]-[.B369])">
            <text:p/>
          </table:table-cell>
          <table:table-cell table:formula="of:=IF([.B369]=[.E369]; &quot;&quot;; (([.E369]-[.B369])/[.B369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6712" calcext:value-type="float">
            <text:p>16712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6712" calcext:value-type="float">
            <text:p>16712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IF([.B370]=[.E370]; &quot;&quot;; &quot;*&quot;)">
            <text:p/>
          </table:table-cell>
          <table:table-cell table:style-name="ce5" table:formula="of:=IF([.B370]=[.E370]; &quot;&quot;; [.E370]-[.B370])">
            <text:p/>
          </table:table-cell>
          <table:table-cell table:style-name="ce5" table:formula="of:=IF([.B370]=[.E370]; &quot;&quot;; (([.E370]-[.B370])/[.B370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368" calcext:value-type="float">
            <text:p>2368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IF([.B371]=[.E371]; &quot;&quot;; &quot;*&quot;)">
            <text:p/>
          </table:table-cell>
          <table:table-cell table:formula="of:=IF([.B371]=[.E371]; &quot;&quot;; [.E371]-[.B371])">
            <text:p/>
          </table:table-cell>
          <table:table-cell table:formula="of:=IF([.B371]=[.E371]; &quot;&quot;; (([.E371]-[.B371])/[.B371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8384" calcext:value-type="float">
            <text:p>8384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8384" calcext:value-type="float">
            <text:p>8384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IF([.B372]=[.E372]; &quot;&quot;; &quot;*&quot;)">
            <text:p/>
          </table:table-cell>
          <table:table-cell table:formula="of:=IF([.B372]=[.E372]; &quot;&quot;; [.E372]-[.B372])">
            <text:p/>
          </table:table-cell>
          <table:table-cell table:formula="of:=IF([.B372]=[.E372]; &quot;&quot;; (([.E372]-[.B372])/[.B372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2968" calcext:value-type="float">
            <text:p>2968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IF([.B373]=[.E373]; &quot;&quot;; &quot;*&quot;)">
            <text:p/>
          </table:table-cell>
          <table:table-cell table:style-name="ce5" table:formula="of:=IF([.B373]=[.E373]; &quot;&quot;; [.E373]-[.B373])">
            <text:p/>
          </table:table-cell>
          <table:table-cell table:style-name="ce5" table:formula="of:=IF([.B373]=[.E373]; &quot;&quot;; (([.E373]-[.B373])/[.B373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3232" calcext:value-type="float">
            <text:p>3232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IF([.B374]=[.E374]; &quot;&quot;; &quot;*&quot;)">
            <text:p/>
          </table:table-cell>
          <table:table-cell table:formula="of:=IF([.B374]=[.E374]; &quot;&quot;; [.E374]-[.B374])">
            <text:p/>
          </table:table-cell>
          <table:table-cell table:formula="of:=IF([.B374]=[.E374]; &quot;&quot;; (([.E374]-[.B374])/[.B374])*100)">
            <text:p/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824" calcext:value-type="float">
            <text:p>2824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2824" calcext:value-type="float">
            <text:p>2824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IF([.B375]=[.E375]; &quot;&quot;; &quot;*&quot;)">
            <text:p/>
          </table:table-cell>
          <table:table-cell table:formula="of:=IF([.B375]=[.E375]; &quot;&quot;; [.E375]-[.B375])">
            <text:p/>
          </table:table-cell>
          <table:table-cell table:formula="of:=IF([.B375]=[.E375]; &quot;&quot;; (([.E375]-[.B375])/[.B375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IF([.B376]=[.E376]; &quot;&quot;; &quot;*&quot;)">
            <text:p/>
          </table:table-cell>
          <table:table-cell table:style-name="ce5" table:formula="of:=IF([.B376]=[.E376]; &quot;&quot;; [.E376]-[.B376])">
            <text:p/>
          </table:table-cell>
          <table:table-cell table:style-name="ce5" table:formula="of:=IF([.B376]=[.E376]; &quot;&quot;; (([.E376]-[.B376])/[.B376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IF([.B377]=[.E377]; &quot;&quot;; &quot;*&quot;)">
            <text:p/>
          </table:table-cell>
          <table:table-cell table:formula="of:=IF([.B377]=[.E377]; &quot;&quot;; [.E377]-[.B377])">
            <text:p/>
          </table:table-cell>
          <table:table-cell table:formula="of:=IF([.B377]=[.E377]; &quot;&quot;; (([.E377]-[.B377])/[.B377])*100)">
            <text:p/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IF([.B378]=[.E378]; &quot;&quot;; &quot;*&quot;)">
            <text:p/>
          </table:table-cell>
          <table:table-cell table:formula="of:=IF([.B378]=[.E378]; &quot;&quot;; [.E378]-[.B378])">
            <text:p/>
          </table:table-cell>
          <table:table-cell table:formula="of:=IF([.B378]=[.E378]; &quot;&quot;; (([.E378]-[.B378])/[.B378])*100)">
            <text:p/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4216" calcext:value-type="float">
            <text:p>4216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4216" calcext:value-type="float">
            <text:p>4216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IF([.B379]=[.E379]; &quot;&quot;; &quot;*&quot;)">
            <text:p/>
          </table:table-cell>
          <table:table-cell table:style-name="ce5" table:formula="of:=IF([.B379]=[.E379]; &quot;&quot;; [.E379]-[.B379])">
            <text:p/>
          </table:table-cell>
          <table:table-cell table:style-name="ce5" table:formula="of:=IF([.B379]=[.E379]; &quot;&quot;; (([.E379]-[.B379])/[.B379])*100)">
            <text:p/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IF([.B380]=[.E380]; &quot;&quot;; &quot;*&quot;)">
            <text:p/>
          </table:table-cell>
          <table:table-cell table:formula="of:=IF([.B380]=[.E380]; &quot;&quot;; [.E380]-[.B380])">
            <text:p/>
          </table:table-cell>
          <table:table-cell table:formula="of:=IF([.B380]=[.E380]; &quot;&quot;; (([.E380]-[.B380])/[.B380])*100)">
            <text:p/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6144" calcext:value-type="float">
            <text:p>6144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IF([.B381]=[.E381]; &quot;&quot;; &quot;*&quot;)">
            <text:p/>
          </table:table-cell>
          <table:table-cell table:style-name="ce5" table:formula="of:=IF([.B381]=[.E381]; &quot;&quot;; [.E381]-[.B381])">
            <text:p/>
          </table:table-cell>
          <table:table-cell table:style-name="ce5" table:formula="of:=IF([.B381]=[.E381]; &quot;&quot;; (([.E381]-[.B381])/[.B381])*100)">
            <text:p/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IF([.B382]=[.E382]; &quot;&quot;; &quot;*&quot;)">
            <text:p/>
          </table:table-cell>
          <table:table-cell table:formula="of:=IF([.B382]=[.E382]; &quot;&quot;; [.E382]-[.B382])">
            <text:p/>
          </table:table-cell>
          <table:table-cell table:formula="of:=IF([.B382]=[.E382]; &quot;&quot;; (([.E382]-[.B382])/[.B382])*100)">
            <text:p/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5800" calcext:value-type="float">
            <text:p>5800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IF([.B383]=[.E383]; &quot;&quot;; &quot;*&quot;)">
            <text:p/>
          </table:table-cell>
          <table:table-cell table:style-name="ce5" table:formula="of:=IF([.B383]=[.E383]; &quot;&quot;; [.E383]-[.B383])">
            <text:p/>
          </table:table-cell>
          <table:table-cell table:style-name="ce5" table:formula="of:=IF([.B383]=[.E383]; &quot;&quot;; (([.E383]-[.B383])/[.B383])*100)">
            <text:p/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IF([.B384]=[.E384]; &quot;&quot;; &quot;*&quot;)">
            <text:p/>
          </table:table-cell>
          <table:table-cell table:formula="of:=IF([.B384]=[.E384]; &quot;&quot;; [.E384]-[.B384])">
            <text:p/>
          </table:table-cell>
          <table:table-cell table:formula="of:=IF([.B384]=[.E384]; &quot;&quot;; (([.E384]-[.B384])/[.B384])*100)">
            <text:p/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IF([.B385]=[.E385]; &quot;&quot;; &quot;*&quot;)">
            <text:p/>
          </table:table-cell>
          <table:table-cell table:style-name="ce5" table:formula="of:=IF([.B385]=[.E385]; &quot;&quot;; [.E385]-[.B385])">
            <text:p/>
          </table:table-cell>
          <table:table-cell table:style-name="ce5" table:formula="of:=IF([.B385]=[.E385]; &quot;&quot;; (([.E385]-[.B385])/[.B385])*100)">
            <text:p/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IF([.B386]=[.E386]; &quot;&quot;; &quot;*&quot;)">
            <text:p/>
          </table:table-cell>
          <table:table-cell table:formula="of:=IF([.B386]=[.E386]; &quot;&quot;; [.E386]-[.B386])">
            <text:p/>
          </table:table-cell>
          <table:table-cell table:formula="of:=IF([.B386]=[.E386]; &quot;&quot;; (([.E386]-[.B386])/[.B386])*100)">
            <text:p/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400" calcext:value-type="float">
            <text:p>3400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IF([.B387]=[.E387]; &quot;&quot;; &quot;*&quot;)">
            <text:p/>
          </table:table-cell>
          <table:table-cell table:formula="of:=IF([.B387]=[.E387]; &quot;&quot;; [.E387]-[.B387])">
            <text:p/>
          </table:table-cell>
          <table:table-cell table:formula="of:=IF([.B387]=[.E387]; &quot;&quot;; (([.E387]-[.B387])/[.B387])*100)">
            <text:p/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IF([.B388]=[.E388]; &quot;&quot;; &quot;*&quot;)">
            <text:p/>
          </table:table-cell>
          <table:table-cell table:formula="of:=IF([.B388]=[.E388]; &quot;&quot;; [.E388]-[.B388])">
            <text:p/>
          </table:table-cell>
          <table:table-cell table:formula="of:=IF([.B388]=[.E388]; &quot;&quot;; (([.E388]-[.B388])/[.B388])*100)">
            <text:p/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632" calcext:value-type="float">
            <text:p>1632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IF([.B389]=[.E389]; &quot;&quot;; &quot;*&quot;)">
            <text:p/>
          </table:table-cell>
          <table:table-cell table:formula="of:=IF([.B389]=[.E389]; &quot;&quot;; [.E389]-[.B389])">
            <text:p/>
          </table:table-cell>
          <table:table-cell table:formula="of:=IF([.B389]=[.E389]; &quot;&quot;; (([.E389]-[.B389])/[.B389])*100)">
            <text:p/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IF([.B390]=[.E390]; &quot;&quot;; &quot;*&quot;)">
            <text:p/>
          </table:table-cell>
          <table:table-cell table:formula="of:=IF([.B390]=[.E390]; &quot;&quot;; [.E390]-[.B390])">
            <text:p/>
          </table:table-cell>
          <table:table-cell table:formula="of:=IF([.B390]=[.E390]; &quot;&quot;; (([.E390]-[.B390])/[.B390])*100)">
            <text:p/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IF([.B391]=[.E391]; &quot;&quot;; &quot;*&quot;)">
            <text:p/>
          </table:table-cell>
          <table:table-cell table:formula="of:=IF([.B391]=[.E391]; &quot;&quot;; [.E391]-[.B391])">
            <text:p/>
          </table:table-cell>
          <table:table-cell table:formula="of:=IF([.B391]=[.E391]; &quot;&quot;; (([.E391]-[.B391])/[.B391])*100)">
            <text:p/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IF([.B392]=[.E392]; &quot;&quot;; &quot;*&quot;)">
            <text:p/>
          </table:table-cell>
          <table:table-cell table:formula="of:=IF([.B392]=[.E392]; &quot;&quot;; [.E392]-[.B392])">
            <text:p/>
          </table:table-cell>
          <table:table-cell table:formula="of:=IF([.B392]=[.E392]; &quot;&quot;; (([.E392]-[.B392])/[.B392])*100)">
            <text:p/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IF([.B393]=[.E393]; &quot;&quot;; &quot;*&quot;)">
            <text:p/>
          </table:table-cell>
          <table:table-cell table:formula="of:=IF([.B393]=[.E393]; &quot;&quot;; [.E393]-[.B393])">
            <text:p/>
          </table:table-cell>
          <table:table-cell table:formula="of:=IF([.B393]=[.E393]; &quot;&quot;; (([.E393]-[.B393])/[.B393])*100)">
            <text:p/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IF([.B394]=[.E394]; &quot;&quot;; &quot;*&quot;)">
            <text:p/>
          </table:table-cell>
          <table:table-cell table:formula="of:=IF([.B394]=[.E394]; &quot;&quot;; [.E394]-[.B394])">
            <text:p/>
          </table:table-cell>
          <table:table-cell table:formula="of:=IF([.B394]=[.E394]; &quot;&quot;; (([.E394]-[.B394])/[.B394])*100)">
            <text:p/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IF([.B395]=[.E395]; &quot;&quot;; &quot;*&quot;)">
            <text:p/>
          </table:table-cell>
          <table:table-cell table:formula="of:=IF([.B395]=[.E395]; &quot;&quot;; [.E395]-[.B395])">
            <text:p/>
          </table:table-cell>
          <table:table-cell table:formula="of:=IF([.B395]=[.E395]; &quot;&quot;; (([.E395]-[.B395])/[.B395])*100)">
            <text:p/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496" calcext:value-type="float">
            <text:p>2496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496" calcext:value-type="float">
            <text:p>2496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IF([.B396]=[.E396]; &quot;&quot;; &quot;*&quot;)">
            <text:p/>
          </table:table-cell>
          <table:table-cell table:formula="of:=IF([.B396]=[.E396]; &quot;&quot;; [.E396]-[.B396])">
            <text:p/>
          </table:table-cell>
          <table:table-cell table:formula="of:=IF([.B396]=[.E396]; &quot;&quot;; (([.E396]-[.B396])/[.B396])*100)">
            <text:p/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IF([.B397]=[.E397]; &quot;&quot;; &quot;*&quot;)">
            <text:p/>
          </table:table-cell>
          <table:table-cell table:formula="of:=IF([.B397]=[.E397]; &quot;&quot;; [.E397]-[.B397])">
            <text:p/>
          </table:table-cell>
          <table:table-cell table:formula="of:=IF([.B397]=[.E397]; &quot;&quot;; (([.E397]-[.B397])/[.B397])*100)">
            <text:p/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IF([.B398]=[.E398]; &quot;&quot;; &quot;*&quot;)">
            <text:p/>
          </table:table-cell>
          <table:table-cell table:formula="of:=IF([.B398]=[.E398]; &quot;&quot;; [.E398]-[.B398])">
            <text:p/>
          </table:table-cell>
          <table:table-cell table:formula="of:=IF([.B398]=[.E398]; &quot;&quot;; (([.E398]-[.B398])/[.B398])*100)">
            <text:p/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576" calcext:value-type="float">
            <text:p>2576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IF([.B399]=[.E399]; &quot;&quot;; &quot;*&quot;)">
            <text:p/>
          </table:table-cell>
          <table:table-cell table:formula="of:=IF([.B399]=[.E399]; &quot;&quot;; [.E399]-[.B399])">
            <text:p/>
          </table:table-cell>
          <table:table-cell table:formula="of:=IF([.B399]=[.E399]; &quot;&quot;; (([.E399]-[.B399])/[.B399])*100)">
            <text:p/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872" calcext:value-type="float">
            <text:p>22872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2872" calcext:value-type="float">
            <text:p>22872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IF([.B400]=[.E400]; &quot;&quot;; &quot;*&quot;)">
            <text:p/>
          </table:table-cell>
          <table:table-cell table:formula="of:=IF([.B400]=[.E400]; &quot;&quot;; [.E400]-[.B400])">
            <text:p/>
          </table:table-cell>
          <table:table-cell table:formula="of:=IF([.B400]=[.E400]; &quot;&quot;; (([.E400]-[.B400])/[.B400])*100)">
            <text:p/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2240" calcext:value-type="float">
            <text:p>12240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IF([.B401]=[.E401]; &quot;&quot;; &quot;*&quot;)">
            <text:p/>
          </table:table-cell>
          <table:table-cell table:formula="of:=IF([.B401]=[.E401]; &quot;&quot;; [.E401]-[.B401])">
            <text:p/>
          </table:table-cell>
          <table:table-cell table:formula="of:=IF([.B401]=[.E401]; &quot;&quot;; (([.E401]-[.B401])/[.B401])*100)">
            <text:p/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536" calcext:value-type="float">
            <text:p>4536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536" calcext:value-type="float">
            <text:p>4536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IF([.B402]=[.E402]; &quot;&quot;; &quot;*&quot;)">
            <text:p/>
          </table:table-cell>
          <table:table-cell table:formula="of:=IF([.B402]=[.E402]; &quot;&quot;; [.E402]-[.B402])">
            <text:p/>
          </table:table-cell>
          <table:table-cell table:formula="of:=IF([.B402]=[.E402]; &quot;&quot;; (([.E402]-[.B402])/[.B402])*100)">
            <text:p/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IF([.B403]=[.E403]; &quot;&quot;; &quot;*&quot;)">
            <text:p/>
          </table:table-cell>
          <table:table-cell table:formula="of:=IF([.B403]=[.E403]; &quot;&quot;; [.E403]-[.B403])">
            <text:p/>
          </table:table-cell>
          <table:table-cell table:formula="of:=IF([.B403]=[.E403]; &quot;&quot;; (([.E403]-[.B403])/[.B403])*100)">
            <text:p/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IF([.B404]=[.E404]; &quot;&quot;; &quot;*&quot;)">
            <text:p/>
          </table:table-cell>
          <table:table-cell table:formula="of:=IF([.B404]=[.E404]; &quot;&quot;; [.E404]-[.B404])">
            <text:p/>
          </table:table-cell>
          <table:table-cell table:formula="of:=IF([.B404]=[.E404]; &quot;&quot;; (([.E404]-[.B404])/[.B404])*100)">
            <text:p/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928" calcext:value-type="float">
            <text:p>8928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8928" calcext:value-type="float">
            <text:p>8928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IF([.B405]=[.E405]; &quot;&quot;; &quot;*&quot;)">
            <text:p/>
          </table:table-cell>
          <table:table-cell table:formula="of:=IF([.B405]=[.E405]; &quot;&quot;; [.E405]-[.B405])">
            <text:p/>
          </table:table-cell>
          <table:table-cell table:formula="of:=IF([.B405]=[.E405]; &quot;&quot;; (([.E405]-[.B405])/[.B405])*100)">
            <text:p/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2248" calcext:value-type="float">
            <text:p>2248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IF([.B406]=[.E406]; &quot;&quot;; &quot;*&quot;)">
            <text:p/>
          </table:table-cell>
          <table:table-cell table:formula="of:=IF([.B406]=[.E406]; &quot;&quot;; [.E406]-[.B406])">
            <text:p/>
          </table:table-cell>
          <table:table-cell table:formula="of:=IF([.B406]=[.E406]; &quot;&quot;; (([.E406]-[.B406])/[.B406])*100)">
            <text:p/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8552" calcext:value-type="float">
            <text:p>8552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IF([.B407]=[.E407]; &quot;&quot;; &quot;*&quot;)" office:value-type="string" office:string-value="*" calcext:value-type="string">
            <text:p>*</text:p>
          </table:table-cell>
          <table:table-cell table:formula="of:=IF([.B407]=[.E407]; &quot;&quot;; [.E407]-[.B407])" office:value-type="float" office:value="72" calcext:value-type="float">
            <text:p>72</text:p>
          </table:table-cell>
          <table:table-cell table:formula="of:=IF([.B407]=[.E407]; &quot;&quot;; (([.E407]-[.B407])/[.B407])*100)" office:value-type="float" office:value="0.849056603773585" calcext:value-type="float">
            <text:p>0.849056603773585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2768" calcext:value-type="float">
            <text:p>2768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IF([.B408]=[.E408]; &quot;&quot;; &quot;*&quot;)">
            <text:p/>
          </table:table-cell>
          <table:table-cell table:formula="of:=IF([.B408]=[.E408]; &quot;&quot;; [.E408]-[.B408])">
            <text:p/>
          </table:table-cell>
          <table:table-cell table:formula="of:=IF([.B408]=[.E408]; &quot;&quot;; (([.E408]-[.B408])/[.B408])*100)">
            <text:p/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4576" calcext:value-type="float">
            <text:p>4576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4576" calcext:value-type="float">
            <text:p>457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IF([.B409]=[.E409]; &quot;&quot;; &quot;*&quot;)">
            <text:p/>
          </table:table-cell>
          <table:table-cell table:formula="of:=IF([.B409]=[.E409]; &quot;&quot;; [.E409]-[.B409])">
            <text:p/>
          </table:table-cell>
          <table:table-cell table:formula="of:=IF([.B409]=[.E409]; &quot;&quot;; (([.E409]-[.B409])/[.B409])*100)">
            <text:p/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IF([.B410]=[.E410]; &quot;&quot;; &quot;*&quot;)">
            <text:p/>
          </table:table-cell>
          <table:table-cell table:formula="of:=IF([.B410]=[.E410]; &quot;&quot;; [.E410]-[.B410])">
            <text:p/>
          </table:table-cell>
          <table:table-cell table:formula="of:=IF([.B410]=[.E410]; &quot;&quot;; (([.E410]-[.B410])/[.B410])*100)">
            <text:p/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376" calcext:value-type="float">
            <text:p>4376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4376" calcext:value-type="float">
            <text:p>4376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IF([.B411]=[.E411]; &quot;&quot;; &quot;*&quot;)">
            <text:p/>
          </table:table-cell>
          <table:table-cell table:formula="of:=IF([.B411]=[.E411]; &quot;&quot;; [.E411]-[.B411])">
            <text:p/>
          </table:table-cell>
          <table:table-cell table:formula="of:=IF([.B411]=[.E411]; &quot;&quot;; (([.E411]-[.B411])/[.B411])*100)">
            <text:p/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504" calcext:value-type="float">
            <text:p>6504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6504" calcext:value-type="float">
            <text:p>6504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IF([.B412]=[.E412]; &quot;&quot;; &quot;*&quot;)">
            <text:p/>
          </table:table-cell>
          <table:table-cell table:formula="of:=IF([.B412]=[.E412]; &quot;&quot;; [.E412]-[.B412])">
            <text:p/>
          </table:table-cell>
          <table:table-cell table:formula="of:=IF([.B412]=[.E412]; &quot;&quot;; (([.E412]-[.B412])/[.B412])*100)">
            <text:p/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7504" calcext:value-type="float">
            <text:p>107504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07504" calcext:value-type="float">
            <text:p>107504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IF([.B413]=[.E413]; &quot;&quot;; &quot;*&quot;)">
            <text:p/>
          </table:table-cell>
          <table:table-cell table:formula="of:=IF([.B413]=[.E413]; &quot;&quot;; [.E413]-[.B413])">
            <text:p/>
          </table:table-cell>
          <table:table-cell table:formula="of:=IF([.B413]=[.E413]; &quot;&quot;; (([.E413]-[.B413])/[.B413])*100)">
            <text:p/>
          </table:table-cell>
        </table:table-row>
        <table:table-row table:style-name="ro1">
          <table:table-cell office:value-type="string" calcext:value-type="string">
            <text:p>stdlib/vec_byte_remove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stdlib/vec_byte_remove</text:p>
          </table:table-cell>
          <table:table-cell office:value-type="float" office:value="1976" calcext:value-type="float">
            <text:p>1976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IF([.B414]=[.E414]; &quot;&quot;; &quot;*&quot;)" office:value-type="string" office:string-value="*" calcext:value-type="string">
            <text:p>*</text:p>
          </table:table-cell>
          <table:table-cell table:formula="of:=IF([.B414]=[.E414]; &quot;&quot;; [.E414]-[.B414])" office:value-type="float" office:value="72" calcext:value-type="float">
            <text:p>72</text:p>
          </table:table-cell>
          <table:table-cell table:formula="of:=IF([.B414]=[.E414]; &quot;&quot;; (([.E414]-[.B414])/[.B414])*100)" office:value-type="float" office:value="3.78151260504202" calcext:value-type="float">
            <text:p>3.78151260504202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872" calcext:value-type="float">
            <text:p>23872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3872" calcext:value-type="float">
            <text:p>23872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IF([.B415]=[.E415]; &quot;&quot;; &quot;*&quot;)">
            <text:p/>
          </table:table-cell>
          <table:table-cell table:formula="of:=IF([.B415]=[.E415]; &quot;&quot;; [.E415]-[.B415])">
            <text:p/>
          </table:table-cell>
          <table:table-cell table:formula="of:=IF([.B415]=[.E415]; &quot;&quot;; (([.E415]-[.B415])/[.B415])*100)">
            <text:p/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IF([.B416]=[.E416]; &quot;&quot;; &quot;*&quot;)">
            <text:p/>
          </table:table-cell>
          <table:table-cell table:formula="of:=IF([.B416]=[.E416]; &quot;&quot;; [.E416]-[.B416])">
            <text:p/>
          </table:table-cell>
          <table:table-cell table:formula="of:=IF([.B416]=[.E416]; &quot;&quot;; (([.E416]-[.B416])/[.B416])*100)">
            <text:p/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IF([.B417]=[.E417]; &quot;&quot;; &quot;*&quot;)">
            <text:p/>
          </table:table-cell>
          <table:table-cell table:formula="of:=IF([.B417]=[.E417]; &quot;&quot;; [.E417]-[.B417])">
            <text:p/>
          </table:table-cell>
          <table:table-cell table:formula="of:=IF([.B417]=[.E417]; &quot;&quot;; (([.E417]-[.B417])/[.B417])*100)">
            <text:p/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IF([.B418]=[.E418]; &quot;&quot;; &quot;*&quot;)">
            <text:p/>
          </table:table-cell>
          <table:table-cell table:formula="of:=IF([.B418]=[.E418]; &quot;&quot;; [.E418]-[.B418])">
            <text:p/>
          </table:table-cell>
          <table:table-cell table:formula="of:=IF([.B418]=[.E418]; &quot;&quot;; (([.E418]-[.B418])/[.B418])*100)">
            <text:p/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IF([.B419]=[.E419]; &quot;&quot;; &quot;*&quot;)">
            <text:p/>
          </table:table-cell>
          <table:table-cell table:formula="of:=IF([.B419]=[.E419]; &quot;&quot;; [.E419]-[.B419])">
            <text:p/>
          </table:table-cell>
          <table:table-cell table:formula="of:=IF([.B419]=[.E419]; &quot;&quot;; (([.E419]-[.B419])/[.B419])*100)">
            <text:p/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4264" calcext:value-type="float">
            <text:p>4264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4264" calcext:value-type="float">
            <text:p>4264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IF([.B420]=[.E420]; &quot;&quot;; &quot;*&quot;)">
            <text:p/>
          </table:table-cell>
          <table:table-cell table:formula="of:=IF([.B420]=[.E420]; &quot;&quot;; [.E420]-[.B420])">
            <text:p/>
          </table:table-cell>
          <table:table-cell table:formula="of:=IF([.B420]=[.E420]; &quot;&quot;; (([.E420]-[.B420])/[.B420])*100)">
            <text:p/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IF([.B421]=[.E421]; &quot;&quot;; &quot;*&quot;)">
            <text:p/>
          </table:table-cell>
          <table:table-cell table:formula="of:=IF([.B421]=[.E421]; &quot;&quot;; [.E421]-[.B421])">
            <text:p/>
          </table:table-cell>
          <table:table-cell table:formula="of:=IF([.B421]=[.E421]; &quot;&quot;; (([.E421]-[.B421])/[.B421])*100)">
            <text:p/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IF([.B422]=[.E422]; &quot;&quot;; &quot;*&quot;)">
            <text:p/>
          </table:table-cell>
          <table:table-cell table:formula="of:=IF([.B422]=[.E422]; &quot;&quot;; [.E422]-[.B422])">
            <text:p/>
          </table:table-cell>
          <table:table-cell table:formula="of:=IF([.B422]=[.E422]; &quot;&quot;; (([.E422]-[.B422])/[.B422])*100)">
            <text:p/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7576" calcext:value-type="float">
            <text:p>7576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7576" calcext:value-type="float">
            <text:p>7576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IF([.B423]=[.E423]; &quot;&quot;; &quot;*&quot;)">
            <text:p/>
          </table:table-cell>
          <table:table-cell table:formula="of:=IF([.B423]=[.E423]; &quot;&quot;; [.E423]-[.B423])">
            <text:p/>
          </table:table-cell>
          <table:table-cell table:formula="of:=IF([.B423]=[.E423]; &quot;&quot;; (([.E423]-[.B423])/[.B423])*100)">
            <text:p/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IF([.B424]=[.E424]; &quot;&quot;; &quot;*&quot;)">
            <text:p/>
          </table:table-cell>
          <table:table-cell table:formula="of:=IF([.B424]=[.E424]; &quot;&quot;; [.E424]-[.B424])">
            <text:p/>
          </table:table-cell>
          <table:table-cell table:formula="of:=IF([.B424]=[.E424]; &quot;&quot;; (([.E424]-[.B424])/[.B424])*100)">
            <text:p/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4920" calcext:value-type="float">
            <text:p>4920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4920" calcext:value-type="float">
            <text:p>4920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IF([.B425]=[.E425]; &quot;&quot;; &quot;*&quot;)">
            <text:p/>
          </table:table-cell>
          <table:table-cell table:formula="of:=IF([.B425]=[.E425]; &quot;&quot;; [.E425]-[.B425])">
            <text:p/>
          </table:table-cell>
          <table:table-cell table:formula="of:=IF([.B425]=[.E425]; &quot;&quot;; (([.E425]-[.B425])/[.B425])*100)">
            <text:p/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IF([.B426]=[.E426]; &quot;&quot;; &quot;*&quot;)">
            <text:p/>
          </table:table-cell>
          <table:table-cell table:formula="of:=IF([.B426]=[.E426]; &quot;&quot;; [.E426]-[.B426])">
            <text:p/>
          </table:table-cell>
          <table:table-cell table:formula="of:=IF([.B426]=[.E426]; &quot;&quot;; (([.E426]-[.B426])/[.B426])*100)">
            <text:p/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2632" calcext:value-type="float">
            <text:p>2632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IF([.B427]=[.E427]; &quot;&quot;; &quot;*&quot;)">
            <text:p/>
          </table:table-cell>
          <table:table-cell table:formula="of:=IF([.B427]=[.E427]; &quot;&quot;; [.E427]-[.B427])">
            <text:p/>
          </table:table-cell>
          <table:table-cell table:formula="of:=IF([.B427]=[.E427]; &quot;&quot;; (([.E427]-[.B427])/[.B427])*100)">
            <text:p/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3856" calcext:value-type="float">
            <text:p>3856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3856" calcext:value-type="float">
            <text:p>385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IF([.B428]=[.E428]; &quot;&quot;; &quot;*&quot;)">
            <text:p/>
          </table:table-cell>
          <table:table-cell table:formula="of:=IF([.B428]=[.E428]; &quot;&quot;; [.E428]-[.B428])">
            <text:p/>
          </table:table-cell>
          <table:table-cell table:formula="of:=IF([.B428]=[.E428]; &quot;&quot;; (([.E428]-[.B428])/[.B428])*100)">
            <text:p/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IF([.B429]=[.E429]; &quot;&quot;; &quot;*&quot;)">
            <text:p/>
          </table:table-cell>
          <table:table-cell table:formula="of:=IF([.B429]=[.E429]; &quot;&quot;; [.E429]-[.B429])">
            <text:p/>
          </table:table-cell>
          <table:table-cell table:formula="of:=IF([.B429]=[.E429]; &quot;&quot;; (([.E429]-[.B429])/[.B429])*100)">
            <text:p/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IF([.B430]=[.E430]; &quot;&quot;; &quot;*&quot;)">
            <text:p/>
          </table:table-cell>
          <table:table-cell table:formula="of:=IF([.B430]=[.E430]; &quot;&quot;; [.E430]-[.B430])">
            <text:p/>
          </table:table-cell>
          <table:table-cell table:formula="of:=IF([.B430]=[.E430]; &quot;&quot;; (([.E430]-[.B430])/[.B430])*100)">
            <text:p/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4328" calcext:value-type="float">
            <text:p>34328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34328" calcext:value-type="float">
            <text:p>34328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IF([.B431]=[.E431]; &quot;&quot;; &quot;*&quot;)">
            <text:p/>
          </table:table-cell>
          <table:table-cell table:formula="of:=IF([.B431]=[.E431]; &quot;&quot;; [.E431]-[.B431])">
            <text:p/>
          </table:table-cell>
          <table:table-cell table:formula="of:=IF([.B431]=[.E431]; &quot;&quot;; (([.E431]-[.B431])/[.B431])*100)">
            <text:p/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4544" calcext:value-type="float">
            <text:p>4544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4544" calcext:value-type="float">
            <text:p>4544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IF([.B432]=[.E432]; &quot;&quot;; &quot;*&quot;)">
            <text:p/>
          </table:table-cell>
          <table:table-cell table:formula="of:=IF([.B432]=[.E432]; &quot;&quot;; [.E432]-[.B432])">
            <text:p/>
          </table:table-cell>
          <table:table-cell table:formula="of:=IF([.B432]=[.E432]; &quot;&quot;; (([.E432]-[.B432])/[.B432])*100)">
            <text:p/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4400" calcext:value-type="float">
            <text:p>4400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4400" calcext:value-type="float">
            <text:p>4400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IF([.B433]=[.E433]; &quot;&quot;; &quot;*&quot;)">
            <text:p/>
          </table:table-cell>
          <table:table-cell table:style-name="ce5" table:formula="of:=IF([.B433]=[.E433]; &quot;&quot;; [.E433]-[.B433])">
            <text:p/>
          </table:table-cell>
          <table:table-cell table:style-name="ce5" table:formula="of:=IF([.B433]=[.E433]; &quot;&quot;; (([.E433]-[.B433])/[.B433])*100)">
            <text:p/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4024" calcext:value-type="float">
            <text:p>4024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IF([.B434]=[.E434]; &quot;&quot;; &quot;*&quot;)">
            <text:p/>
          </table:table-cell>
          <table:table-cell table:style-name="ce5" table:formula="of:=IF([.B434]=[.E434]; &quot;&quot;; [.E434]-[.B434])">
            <text:p/>
          </table:table-cell>
          <table:table-cell table:style-name="ce5" table:formula="of:=IF([.B434]=[.E434]; &quot;&quot;; (([.E434]-[.B434])/[.B434])*100)">
            <text:p/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2616" calcext:value-type="float">
            <text:p>2616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IF([.B435]=[.E435]; &quot;&quot;; &quot;*&quot;)">
            <text:p/>
          </table:table-cell>
          <table:table-cell table:formula="of:=IF([.B435]=[.E435]; &quot;&quot;; [.E435]-[.B435])">
            <text:p/>
          </table:table-cell>
          <table:table-cell table:formula="of:=IF([.B435]=[.E435]; &quot;&quot;; (([.E435]-[.B435])/[.B435])*100)">
            <text:p/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IF([.B436]=[.E436]; &quot;&quot;; &quot;*&quot;)">
            <text:p/>
          </table:table-cell>
          <table:table-cell table:style-name="ce5" table:formula="of:=IF([.B436]=[.E436]; &quot;&quot;; [.E436]-[.B436])">
            <text:p/>
          </table:table-cell>
          <table:table-cell table:style-name="ce5" table:formula="of:=IF([.B436]=[.E436]; &quot;&quot;; (([.E436]-[.B436])/[.B436])*100)">
            <text:p/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IF([.B437]=[.E437]; &quot;&quot;; &quot;*&quot;)">
            <text:p/>
          </table:table-cell>
          <table:table-cell table:style-name="ce5" table:formula="of:=IF([.B437]=[.E437]; &quot;&quot;; [.E437]-[.B437])">
            <text:p/>
          </table:table-cell>
          <table:table-cell table:style-name="ce5" table:formula="of:=IF([.B437]=[.E437]; &quot;&quot;; (([.E437]-[.B437])/[.B437])*100)">
            <text:p/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3616" calcext:value-type="float">
            <text:p>3616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IF([.B438]=[.E438]; &quot;&quot;; &quot;*&quot;)">
            <text:p/>
          </table:table-cell>
          <table:table-cell table:style-name="ce5" table:formula="of:=IF([.B438]=[.E438]; &quot;&quot;; [.E438]-[.B438])">
            <text:p/>
          </table:table-cell>
          <table:table-cell table:style-name="ce5" table:formula="of:=IF([.B438]=[.E438]; &quot;&quot;; (([.E438]-[.B438])/[.B438])*100)">
            <text:p/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2128" calcext:value-type="float">
            <text:p>3212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32128" calcext:value-type="float">
            <text:p>32128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IF([.B439]=[.E439]; &quot;&quot;; &quot;*&quot;)">
            <text:p/>
          </table:table-cell>
          <table:table-cell table:formula="of:=IF([.B439]=[.E439]; &quot;&quot;; [.E439]-[.B439])">
            <text:p/>
          </table:table-cell>
          <table:table-cell table:formula="of:=IF([.B439]=[.E439]; &quot;&quot;; (([.E439]-[.B439])/[.B439])*100)">
            <text:p/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8304" calcext:value-type="float">
            <text:p>18304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8304" calcext:value-type="float">
            <text:p>18304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IF([.B440]=[.E440]; &quot;&quot;; &quot;*&quot;)">
            <text:p/>
          </table:table-cell>
          <table:table-cell table:formula="of:=IF([.B440]=[.E440]; &quot;&quot;; [.E440]-[.B440])">
            <text:p/>
          </table:table-cell>
          <table:table-cell table:formula="of:=IF([.B440]=[.E440]; &quot;&quot;; (([.E440]-[.B440])/[.B440])*100)">
            <text:p/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2656" calcext:value-type="float">
            <text:p>32656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32656" calcext:value-type="float">
            <text:p>32656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IF([.B441]=[.E441]; &quot;&quot;; &quot;*&quot;)">
            <text:p/>
          </table:table-cell>
          <table:table-cell table:formula="of:=IF([.B441]=[.E441]; &quot;&quot;; [.E441]-[.B441])">
            <text:p/>
          </table:table-cell>
          <table:table-cell table:formula="of:=IF([.B441]=[.E441]; &quot;&quot;; (([.E441]-[.B441])/[.B441])*100)">
            <text:p/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2696" calcext:value-type="float">
            <text:p>2696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2696" calcext:value-type="float">
            <text:p>2696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IF([.B442]=[.E442]; &quot;&quot;; &quot;*&quot;)">
            <text:p/>
          </table:table-cell>
          <table:table-cell table:style-name="ce5" table:formula="of:=IF([.B442]=[.E442]; &quot;&quot;; [.E442]-[.B442])">
            <text:p/>
          </table:table-cell>
          <table:table-cell table:style-name="ce5" table:formula="of:=IF([.B442]=[.E442]; &quot;&quot;; (([.E442]-[.B442])/[.B442])*100)">
            <text:p/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7520" calcext:value-type="float">
            <text:p>7520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7520" calcext:value-type="float">
            <text:p>7520</text:p>
          </table:table-cell>
          <table:table-cell/>
          <table:table-cell table:formula="of:=[.A443]=[.D443]" office:value-type="boolean" office:boolean-value="true" calcext:value-type="boolean">
            <text:p>TRUE</text:p>
          </table:table-cell>
          <table:table-cell table:formula="of:=IF([.B443]=[.E443]; &quot;&quot;; &quot;*&quot;)">
            <text:p/>
          </table:table-cell>
          <table:table-cell table:style-name="ce5" table:formula="of:=IF([.B443]=[.E443]; &quot;&quot;; [.E443]-[.B443])">
            <text:p/>
          </table:table-cell>
          <table:table-cell table:style-name="ce5" table:formula="of:=IF([.B443]=[.E443]; &quot;&quot;; (([.E443]-[.B443])/[.B443])*100)">
            <text:p/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1584" calcext:value-type="float">
            <text:p>1584</text:p>
          </table:table-cell>
          <table:table-cell/>
          <table:table-cell table:formula="of:=[.A444]=[.D444]" office:value-type="boolean" office:boolean-value="true" calcext:value-type="boolean">
            <text:p>TRUE</text:p>
          </table:table-cell>
          <table:table-cell table:formula="of:=IF([.B444]=[.E444]; &quot;&quot;; &quot;*&quot;)">
            <text:p/>
          </table:table-cell>
          <table:table-cell table:formula="of:=IF([.B444]=[.E444]; &quot;&quot;; [.E444]-[.B444])">
            <text:p/>
          </table:table-cell>
          <table:table-cell table:formula="of:=IF([.B444]=[.E444]; &quot;&quot;; (([.E444]-[.B444])/[.B444])*100)">
            <text:p/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2352" calcext:value-type="float">
            <text:p>2352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2352" calcext:value-type="float">
            <text:p>2352</text:p>
          </table:table-cell>
          <table:table-cell/>
          <table:table-cell table:formula="of:=[.A445]=[.D44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446]=[.D44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447]=[.D44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log_decode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unit_tests/log_decode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A448]=[.D44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449]=[.D44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450]=[.D45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451]=[.D45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1584" calcext:value-type="float">
            <text:p>1584</text:p>
          </table:table-cell>
          <table:table-cell/>
          <table:table-cell table:formula="of:=[.A452]=[.D45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453]=[.D45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1528" calcext:value-type="float">
            <text:p>1528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1528" calcext:value-type="float">
            <text:p>1528</text:p>
          </table:table-cell>
          <table:table-cell/>
          <table:table-cell table:formula="of:=[.A454]=[.D45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455]=[.D45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5080" calcext:value-type="float">
            <text:p>5080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5080" calcext:value-type="float">
            <text:p>5080</text:p>
          </table:table-cell>
          <table:table-cell/>
          <table:table-cell table:formula="of:=[.A456]=[.D45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unit_tests/workspace_test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457]=[.D457]" office:value-type="boolean" office:boolean-value="true" calcext:value-type="boolean">
            <text:p>TRUE</text:p>
          </table:table-cell>
          <table:table-cell table:number-columns-repeated="3"/>
        </table:table-row>
      </table:table>
      <table:table table:name="compolabs-orderbook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Size Before</text:p>
          </table:table-cell>
          <table:table-cell office:value-type="string" calcext:value-type="string">
            <text:p>Size 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Difference %</text:p>
          </table:table-cell>
        </table:table-row>
        <table:table-row table:style-name="ro1">
          <table:table-cell office:value-type="string" calcext:value-type="string">
            <text:p>orderbook</text:p>
          </table:table-cell>
          <table:table-cell office:value-type="float" office:value="50752" calcext:value-type="float">
            <text:p>50752</text:p>
          </table:table-cell>
          <table:table-cell office:value-type="float" office:value="50672" calcext:value-type="float">
            <text:p>50672</text:p>
          </table:table-cell>
          <table:table-cell table:formula="of:=[.B2]-[.C2]" office:value-type="float" office:value="80" calcext:value-type="float">
            <text:p>80</text:p>
          </table:table-cell>
          <table:table-cell table:formula="of:=(1-([.C2]/[.B2]))*100" office:value-type="float" office:value="0.157629255989911" calcext:value-type="float">
            <text:p>0.157629255989911</text:p>
          </table:table-cell>
        </table:table-row>
        <table:table-row table:style-name="ro1">
          <table:table-cell office:value-type="string" calcext:value-type="string">
            <text:p>match-script</text:p>
          </table:table-cell>
          <table:table-cell table:number-columns-repeated="2" office:value-type="float" office:value="5728" calcext:value-type="float">
            <text:p>5728</text:p>
          </table:table-cell>
          <table:table-cell table:formula="of:=[.B3]-[.C3]" office:value-type="float" office:value="0" calcext:value-type="float">
            <text:p>0</text:p>
          </table:table-cell>
          <table:table-cell table:formula="of:=(1-([.C3]/[.B3])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fill-script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[.B4]-[.C4]" office:value-type="float" office:value="0" calcext:value-type="float">
            <text:p>0</text:p>
          </table:table-cell>
          <table:table-cell table:formula="of:=(1-([.C4]/[.B4]))*100" office:value-type="float" office:value="0" calcext:value-type="float">
            <text:p>0</text:p>
          </table:table-cell>
        </table:table-row>
      </table:table>
      <table:table table:name="result" table:style-name="ta1">
        <table:table-column table:style-name="co1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ize Before</text:p>
          </table:table-cell>
          <table:table-cell office:value-type="string" calcext:value-type="string">
            <text:p>Size Aft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 %</text:p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8384" calcext:value-type="float">
            <text:p>28384</text:p>
          </table:table-cell>
          <table:table-cell office:value-type="float" office:value="28456" calcext:value-type="float">
            <text:p>28456</text:p>
          </table:table-cell>
          <table:table-cell office:value-type="float" office:value="72" calcext:value-type="float">
            <text:p>72</text:p>
          </table:table-cell>
          <table:table-cell office:value-type="float" office:value="0.253664036076663" calcext:value-type="float">
            <text:p>0.253664036076663</text:p>
          </table:table-cell>
        </table:table-row>
        <table:table-row table:style-name="ro1">
          <table:table-cell office:value-type="string" calcext:value-type="string">
            <text:p>language/deprecated_attribute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-16" calcext:value-type="float">
            <text:p>-16</text:p>
          </table:table-cell>
          <table:table-cell office:value-type="float" office:value="-7.14285714285714" calcext:value-type="float">
            <text:p>-7.14285714285714</text:p>
          </table:table-cell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-16" calcext:value-type="float">
            <text:p>-16</text:p>
          </table:table-cell>
          <table:table-cell office:value-type="float" office:value="-7.14285714285714" calcext:value-type="float">
            <text:p>-7.14285714285714</text:p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24920" calcext:value-type="float">
            <text:p>124920</text:p>
          </table:table-cell>
          <table:table-cell office:value-type="float" office:value="125272" calcext:value-type="float">
            <text:p>125272</text:p>
          </table:table-cell>
          <table:table-cell office:value-type="float" office:value="352" calcext:value-type="float">
            <text:p>352</text:p>
          </table:table-cell>
          <table:table-cell office:value-type="float" office:value="0.281780339417227" calcext:value-type="float">
            <text:p>0.281780339417227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24920" calcext:value-type="float">
            <text:p>124920</text:p>
          </table:table-cell>
          <table:table-cell office:value-type="float" office:value="125272" calcext:value-type="float">
            <text:p>125272</text:p>
          </table:table-cell>
          <table:table-cell office:value-type="float" office:value="352" calcext:value-type="float">
            <text:p>352</text:p>
          </table:table-cell>
          <table:table-cell office:value-type="float" office:value="0.281780339417227" calcext:value-type="float">
            <text:p>0.281780339417227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2376" calcext:value-type="float">
            <text:p>92376</text:p>
          </table:table-cell>
          <table:table-cell office:value-type="float" office:value="92344" calcext:value-type="float">
            <text:p>92344</text:p>
          </table:table-cell>
          <table:table-cell office:value-type="float" office:value="-32" calcext:value-type="float">
            <text:p>-32</text:p>
          </table:table-cell>
          <table:table-cell office:value-type="float" office:value="-0.0346410323027626" calcext:value-type="float">
            <text:p>-0.0346410323027626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51152" calcext:value-type="float">
            <text:p>151152</text:p>
          </table:table-cell>
          <table:table-cell office:value-type="float" office:value="151536" calcext:value-type="float">
            <text:p>151536</text:p>
          </table:table-cell>
          <table:table-cell office:value-type="float" office:value="384" calcext:value-type="float">
            <text:p>384</text:p>
          </table:table-cell>
          <table:table-cell office:value-type="float" office:value="0.2540489044141" calcext:value-type="float">
            <text:p>0.2540489044141</text:p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840" calcext:value-type="float">
            <text:p>7840</text:p>
          </table:table-cell>
          <table:table-cell office:value-type="float" office:value="7776" calcext:value-type="float">
            <text:p>7776</text:p>
          </table:table-cell>
          <table:table-cell office:value-type="float" office:value="-64" calcext:value-type="float">
            <text:p>-64</text:p>
          </table:table-cell>
          <table:table-cell office:value-type="float" office:value="-0.816326530612245" calcext:value-type="float">
            <text:p>-0.816326530612245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39008" calcext:value-type="float">
            <text:p>39008</text:p>
          </table:table-cell>
          <table:table-cell office:value-type="float" office:value="39184" calcext:value-type="float">
            <text:p>39184</text:p>
          </table:table-cell>
          <table:table-cell office:value-type="float" office:value="176" calcext:value-type="float">
            <text:p>176</text:p>
          </table:table-cell>
          <table:table-cell office:value-type="float" office:value="0.451189499589828" calcext:value-type="float">
            <text:p>0.451189499589828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6920" calcext:value-type="float">
            <text:p>36920</text:p>
          </table:table-cell>
          <table:table-cell office:value-type="float" office:value="37064" calcext:value-type="float">
            <text:p>37064</text:p>
          </table:table-cell>
          <table:table-cell office:value-type="float" office:value="144" calcext:value-type="float">
            <text:p>144</text:p>
          </table:table-cell>
          <table:table-cell office:value-type="float" office:value="0.390032502708559" calcext:value-type="float">
            <text:p>0.390032502708559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3952" calcext:value-type="float">
            <text:p>13952</text:p>
          </table:table-cell>
          <table:table-cell office:value-type="float" office:value="13936" calcext:value-type="float">
            <text:p>13936</text:p>
          </table:table-cell>
          <table:table-cell office:value-type="float" office:value="-16" calcext:value-type="float">
            <text:p>-16</text:p>
          </table:table-cell>
          <table:table-cell office:value-type="float" office:value="-0.114678899082569" calcext:value-type="float">
            <text:p>-0.114678899082569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8480" calcext:value-type="float">
            <text:p>8480</text:p>
          </table:table-cell>
          <table:table-cell office:value-type="float" office:value="8552" calcext:value-type="float">
            <text:p>8552</text:p>
          </table:table-cell>
          <table:table-cell office:value-type="float" office:value="72" calcext:value-type="float">
            <text:p>72</text:p>
          </table:table-cell>
          <table:table-cell office:value-type="float" office:value="0.849056603773585" calcext:value-type="float">
            <text:p>0.849056603773585</text:p>
          </table:table-cell>
        </table:table-row>
        <table:table-row table:style-name="ro1">
          <table:table-cell office:value-type="string" calcext:value-type="string">
            <text:p>stdlib/vec_byte_remove</text:p>
          </table:table-cell>
          <table:table-cell office:value-type="float" office:value="1904" calcext:value-type="float">
            <text:p>1904</text:p>
          </table:table-cell>
          <table:table-cell office:value-type="float" office:value="1976" calcext:value-type="float">
            <text:p>1976</text:p>
          </table:table-cell>
          <table:table-cell office:value-type="float" office:value="72" calcext:value-type="float">
            <text:p>72</text:p>
          </table:table-cell>
          <table:table-cell office:value-type="float" office:value="3.78151260504202" calcext:value-type="float">
            <text:p>3.78151260504202</text:p>
          </table:table-cell>
        </table:table-row>
      </table:table>
      <table:named-expressions/>
      <table:database-ranges>
        <table:database-range table:name="__Anonymous_Sheet_DB__0" table:target-range-address="should_pass.G1:should_pass.J4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07T12:41:19.769372362</dc:date>
    <meta:editing-duration>PT23H49M3S</meta:editing-duration>
    <meta:editing-cycles>12</meta:editing-cycles>
    <meta:document-statistic meta:table-count="3" meta:cell-count="3707" meta:object-count="0"/>
  </office:meta>
</office:document-meta>
</file>